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increasing_num_cgmos_weight_triangle_1.8" table:style-name="ta1">
        <table:shapes>
          <draw:frame draw:z-index="0" draw:style-name="gr1" svg:width="6.2988in" svg:height="3.5429in" svg:x="12.7264in" svg:y="0.2165in">
            <draw:object draw:notify-on-update-of-ranges="'increasing_num_cgmos_weight_triangle_1.8'.A4:'increasing_num_cgmos_weight_triangle_1.8'.A4 'increasing_num_cgmos_weight_triangle_1.8'.B4:'increasing_num_cgmos_weight_triangle_1.8'.L4 'increasing_num_cgmos_weight_triangle_1.8'.A5:'increasing_num_cgmos_weight_triangle_1.8'.A5 'increasing_num_cgmos_weight_triangle_1.8'.B5:'increasing_num_cgmos_weight_triangle_1.8'.L5 'increasing_num_cgmos_weight_triangle_1.8'.A6:'increasing_num_cgmos_weight_triangle_1.8'.A6 'increasing_num_cgmos_weight_triangle_1.8'.B6:'increasing_num_cgmos_weight_triangle_1.8'.L6 'increasing_num_cgmos_weight_triangle_1.8'.A7:'increasing_num_cgmos_weight_triangle_1.8'.A7 'increasing_num_cgmos_weight_triangle_1.8'.B7:'increasing_num_cgmos_weight_triangle_1.8'.L7 'increasing_num_cgmos_weight_triangle_1.8'.A8:'increasing_num_cgmos_weight_triangle_1.8'.A8 'increasing_num_cgmos_weight_triangle_1.8'.B8:'increasing_num_cgmos_weight_triangle_1.8'.L8 'increasing_num_cgmos_weight_triangle_1.8'.A9:'increasing_num_cgmos_weight_triangle_1.8'.A9 'increasing_num_cgmos_weight_triangle_1.8'.B9:'increasing_num_cgmos_weight_triangle_1.8'.L9 'increasing_num_cgmos_weight_triangle_1.8'.A10:'increasing_num_cgmos_weight_triangle_1.8'.A10 'increasing_num_cgmos_weight_triangle_1.8'.B10:'increasing_num_cgmos_weight_triangle_1.8'.L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2.6992in" svg:y="4.0323in">
            <draw:object draw:notify-on-update-of-ranges="'increasing_num_cgmos_weight_triangle_1.8'.A14:'increasing_num_cgmos_weight_triangle_1.8'.A14 'increasing_num_cgmos_weight_triangle_1.8'.B14:'increasing_num_cgmos_weight_triangle_1.8'.L14 'increasing_num_cgmos_weight_triangle_1.8'.A15:'increasing_num_cgmos_weight_triangle_1.8'.A15 'increasing_num_cgmos_weight_triangle_1.8'.B15:'increasing_num_cgmos_weight_triangle_1.8'.L15 'increasing_num_cgmos_weight_triangle_1.8'.A16:'increasing_num_cgmos_weight_triangle_1.8'.A16 'increasing_num_cgmos_weight_triangle_1.8'.B16:'increasing_num_cgmos_weight_triangle_1.8'.L16 'increasing_num_cgmos_weight_triangle_1.8'.A17:'increasing_num_cgmos_weight_triangle_1.8'.A17 'increasing_num_cgmos_weight_triangle_1.8'.B17:'increasing_num_cgmos_weight_triangle_1.8'.L17 'increasing_num_cgmos_weight_triangle_1.8'.A18:'increasing_num_cgmos_weight_triangle_1.8'.A18 'increasing_num_cgmos_weight_triangle_1.8'.B18:'increasing_num_cgmos_weight_triangle_1.8'.L18 'increasing_num_cgmos_weight_triangle_1.8'.A19:'increasing_num_cgmos_weight_triangle_1.8'.A19 'increasing_num_cgmos_weight_triangle_1.8'.B19:'increasing_num_cgmos_weight_triangle_1.8'.L19 'increasing_num_cgmos_weight_triangle_1.8'.A20:'increasing_num_cgmos_weight_triangle_1.8'.A20 'increasing_num_cgmos_weight_triangle_1.8'.B20:'increasing_num_cgmos_weight_triangle_1.8'.L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2.6996in" svg:y="7.8886in">
            <draw:object draw:notify-on-update-of-ranges="'increasing_num_cgmos_weight_triangle_1.8'.A24:'increasing_num_cgmos_weight_triangle_1.8'.A24 'increasing_num_cgmos_weight_triangle_1.8'.B24:'increasing_num_cgmos_weight_triangle_1.8'.L24 'increasing_num_cgmos_weight_triangle_1.8'.A25:'increasing_num_cgmos_weight_triangle_1.8'.A25 'increasing_num_cgmos_weight_triangle_1.8'.B25:'increasing_num_cgmos_weight_triangle_1.8'.L25 'increasing_num_cgmos_weight_triangle_1.8'.A26:'increasing_num_cgmos_weight_triangle_1.8'.A26 'increasing_num_cgmos_weight_triangle_1.8'.B26:'increasing_num_cgmos_weight_triangle_1.8'.L26 'increasing_num_cgmos_weight_triangle_1.8'.A27:'increasing_num_cgmos_weight_triangle_1.8'.A27 'increasing_num_cgmos_weight_triangle_1.8'.B27:'increasing_num_cgmos_weight_triangle_1.8'.L27 'increasing_num_cgmos_weight_triangle_1.8'.A28:'increasing_num_cgmos_weight_triangle_1.8'.A28 'increasing_num_cgmos_weight_triangle_1.8'.B28:'increasing_num_cgmos_weight_triangle_1.8'.L28 'increasing_num_cgmos_weight_triangle_1.8'.A29:'increasing_num_cgmos_weight_triangle_1.8'.A29 'increasing_num_cgmos_weight_triangle_1.8'.B29:'increasing_num_cgmos_weight_triangle_1.8'.L29 'increasing_num_cgmos_weight_triangle_1.8'.A30:'increasing_num_cgmos_weight_triangle_1.8'.A30 'increasing_num_cgmos_weight_triangle_1.8'.B30:'increasing_num_cgmos_weight_triangle_1.8'.L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9.3035in" svg:y="0.239in">
            <draw:object draw:notify-on-update-of-ranges="'increasing_num_cgmos_weight_triangle_1.8'.A34:'increasing_num_cgmos_weight_triangle_1.8'.A34 'increasing_num_cgmos_weight_triangle_1.8'.B34:'increasing_num_cgmos_weight_triangle_1.8'.L34 'increasing_num_cgmos_weight_triangle_1.8'.A35:'increasing_num_cgmos_weight_triangle_1.8'.A35 'increasing_num_cgmos_weight_triangle_1.8'.B35:'increasing_num_cgmos_weight_triangle_1.8'.L35 'increasing_num_cgmos_weight_triangle_1.8'.A36:'increasing_num_cgmos_weight_triangle_1.8'.A36 'increasing_num_cgmos_weight_triangle_1.8'.B36:'increasing_num_cgmos_weight_triangle_1.8'.L36 'increasing_num_cgmos_weight_triangle_1.8'.A37:'increasing_num_cgmos_weight_triangle_1.8'.A37 'increasing_num_cgmos_weight_triangle_1.8'.B37:'increasing_num_cgmos_weight_triangle_1.8'.L37 'increasing_num_cgmos_weight_triangle_1.8'.A38:'increasing_num_cgmos_weight_triangle_1.8'.A38 'increasing_num_cgmos_weight_triangle_1.8'.B38:'increasing_num_cgmos_weight_triangle_1.8'.L38 'increasing_num_cgmos_weight_triangle_1.8'.A39:'increasing_num_cgmos_weight_triangle_1.8'.A39 'increasing_num_cgmos_weight_triangle_1.8'.B39:'increasing_num_cgmos_weight_triangle_1.8'.L39 'increasing_num_cgmos_weight_triangle_1.8'.A40:'increasing_num_cgmos_weight_triangle_1.8'.A40 'increasing_num_cgmos_weight_triangle_1.8'.B40:'increasing_num_cgmos_weight_triangle_1.8'.L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19.3047in" svg:y="4.0453in">
            <draw:object draw:notify-on-update-of-ranges="'increasing_num_cgmos_weight_triangle_1.8'.A44:'increasing_num_cgmos_weight_triangle_1.8'.A44 'increasing_num_cgmos_weight_triangle_1.8'.B44:'increasing_num_cgmos_weight_triangle_1.8'.L44 'increasing_num_cgmos_weight_triangle_1.8'.A45:'increasing_num_cgmos_weight_triangle_1.8'.A45 'increasing_num_cgmos_weight_triangle_1.8'.B45:'increasing_num_cgmos_weight_triangle_1.8'.L45 'increasing_num_cgmos_weight_triangle_1.8'.A46:'increasing_num_cgmos_weight_triangle_1.8'.A46 'increasing_num_cgmos_weight_triangle_1.8'.B46:'increasing_num_cgmos_weight_triangle_1.8'.L46 'increasing_num_cgmos_weight_triangle_1.8'.A47:'increasing_num_cgmos_weight_triangle_1.8'.A47 'increasing_num_cgmos_weight_triangle_1.8'.B47:'increasing_num_cgmos_weight_triangle_1.8'.L47 'increasing_num_cgmos_weight_triangle_1.8'.A48:'increasing_num_cgmos_weight_triangle_1.8'.A48 'increasing_num_cgmos_weight_triangle_1.8'.B48:'increasing_num_cgmos_weight_triangle_1.8'.L48 'increasing_num_cgmos_weight_triangle_1.8'.A49:'increasing_num_cgmos_weight_triangle_1.8'.A49 'increasing_num_cgmos_weight_triangle_1.8'.B49:'increasing_num_cgmos_weight_triangle_1.8'.L49 'increasing_num_cgmos_weight_triangle_1.8'.A50:'increasing_num_cgmos_weight_triangle_1.8'.A50 'increasing_num_cgmos_weight_triangle_1.8'.B50:'increasing_num_cgmos_weight_triangle_1.8'.L5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19.3539in" svg:y="7.9354in">
            <draw:object draw:notify-on-update-of-ranges="'increasing_num_cgmos_weight_triangle_1.8'.A54:'increasing_num_cgmos_weight_triangle_1.8'.A54 'increasing_num_cgmos_weight_triangle_1.8'.B54:'increasing_num_cgmos_weight_triangle_1.8'.L54 'increasing_num_cgmos_weight_triangle_1.8'.A55:'increasing_num_cgmos_weight_triangle_1.8'.A55 'increasing_num_cgmos_weight_triangle_1.8'.B55:'increasing_num_cgmos_weight_triangle_1.8'.L55 'increasing_num_cgmos_weight_triangle_1.8'.A56:'increasing_num_cgmos_weight_triangle_1.8'.A56 'increasing_num_cgmos_weight_triangle_1.8'.B56:'increasing_num_cgmos_weight_triangle_1.8'.L56 'increasing_num_cgmos_weight_triangle_1.8'.A57:'increasing_num_cgmos_weight_triangle_1.8'.A57 'increasing_num_cgmos_weight_triangle_1.8'.B57:'increasing_num_cgmos_weight_triangle_1.8'.L57 'increasing_num_cgmos_weight_triangle_1.8'.A58:'increasing_num_cgmos_weight_triangle_1.8'.A58 'increasing_num_cgmos_weight_triangle_1.8'.B58:'increasing_num_cgmos_weight_triangle_1.8'.L58 'increasing_num_cgmos_weight_triangle_1.8'.A59:'increasing_num_cgmos_weight_triangle_1.8'.A59 'increasing_num_cgmos_weight_triangle_1.8'.B59:'increasing_num_cgmos_weight_triangle_1.8'.L59 'increasing_num_cgmos_weight_triangle_1.8'.A60:'increasing_num_cgmos_weight_triangle_1.8'.A60 'increasing_num_cgmos_weight_triangle_1.8'.B60:'increasing_num_cgmos_weight_triangle_1.8'.L60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k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8206" calcext:value-type="float">
            <text:p>0.82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8026" calcext:value-type="float">
            <text:p>0.8026</text:p>
          </table:table-cell>
        </table:table-row>
        <table:table-row table:style-name="ro2">
          <table:table-cell office:value-type="string" calcext:value-type="string">
            <text:p>Smote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8307" calcext:value-type="float">
            <text:p>0.8307</text:p>
          </table:table-cell>
          <table:table-cell table:number-columns-repeated="2" office:value-type="float" office:value="0.8293" calcext:value-type="float">
            <text:p>0.8293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8292" calcext:value-type="float">
            <text:p>0.8292</text:p>
          </table:table-cell>
        </table:table-row>
        <table:table-row table:style-name="ro1">
          <table:table-cell office:value-type="string" calcext:value-type="string">
            <text:p>Borderline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112" calcext:value-type="float">
            <text:p>0.8112</text:p>
          </table:table-cell>
        </table:table-row>
        <table:table-row table:style-name="ro1">
          <table:table-cell office:value-type="string" calcext:value-type="string">
            <text:p>Mwmote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15" calcext:value-type="float">
            <text:p>0.8315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8237" calcext:value-type="float">
            <text:p>0.8237</text:p>
          </table:table-cell>
          <table:table-cell table:number-columns-repeated="2" office:value-type="float" office:value="0.8233" calcext:value-type="float">
            <text:p>0.8233</text:p>
          </table:table-cell>
          <table:table-cell office:value-type="float" office:value="0.8235" calcext:value-type="float">
            <text:p>0.8235</text:p>
          </table:table-cell>
          <table:table-cell table:number-columns-repeated="2" office:value-type="float" office:value="0.8211" calcext:value-type="float">
            <text:p>0.8211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3">
          <table:table-cell office:value-type="string" calcext:value-type="string">
            <text:p>RAMOboost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279" calcext:value-type="float">
            <text:p>0.8279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8236" calcext:value-type="float">
            <text:p>0.8236</text:p>
          </table:table-cell>
        </table:table-row>
        <table:table-row table:style-name="ro1">
          <table:table-cell office:value-type="string" calcext:value-type="string">
            <text:p>Cgmos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8714" calcext:value-type="float">
            <text:p>0.8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728" calcext:value-type="float">
            <text:p>0.8728</text:p>
          </table:table-cell>
          <table:table-cell table:number-columns-repeated="2" office:value-type="float" office:value="0.871" calcext:value-type="float">
            <text:p>0.871</text:p>
          </table:table-cell>
          <table:table-cell office:value-type="float" office:value="0.8713" calcext:value-type="float">
            <text:p>0.8713</text:p>
          </table:table-cell>
        </table:table-row>
        <table:table-row table:style-name="ro1">
          <table:table-cell office:value-type="string" calcext:value-type="string">
            <text:p>Smote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8" calcext:value-type="float">
            <text:p>0.88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785" calcext:value-type="float">
            <text:p>0.8785</text:p>
          </table:table-cell>
          <table:table-cell table:number-columns-repeated="2" office:value-type="float" office:value="0.8766" calcext:value-type="float">
            <text:p>0.8766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746" calcext:value-type="float">
            <text:p>0.8746</text:p>
          </table:table-cell>
        </table:table-row>
        <table:table-row table:style-name="ro1">
          <table:table-cell office:value-type="string" calcext:value-type="string">
            <text:p>Borderline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678" calcext:value-type="float">
            <text:p>0.8678</text:p>
          </table:table-cell>
        </table:table-row>
        <table:table-row table:style-name="ro1">
          <table:table-cell office:value-type="string" calcext:value-type="string">
            <text:p>Mwmote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753" calcext:value-type="float">
            <text:p>0.8753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8711" calcext:value-type="float">
            <text:p>0.8711</text:p>
          </table:table-cell>
        </table:table-row>
        <table:table-row table:style-name="ro1">
          <table:table-cell office:value-type="string" calcext:value-type="string">
            <text:p>RAMOboost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48" calcext:value-type="float">
            <text:p>0.8748</text:p>
          </table:table-cell>
        </table:table-row>
        <table:table-row table:style-name="ro1">
          <table:table-cell office:value-type="string" calcext:value-type="string">
            <text:p>Cgmos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09" calcext:value-type="float">
            <text:p>0.880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n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7972" calcext:value-type="float">
            <text:p>0.79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72" calcext:value-type="float">
            <text:p>0.7272</text:p>
          </table:table-cell>
          <table:table-cell office:value-type="float" office:value="0.7253" calcext:value-type="float">
            <text:p>0.7253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6501" calcext:value-type="float">
            <text:p>0.6501</text:p>
          </table:table-cell>
        </table:table-row>
        <table:table-row table:style-name="ro1">
          <table:table-cell office:value-type="string" calcext:value-type="string">
            <text:p>Smote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064" calcext:value-type="float">
            <text:p>0.8064</text:p>
          </table:table-cell>
        </table:table-row>
        <table:table-row table:style-name="ro1">
          <table:table-cell office:value-type="string" calcext:value-type="string">
            <text:p>Borderline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745" calcext:value-type="float">
            <text:p>0.7745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3" calcext:value-type="float">
            <text:p>0.7773</text:p>
          </table:table-cell>
          <table:table-cell office:value-type="float" office:value="0.7781" calcext:value-type="float">
            <text:p>0.7781</text:p>
          </table:table-cell>
        </table:table-row>
        <table:table-row table:style-name="ro1">
          <table:table-cell office:value-type="string" calcext:value-type="string">
            <text:p>Mwmote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RAMOboost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8035" calcext:value-type="float">
            <text:p>0.8035</text:p>
          </table:table-cell>
        </table:table-row>
        <table:table-row table:style-name="ro1">
          <table:table-cell office:value-type="string" calcext:value-type="string">
            <text:p>Cgmos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807" calcext:value-type="float">
            <text:p>0.8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0.807" calcext:value-type="float">
            <text:p>0.807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75" calcext:value-type="float">
            <text:p>0.8575</text:p>
          </table:table-cell>
        </table:table-row>
        <table:table-row table:style-name="ro1">
          <table:table-cell office:value-type="string" calcext:value-type="string">
            <text:p>Smot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345" calcext:value-type="float">
            <text:p>0.8345</text:p>
          </table:table-cell>
        </table:table-row>
        <table:table-row table:style-name="ro1">
          <table:table-cell office:value-type="string" calcext:value-type="string">
            <text:p>Borderlin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846" calcext:value-type="float">
            <text:p>0.846</text:p>
          </table:table-cell>
          <table:table-cell table:number-columns-repeated="2" office:value-type="float" office:value="0.8483" calcext:value-type="float">
            <text:p>0.8483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8514" calcext:value-type="float">
            <text:p>0.8514</text:p>
          </table:table-cell>
        </table:table-row>
        <table:table-row table:style-name="ro1">
          <table:table-cell office:value-type="string" calcext:value-type="string">
            <text:p>Mwmot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8367" calcext:value-type="float">
            <text:p>0.8367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float" office:value="0.807" calcext:value-type="float">
            <text:p>0.807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389" calcext:value-type="float">
            <text:p>0.8389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51" calcext:value-type="float">
            <text:p>0.8551</text:p>
          </table:table-cell>
        </table:table-row>
        <table:table-row table:style-name="ro1">
          <table:table-cell office:value-type="string" calcext:value-type="string">
            <text:p>RAMOboost</text:p>
          </table:table-cell>
          <table:table-cell office:value-type="float" office:value="0.807" calcext:value-type="float">
            <text:p>0.807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562" calcext:value-type="float">
            <text:p>0.8562</text:p>
          </table:table-cell>
        </table:table-row>
        <table:table-row table:style-name="ro1">
          <table:table-cell office:value-type="string" calcext:value-type="string">
            <text:p>Cgmos</text:p>
          </table:table-cell>
          <table:table-cell office:value-type="float" office:value="0.807" calcext:value-type="float">
            <text:p>0.807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617" calcext:value-type="float">
            <text:p>0.861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boo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675" calcext:value-type="float">
            <text:p>0.8675</text:p>
          </table:table-cell>
          <table:table-cell table:number-columns-repeated="2" office:value-type="float" office:value="0.8689" calcext:value-type="float">
            <text:p>0.8689</text:p>
          </table:table-cell>
        </table:table-row>
        <table:table-row table:style-name="ro1">
          <table:table-cell office:value-type="string" calcext:value-type="string">
            <text:p>Smote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81" calcext:value-type="float">
            <text:p>0.8681</text:p>
          </table:table-cell>
          <table:table-cell table:number-columns-repeated="2" office:value-type="float" office:value="0.8669" calcext:value-type="float">
            <text:p>0.8669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8676" calcext:value-type="float">
            <text:p>0.8676</text:p>
          </table:table-cell>
        </table:table-row>
        <table:table-row table:style-name="ro1">
          <table:table-cell office:value-type="string" calcext:value-type="string">
            <text:p>Borderline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641" calcext:value-type="float">
            <text:p>0.8641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8639" calcext:value-type="float">
            <text:p>0.8639</text:p>
          </table:table-cell>
          <table:table-cell table:number-columns-repeated="2" office:value-type="float" office:value="0.8628" calcext:value-type="float">
            <text:p>0.8628</text:p>
          </table:table-cell>
        </table:table-row>
        <table:table-row table:style-name="ro1">
          <table:table-cell office:value-type="string" calcext:value-type="string">
            <text:p>Mwmote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81" calcext:value-type="float">
            <text:p>0.8681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697" calcext:value-type="float">
            <text:p>0.8697</text:p>
          </table:table-cell>
        </table:table-row>
        <table:table-row table:style-name="ro1">
          <table:table-cell office:value-type="string" calcext:value-type="string">
            <text:p>RAMOboost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51" calcext:value-type="float">
            <text:p>0.8651</text:p>
          </table:table-cell>
          <table:table-cell table:number-columns-repeated="2" office:value-type="float" office:value="0.8705" calcext:value-type="float">
            <text:p>0.8705</text:p>
          </table:table-cell>
          <table:table-cell office:value-type="float" office:value="0.8709" calcext:value-type="float">
            <text:p>0.8709</text:p>
          </table:table-cell>
          <table:table-cell table:number-columns-repeated="2" office:value-type="float" office:value="0.8711" calcext:value-type="float">
            <text:p>0.8711</text:p>
          </table:table-cell>
          <table:table-cell table:number-columns-repeated="2" office:value-type="float" office:value="0.8715" calcext:value-type="float">
            <text:p>0.8715</text:p>
          </table:table-cell>
          <table:table-cell office:value-type="float" office:value="0.8705" calcext:value-type="float">
            <text:p>0.8705</text:p>
          </table:table-cell>
        </table:table-row>
        <table:table-row table:style-name="ro4">
          <table:table-cell office:value-type="string" calcext:value-type="string">
            <text:p>Cgmos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84" calcext:value-type="float">
            <text:p>0.8684</text:p>
          </table:table-cell>
          <table:table-cell table:number-columns-repeated="2" office:value-type="float" office:value="0.8706" calcext:value-type="float">
            <text:p>0.87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v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8476" calcext:value-type="float">
            <text:p>0.8476</text:p>
          </table:table-cell>
        </table:table-row>
        <table:table-row table:style-name="ro1">
          <table:table-cell office:value-type="string" calcext:value-type="string">
            <text:p>Smote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641" calcext:value-type="float">
            <text:p>0.8641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5" calcext:value-type="float">
            <text:p>0.845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698" calcext:value-type="float">
            <text:p>0.8698</text:p>
          </table:table-cell>
        </table:table-row>
        <table:table-row table:style-name="ro1">
          <table:table-cell office:value-type="string" calcext:value-type="string">
            <text:p>Borderline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8482" calcext:value-type="float">
            <text:p>0.8482</text:p>
          </table:table-cell>
        </table:table-row>
        <table:table-row table:style-name="ro1">
          <table:table-cell office:value-type="string" calcext:value-type="string">
            <text:p>Mwmote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842" calcext:value-type="float">
            <text:p>0.842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512" calcext:value-type="float">
            <text:p>0.8512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string" calcext:value-type="string">
            <text:p>RAMOboost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47" calcext:value-type="float">
            <text:p>0.847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633" calcext:value-type="float">
            <text:p>0.8633</text:p>
          </table:table-cell>
        </table:table-row>
        <table:table-row table:style-name="ro1">
          <table:table-cell office:value-type="string" calcext:value-type="string">
            <text:p>Cgmos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8835" calcext:value-type="float">
            <text:p>0.8835</text:p>
          </table:table-cell>
        </table:table-row>
      </table:table>
      <table:table table:name="NormalInterpolation(1-500)" table:style-name="ta1">
        <table:shapes>
          <draw:frame draw:z-index="0" draw:style-name="gr1" svg:width="6.2988in" svg:height="3.5429in" svg:x="12.5244in" svg:y="3.8406in">
            <draw:object draw:notify-on-update-of-ranges="'NormalInterpolation(1-500)'.B16:'NormalInterpolation(1-500)'.K16 'NormalInterpolation(1-500)'.A17:'NormalInterpolation(1-500)'.A17 'NormalInterpolation(1-500)'.B17:'NormalInterpolation(1-500)'.K17 'NormalInterpolation(1-500)'.A18:'NormalInterpolation(1-500)'.A18 'NormalInterpolation(1-500)'.B18:'NormalInterpolation(1-500)'.K18 'NormalInterpolation(1-500)'.A19:'NormalInterpolation(1-500)'.A19 'NormalInterpolation(1-500)'.B19:'NormalInterpolation(1-500)'.K19 'NormalInterpolation(1-500)'.A20:'NormalInterpolation(1-500)'.A20 'NormalInterpolation(1-500)'.B20:'NormalInterpolation(1-500)'.K20 'NormalInterpolation(1-500)'.A21:'NormalInterpolation(1-500)'.A21 'NormalInterpolation(1-500)'.B21:'NormalInterpolation(1-500)'.K21 'NormalInterpolation(1-500)'.A22:'NormalInterpolation(1-500)'.A22 'NormalInterpolation(1-500)'.B22:'NormalInterpolation(1-500)'.K22 'NormalInterpolation(1-500)'.A23:'NormalInterpolation(1-500)'.A23 'NormalInterpolation(1-500)'.B23:'NormalInterpolation(1-500)'.K23 'NormalInterpolation(1-500)'.A24:'NormalInterpolation(1-500)'.A24 'NormalInterpolation(1-500)'.B24:'NormalInterpolation(1-500)'.K24 'NormalInterpolation(1-500)'.A25:'NormalInterpolation(1-500)'.A25 'NormalInterpolation(1-500)'.B25:'NormalInterpolation(1-500)'.K25 'NormalInterpolation(1-500)'.A26:'NormalInterpolation(1-500)'.A26 'NormalInterpolation(1-500)'.B26:'NormalInterpolation(1-500)'.K26 'NormalInterpolation(1-500)'.A27:'NormalInterpolation(1-500)'.A27 'NormalInterpolation(1-500)'.B27:'NormalInterpolation(1-500)'.K2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6.2988in" svg:height="3.5429in" svg:x="12.5106in" svg:y="7.5472in">
            <draw:object draw:notify-on-update-of-ranges="'NormalInterpolation(1-500)'.B30:'NormalInterpolation(1-500)'.K30 'NormalInterpolation(1-500)'.A31:'NormalInterpolation(1-500)'.A31 'NormalInterpolation(1-500)'.B31:'NormalInterpolation(1-500)'.K31 'NormalInterpolation(1-500)'.A32:'NormalInterpolation(1-500)'.A32 'NormalInterpolation(1-500)'.B32:'NormalInterpolation(1-500)'.K32 'NormalInterpolation(1-500)'.A33:'NormalInterpolation(1-500)'.A33 'NormalInterpolation(1-500)'.B33:'NormalInterpolation(1-500)'.K33 'NormalInterpolation(1-500)'.A34:'NormalInterpolation(1-500)'.A34 'NormalInterpolation(1-500)'.B34:'NormalInterpolation(1-500)'.K34 'NormalInterpolation(1-500)'.A35:'NormalInterpolation(1-500)'.A35 'NormalInterpolation(1-500)'.B35:'NormalInterpolation(1-500)'.K35 'NormalInterpolation(1-500)'.A36:'NormalInterpolation(1-500)'.A36 'NormalInterpolation(1-500)'.B36:'NormalInterpolation(1-500)'.K36 'NormalInterpolation(1-500)'.A37:'NormalInterpolation(1-500)'.A37 'NormalInterpolation(1-500)'.B37:'NormalInterpolation(1-500)'.K37 'NormalInterpolation(1-500)'.A38:'NormalInterpolation(1-500)'.A38 'NormalInterpolation(1-500)'.B38:'NormalInterpolation(1-500)'.K38 'NormalInterpolation(1-500)'.A39:'NormalInterpolation(1-500)'.A39 'NormalInterpolation(1-500)'.B39:'NormalInterpolation(1-500)'.K39 'NormalInterpolation(1-500)'.A40:'NormalInterpolation(1-500)'.A40 'NormalInterpolation(1-500)'.B40:'NormalInterpolation(1-500)'.K40 'NormalInterpolation(1-500)'.A41:'NormalInterpolation(1-500)'.A41 'NormalInterpolation(1-500)'.B41:'NormalInterpolation(1-500)'.K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6.2988in" svg:height="3.5429in" svg:x="12.5646in" svg:y="0in">
            <draw:object draw:notify-on-update-of-ranges="'NormalInterpolation(1-500)'.B2:'NormalInterpolation(1-500)'.K2 'NormalInterpolation(1-500)'.A3:'NormalInterpolation(1-500)'.A3 'NormalInterpolation(1-500)'.B3:'NormalInterpolation(1-500)'.K3 'NormalInterpolation(1-500)'.A4:'NormalInterpolation(1-500)'.A4 'NormalInterpolation(1-500)'.B4:'NormalInterpolation(1-500)'.K4 'NormalInterpolation(1-500)'.A5:'NormalInterpolation(1-500)'.A5 'NormalInterpolation(1-500)'.B5:'NormalInterpolation(1-500)'.K5 'NormalInterpolation(1-500)'.A6:'NormalInterpolation(1-500)'.A6 'NormalInterpolation(1-500)'.B6:'NormalInterpolation(1-500)'.K6 'NormalInterpolation(1-500)'.A7:'NormalInterpolation(1-500)'.A7 'NormalInterpolation(1-500)'.B7:'NormalInterpolation(1-500)'.K7 'NormalInterpolation(1-500)'.A8:'NormalInterpolation(1-500)'.A8 'NormalInterpolation(1-500)'.B8:'NormalInterpolation(1-500)'.K8 'NormalInterpolation(1-500)'.A9:'NormalInterpolation(1-500)'.A9 'NormalInterpolation(1-500)'.B9:'NormalInterpolation(1-500)'.K9 'NormalInterpolation(1-500)'.A10:'NormalInterpolation(1-500)'.A10 'NormalInterpolation(1-500)'.B10:'NormalInterpolation(1-500)'.K10 'NormalInterpolation(1-500)'.A11:'NormalInterpolation(1-500)'.A11 'NormalInterpolation(1-500)'.B11:'NormalInterpolation(1-500)'.K11 'NormalInterpolation(1-500)'.A12:'NormalInterpolation(1-500)'.A12 'NormalInterpolation(1-500)'.B12:'NormalInterpolation(1-500)'.K12 'NormalInterpolation(1-500)'.A13:'NormalInterpolation(1-500)'.A13 'NormalInterpolation(1-500)'.B13:'NormalInterpolation(1-500)'.K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6.2988in" svg:height="3.5429in" svg:x="12.5378in" svg:y="11.485in">
            <draw:object draw:notify-on-update-of-ranges="'NormalInterpolation(1-500)'.B44:'NormalInterpolation(1-500)'.K44 'NormalInterpolation(1-500)'.A45:'NormalInterpolation(1-500)'.A45 'NormalInterpolation(1-500)'.B45:'NormalInterpolation(1-500)'.K45 'NormalInterpolation(1-500)'.A46:'NormalInterpolation(1-500)'.A46 'NormalInterpolation(1-500)'.B46:'NormalInterpolation(1-500)'.K46 'NormalInterpolation(1-500)'.A47:'NormalInterpolation(1-500)'.A47 'NormalInterpolation(1-500)'.B47:'NormalInterpolation(1-500)'.K47 'NormalInterpolation(1-500)'.A48:'NormalInterpolation(1-500)'.A48 'NormalInterpolation(1-500)'.B48:'NormalInterpolation(1-500)'.K48 'NormalInterpolation(1-500)'.A49:'NormalInterpolation(1-500)'.A49 'NormalInterpolation(1-500)'.B49:'NormalInterpolation(1-500)'.K49 'NormalInterpolation(1-500)'.A50:'NormalInterpolation(1-500)'.A50 'NormalInterpolation(1-500)'.B50:'NormalInterpolation(1-500)'.K50 'NormalInterpolation(1-500)'.A51:'NormalInterpolation(1-500)'.A51 'NormalInterpolation(1-500)'.B51:'NormalInterpolation(1-500)'.K51 'NormalInterpolation(1-500)'.A52:'NormalInterpolation(1-500)'.A52 'NormalInterpolation(1-500)'.B52:'NormalInterpolation(1-500)'.K52 'NormalInterpolation(1-500)'.A53:'NormalInterpolation(1-500)'.A53 'NormalInterpolation(1-500)'.B53:'NormalInterpolation(1-500)'.K53 'NormalInterpolation(1-500)'.A54:'NormalInterpolation(1-500)'.A54 'NormalInterpolation(1-500)'.B54:'NormalInterpolation(1-500)'.K54 'NormalInterpolation(1-500)'.A55:'NormalInterpolation(1-500)'.A55 'NormalInterpolation(1-500)'.B55:'NormalInterpolation(1-500)'.K5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svg:width="6.2988in" svg:height="3.5429in" svg:x="12.565in" svg:y="15.9024in">
            <draw:object draw:notify-on-update-of-ranges="'NormalInterpolation(1-500)'.B58:'NormalInterpolation(1-500)'.K58 'NormalInterpolation(1-500)'.A59:'NormalInterpolation(1-500)'.A59 'NormalInterpolation(1-500)'.B59:'NormalInterpolation(1-500)'.K59 'NormalInterpolation(1-500)'.A60:'NormalInterpolation(1-500)'.A60 'NormalInterpolation(1-500)'.B60:'NormalInterpolation(1-500)'.K60 'NormalInterpolation(1-500)'.A61:'NormalInterpolation(1-500)'.A61 'NormalInterpolation(1-500)'.B61:'NormalInterpolation(1-500)'.K61 'NormalInterpolation(1-500)'.A62:'NormalInterpolation(1-500)'.A62 'NormalInterpolation(1-500)'.B62:'NormalInterpolation(1-500)'.K62 'NormalInterpolation(1-500)'.A63:'NormalInterpolation(1-500)'.A63 'NormalInterpolation(1-500)'.B63:'NormalInterpolation(1-500)'.K63 'NormalInterpolation(1-500)'.A64:'NormalInterpolation(1-500)'.A64 'NormalInterpolation(1-500)'.B64:'NormalInterpolation(1-500)'.K64 'NormalInterpolation(1-500)'.A65:'NormalInterpolation(1-500)'.A65 'NormalInterpolation(1-500)'.B65:'NormalInterpolation(1-500)'.K65 'NormalInterpolation(1-500)'.A66:'NormalInterpolation(1-500)'.A66 'NormalInterpolation(1-500)'.B66:'NormalInterpolation(1-500)'.K66 'NormalInterpolation(1-500)'.A67:'NormalInterpolation(1-500)'.A67 'NormalInterpolation(1-500)'.B67:'NormalInterpolation(1-500)'.K67 'NormalInterpolation(1-500)'.A68:'NormalInterpolation(1-500)'.A68 'NormalInterpolation(1-500)'.B68:'NormalInterpolation(1-500)'.K68 'NormalInterpolation(1-500)'.A69:'NormalInterpolation(1-500)'.A69 'NormalInterpolation(1-500)'.B69:'NormalInterpolation(1-500)'.K6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302" calcext:value-type="float">
            <text:p>0.8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18" calcext:value-type="float">
            <text:p>0.8318</text:p>
          </table:table-cell>
          <table:table-cell table:number-columns-repeated="2" office:value-type="float" office:value="0.8316" calcext:value-type="float">
            <text:p>0.8316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17" calcext:value-type="float">
            <text:p>0.8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" calcext:value-type="float">
            <text:p>0.8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07" calcext:value-type="float">
            <text:p>0.8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03" calcext:value-type="float">
            <text:p>0.8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299" calcext:value-type="float">
            <text:p>0.8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297" calcext:value-type="float">
            <text:p>0.8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8293" calcext:value-type="float">
            <text:p>0.8293</text:p>
          </table:table-cell>
          <table:table-cell table:number-columns-repeated="2" office:value-type="float" office:value="0.8305" calcext:value-type="float">
            <text:p>0.830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04" calcext:value-type="float">
            <text:p>0.83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303" calcext:value-type="float">
            <text:p>0.83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291" calcext:value-type="float">
            <text:p>0.82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8296" calcext:value-type="float">
            <text:p>0.8296</text:p>
          </table:table-cell>
          <table:table-cell table:number-columns-repeated="2" office:value-type="float" office:value="0.8304" calcext:value-type="float">
            <text:p>0.8304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296" calcext:value-type="float">
            <text:p>0.82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307" calcext:value-type="float">
            <text:p>0.8307</text:p>
          </table:table-cell>
          <table:table-cell table:number-columns-repeated="2" office:value-type="float" office:value="0.8303" calcext:value-type="float">
            <text:p>0.8303</text:p>
          </table:table-cell>
          <table:table-cell office:value-type="float" office:value="0.8307" calcext:value-type="float">
            <text:p>0.8307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69" calcext:value-type="float">
            <text:p>0.8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79" calcext:value-type="float">
            <text:p>0.87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88" calcext:value-type="float">
            <text:p>0.8788</text:p>
          </table:table-cell>
          <table:table-cell table:number-columns-repeated="3" office:value-type="float" office:value="0.8791" calcext:value-type="float">
            <text:p>0.8791</text:p>
          </table:table-cell>
          <table:table-cell office:value-type="float" office:value="0.8773" calcext:value-type="float">
            <text:p>0.8773</text:p>
          </table:table-cell>
          <table:table-cell table:number-columns-repeated="2" office:value-type="float" office:value="0.8766" calcext:value-type="float">
            <text:p>0.8766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59" calcext:value-type="float">
            <text:p>0.87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74" calcext:value-type="float">
            <text:p>0.8774</text:p>
          </table:table-cell>
          <table:table-cell table:number-columns-repeated="3" office:value-type="float" office:value="0.8784" calcext:value-type="float">
            <text:p>0.8784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752" calcext:value-type="float">
            <text:p>0.87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8755" calcext:value-type="float">
            <text:p>0.87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82" calcext:value-type="float">
            <text:p>0.8782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755" calcext:value-type="float">
            <text:p>0.87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73" calcext:value-type="float">
            <text:p>0.8773</text:p>
          </table:table-cell>
          <table:table-cell table:number-columns-repeated="2" office:value-type="float" office:value="0.8768" calcext:value-type="float">
            <text:p>0.8768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56" calcext:value-type="float">
            <text:p>0.87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8" calcext:value-type="float">
            <text:p>0.878</text:p>
          </table:table-cell>
          <table:table-cell table:number-columns-repeated="2" office:value-type="float" office:value="0.8784" calcext:value-type="float">
            <text:p>0.8784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755" calcext:value-type="float">
            <text:p>0.87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45" calcext:value-type="float">
            <text:p>0.8145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8152" calcext:value-type="float">
            <text:p>0.8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079" calcext:value-type="float">
            <text:p>0.80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001" calcext:value-type="float">
            <text:p>0.8001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001" calcext:value-type="float">
            <text:p>0.8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17" calcext:value-type="float">
            <text:p>0.8017</text:p>
          </table:table-cell>
          <table:table-cell table:number-columns-repeated="2" office:value-type="float" office:value="0.7984" calcext:value-type="float">
            <text:p>0.7984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7978" calcext:value-type="float">
            <text:p>0.7978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7992" calcext:value-type="float">
            <text:p>0.7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7975" calcext:value-type="float">
            <text:p>0.7975</text:p>
          </table:table-cell>
          <table:table-cell table:number-columns-repeated="2" office:value-type="float" office:value="0.7977" calcext:value-type="float">
            <text:p>0.7977</text:p>
          </table:table-cell>
          <table:table-cell office:value-type="float" office:value="0.7979" calcext:value-type="float">
            <text:p>0.7979</text:p>
          </table:table-cell>
          <table:table-cell office:value-type="float" office:value="0.7961" calcext:value-type="float">
            <text:p>0.7961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967" calcext:value-type="float">
            <text:p>0.7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1" calcext:value-type="float">
            <text:p>0.801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7943" calcext:value-type="float">
            <text:p>0.7943</text:p>
          </table:table-cell>
          <table:table-cell table:number-columns-repeated="2" office:value-type="float" office:value="0.7952" calcext:value-type="float">
            <text:p>0.79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7949" calcext:value-type="float">
            <text:p>0.79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7961" calcext:value-type="float">
            <text:p>0.7961</text:p>
          </table:table-cell>
          <table:table-cell table:number-columns-repeated="2" office:value-type="float" office:value="0.795" calcext:value-type="float">
            <text:p>0.795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42" calcext:value-type="float">
            <text:p>0.7942</text:p>
          </table:table-cell>
          <table:table-cell table:number-columns-repeated="2" office:value-type="float" office:value="0.7953" calcext:value-type="float">
            <text:p>0.79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57" calcext:value-type="float">
            <text:p>0.795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72" calcext:value-type="float">
            <text:p>0.8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35" calcext:value-type="float">
            <text:p>0.8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8557" calcext:value-type="float">
            <text:p>0.8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52" calcext:value-type="float">
            <text:p>0.8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72" calcext:value-type="float">
            <text:p>0.85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26" calcext:value-type="float">
            <text:p>0.85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43" calcext:value-type="float">
            <text:p>0.85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8539" calcext:value-type="float">
            <text:p>0.85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543" calcext:value-type="float">
            <text:p>0.854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09" calcext:value-type="float">
            <text:p>0.8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77" calcext:value-type="float">
            <text:p>0.8677</text:p>
          </table:table-cell>
          <table:table-cell table:number-columns-repeated="2" office:value-type="float" office:value="0.8673" calcext:value-type="float">
            <text:p>0.8673</text:p>
          </table:table-cell>
          <table:table-cell office:value-type="float" office:value="0.87" calcext:value-type="float">
            <text:p>0.87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676" calcext:value-type="float">
            <text:p>0.8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671" calcext:value-type="float">
            <text:p>0.8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63" calcext:value-type="float">
            <text:p>0.8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661" calcext:value-type="float">
            <text:p>0.86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63" calcext:value-type="float">
            <text:p>0.86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62" calcext:value-type="float">
            <text:p>0.8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65" calcext:value-type="float">
            <text:p>0.8665</text:p>
          </table:table-cell>
        </table:table-row>
      </table:table>
      <table:table table:name="NormalInterpolation(1.2-2.4)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96" calcext:value-type="float">
            <text:p>0.8296</text:p>
          </table:table-cell>
          <table:table-cell/>
          <table:table-cell table:formula="of:=AVERAGE([.B3:.K3])" office:value-type="float" office:value="0.83096" calcext:value-type="float">
            <text:p>0.8309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298" calcext:value-type="float">
            <text:p>0.8298</text:p>
          </table:table-cell>
          <table:table-cell/>
          <table:table-cell table:formula="of:=AVERAGE([.B4:.K4])" office:value-type="float" office:value="0.83092" calcext:value-type="float">
            <text:p>0.8309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09" calcext:value-type="float">
            <text:p>0.8309</text:p>
          </table:table-cell>
          <table:table-cell/>
          <table:table-cell table:formula="of:=AVERAGE([.B5:.K5])" office:value-type="float" office:value="0.83157" calcext:value-type="float">
            <text:p>0.8315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28" calcext:value-type="float">
            <text:p>0.8328</text:p>
          </table:table-cell>
          <table:table-cell table:number-columns-repeated="2" office:value-type="float" office:value="0.8314" calcext:value-type="float">
            <text:p>0.8314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19" calcext:value-type="float">
            <text:p>0.8319</text:p>
          </table:table-cell>
          <table:table-cell/>
          <table:table-cell table:formula="of:=AVERAGE([.B6:.K6])" office:value-type="float" office:value="0.83238" calcext:value-type="float">
            <text:p>0.83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18" calcext:value-type="float">
            <text:p>0.8318</text:p>
          </table:table-cell>
          <table:table-cell table:number-columns-repeated="2" office:value-type="float" office:value="0.8316" calcext:value-type="float">
            <text:p>0.8316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17" calcext:value-type="float">
            <text:p>0.8317</text:p>
          </table:table-cell>
          <table:table-cell/>
          <table:table-cell table:formula="of:=AVERAGE([.B7:.K7])" office:value-type="float" office:value="0.83199" calcext:value-type="float">
            <text:p>0.831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14" calcext:value-type="float">
            <text:p>0.8314</text:p>
          </table:table-cell>
          <table:table-cell/>
          <table:table-cell table:formula="of:=AVERAGE([.B8:.K8])" office:value-type="float" office:value="0.83179" calcext:value-type="float">
            <text:p>0.8317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17" calcext:value-type="float">
            <text:p>0.8317</text:p>
          </table:table-cell>
          <table:table-cell/>
          <table:table-cell table:formula="of:=AVERAGE([.B9:.K9])" office:value-type="float" office:value="0.83176" calcext:value-type="float">
            <text:p>0.8317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786" calcext:value-type="float">
            <text:p>0.8786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56" calcext:value-type="float">
            <text:p>0.8756</text:p>
          </table:table-cell>
          <table:table-cell/>
          <table:table-cell table:formula="of:=AVERAGE([.B13:.K13])" office:value-type="float" office:value="0.87692" calcext:value-type="float">
            <text:p>0.8769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0.8775" calcext:value-type="float">
            <text:p>0.8775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65" calcext:value-type="float">
            <text:p>0.8765</text:p>
          </table:table-cell>
          <table:table-cell/>
          <table:table-cell table:formula="of:=AVERAGE([.B14:.K14])" office:value-type="float" office:value="0.87743" calcext:value-type="float">
            <text:p>0.8774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86" calcext:value-type="float">
            <text:p>0.8786</text:p>
          </table:table-cell>
          <table:table-cell/>
          <table:table-cell table:formula="of:=AVERAGE([.B15:.K15])" office:value-type="float" office:value="0.87858" calcext:value-type="float">
            <text:p>0.8785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784" calcext:value-type="float">
            <text:p>0.8784</text:p>
          </table:table-cell>
          <table:table-cell table:number-columns-repeated="2" office:value-type="float" office:value="0.8798" calcext:value-type="float">
            <text:p>0.8798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93" calcext:value-type="float">
            <text:p>0.8793</text:p>
          </table:table-cell>
          <table:table-cell/>
          <table:table-cell table:formula="of:=AVERAGE([.B16:.K16])" office:value-type="float" office:value="0.87935" calcext:value-type="float">
            <text:p>0.87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79" calcext:value-type="float">
            <text:p>0.8779</text:p>
          </table:table-cell>
          <table:table-cell/>
          <table:table-cell table:formula="of:=AVERAGE([.B17:.K17])" office:value-type="float" office:value="0.87896" calcext:value-type="float">
            <text:p>0.8789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67" calcext:value-type="float">
            <text:p>0.8767</text:p>
          </table:table-cell>
          <table:table-cell/>
          <table:table-cell table:formula="of:=AVERAGE([.B18:.K18])" office:value-type="float" office:value="0.87843" calcext:value-type="float">
            <text:p>0.8784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71" calcext:value-type="float">
            <text:p>0.8771</text:p>
          </table:table-cell>
          <table:table-cell/>
          <table:table-cell table:formula="of:=AVERAGE([.B19:.K19])" office:value-type="float" office:value="0.87861" calcext:value-type="float">
            <text:p>0.8786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8159" calcext:value-type="float">
            <text:p>0.8159</text:p>
          </table:table-cell>
          <table:table-cell/>
          <table:table-cell table:formula="of:=AVERAGE([.B23:.K23])" office:value-type="float" office:value="0.81536" calcext:value-type="float">
            <text:p>0.8153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139" calcext:value-type="float">
            <text:p>0.8139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134" calcext:value-type="float">
            <text:p>0.8134</text:p>
          </table:table-cell>
          <table:table-cell/>
          <table:table-cell table:formula="of:=AVERAGE([.B24:.K24])" office:value-type="float" office:value="0.81369" calcext:value-type="float">
            <text:p>0.8136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45" calcext:value-type="float">
            <text:p>0.8145</text:p>
          </table:table-cell>
          <table:table-cell table:number-columns-repeated="2" office:value-type="float" office:value="0.8128" calcext:value-type="float">
            <text:p>0.812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109" calcext:value-type="float">
            <text:p>0.8109</text:p>
          </table:table-cell>
          <table:table-cell/>
          <table:table-cell table:formula="of:=AVERAGE([.B25:.K25])" office:value-type="float" office:value="0.8122" calcext:value-type="float">
            <text:p>0.812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1" calcext:value-type="float">
            <text:p>0.81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1" calcext:value-type="float">
            <text:p>0.81</text:p>
          </table:table-cell>
          <table:table-cell office:value-type="float" office:value="0.8094" calcext:value-type="float">
            <text:p>0.8094</text:p>
          </table:table-cell>
          <table:table-cell/>
          <table:table-cell table:formula="of:=AVERAGE([.B26:.K26])" office:value-type="float" office:value="0.81057" calcext:value-type="float">
            <text:p>0.81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079" calcext:value-type="float">
            <text:p>0.8079</text:p>
          </table:table-cell>
          <table:table-cell/>
          <table:table-cell table:formula="of:=AVERAGE([.B27:.K27])" office:value-type="float" office:value="0.80864" calcext:value-type="float">
            <text:p>0.8086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059" calcext:value-type="float">
            <text:p>0.8059</text:p>
          </table:table-cell>
          <table:table-cell/>
          <table:table-cell table:formula="of:=AVERAGE([.B28:.K28])" office:value-type="float" office:value="0.80612" calcext:value-type="float">
            <text:p>0.8061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06" calcext:value-type="float">
            <text:p>0.806</text:p>
          </table:table-cell>
          <table:table-cell table:number-columns-repeated="2" office:value-type="float" office:value="0.8061" calcext:value-type="float">
            <text:p>0.8061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43" calcext:value-type="float">
            <text:p>0.8043</text:p>
          </table:table-cell>
          <table:table-cell/>
          <table:table-cell table:formula="of:=AVERAGE([.B29:.K29])" office:value-type="float" office:value="0.80452" calcext:value-type="float">
            <text:p>0.8045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858" calcext:value-type="float">
            <text:p>0.858</text:p>
          </table:table-cell>
          <table:table-cell/>
          <table:table-cell table:formula="of:=AVERAGE([.B33:.K33])" office:value-type="float" office:value="0.85483" calcext:value-type="float">
            <text:p>0.8548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584" calcext:value-type="float">
            <text:p>0.8584</text:p>
          </table:table-cell>
          <table:table-cell/>
          <table:table-cell table:formula="of:=AVERAGE([.B34:.K34])" office:value-type="float" office:value="0.85562" calcext:value-type="float">
            <text:p>0.8556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581" calcext:value-type="float">
            <text:p>0.8581</text:p>
          </table:table-cell>
          <table:table-cell/>
          <table:table-cell table:formula="of:=AVERAGE([.B35:.K35])" office:value-type="float" office:value="0.85524" calcext:value-type="float">
            <text:p>0.8552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07" calcext:value-type="float">
            <text:p>0.8607</text:p>
          </table:table-cell>
          <table:table-cell/>
          <table:table-cell table:formula="of:=AVERAGE([.B36:.K36])" office:value-type="float" office:value="0.85586" calcext:value-type="float">
            <text:p>0.85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75" calcext:value-type="float">
            <text:p>0.8575</text:p>
          </table:table-cell>
          <table:table-cell/>
          <table:table-cell table:formula="of:=AVERAGE([.B37:.K37])" office:value-type="float" office:value="0.85427" calcext:value-type="float">
            <text:p>0.8542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591" calcext:value-type="float">
            <text:p>0.8591</text:p>
          </table:table-cell>
          <table:table-cell/>
          <table:table-cell table:formula="of:=AVERAGE([.B38:.K38])" office:value-type="float" office:value="0.8547" calcext:value-type="float">
            <text:p>0.854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559" calcext:value-type="float">
            <text:p>0.8559</text:p>
          </table:table-cell>
          <table:table-cell/>
          <table:table-cell table:formula="of:=AVERAGE([.B39:.K39])" office:value-type="float" office:value="0.85271" calcext:value-type="float">
            <text:p>0.852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07" calcext:value-type="float">
            <text:p>0.8707</text:p>
          </table:table-cell>
          <table:table-cell/>
          <table:table-cell table:formula="of:=AVERAGE([.B43:.K43])" office:value-type="float" office:value="0.87039" calcext:value-type="float">
            <text:p>0.8703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71" calcext:value-type="float">
            <text:p>0.871</text:p>
          </table:table-cell>
          <table:table-cell/>
          <table:table-cell table:formula="of:=AVERAGE([.B44:.K44])" office:value-type="float" office:value="0.87023" calcext:value-type="float">
            <text:p>0.8702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4" calcext:value-type="float">
            <text:p>0.8694</text:p>
          </table:table-cell>
          <table:table-cell/>
          <table:table-cell table:formula="of:=AVERAGE([.B45:.K45])" office:value-type="float" office:value="0.87025" calcext:value-type="float">
            <text:p>0.8702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04" calcext:value-type="float">
            <text:p>0.8704</text:p>
          </table:table-cell>
          <table:table-cell/>
          <table:table-cell table:formula="of:=AVERAGE([.B46:.K46])" office:value-type="float" office:value="0.8707" calcext:value-type="float">
            <text:p>0.8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09" calcext:value-type="float">
            <text:p>0.8709</text:p>
          </table:table-cell>
          <table:table-cell/>
          <table:table-cell table:formula="of:=AVERAGE([.B47:.K47])" office:value-type="float" office:value="0.87027" calcext:value-type="float">
            <text:p>0.8702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677" calcext:value-type="float">
            <text:p>0.8677</text:p>
          </table:table-cell>
          <table:table-cell table:number-columns-repeated="2" office:value-type="float" office:value="0.8707" calcext:value-type="float">
            <text:p>0.8707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95" calcext:value-type="float">
            <text:p>0.8695</text:p>
          </table:table-cell>
          <table:table-cell/>
          <table:table-cell table:formula="of:=AVERAGE([.B48:.K48])" office:value-type="float" office:value="0.87025" calcext:value-type="float">
            <text:p>0.8702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23" calcext:value-type="float">
            <text:p>0.8723</text:p>
          </table:table-cell>
          <table:table-cell table:number-columns-repeated="2" office:value-type="float" office:value="0.8706" calcext:value-type="float">
            <text:p>0.8706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701" calcext:value-type="float">
            <text:p>0.8701</text:p>
          </table:table-cell>
          <table:table-cell/>
          <table:table-cell table:formula="of:=AVERAGE([.B49:.K49])" office:value-type="float" office:value="0.87002" calcext:value-type="float">
            <text:p>0.87002</text:p>
          </table:table-cell>
        </table:table-row>
      </table:table>
      <table:table table:name="result_WeightDistance" table:style-name="ta1"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321" calcext:value-type="float">
            <text:p>0.8321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293" calcext:value-type="float">
            <text:p>0.829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" calcext:value-type="float">
            <text:p>0.83</text:p>
          </table:table-cell>
          <table:table-cell office:value-type="float" office:value="0.8298" calcext:value-type="float">
            <text:p>0.8298</text:p>
          </table:table-cell>
        </table:table-row>
        <table:table-row table:style-name="ro2">
          <table:table-cell/>
          <table:table-cell office:value-type="float" office:value="0.831" calcext:value-type="float">
            <text:p>0.831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" calcext:value-type="float">
            <text:p>0.83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303" calcext:value-type="float">
            <text:p>0.8303</text:p>
          </table:table-cell>
        </table:table-row>
        <table:table-row table:style-name="ro2">
          <table:table-cell/>
          <table:table-cell office:value-type="float" office:value="0.8308" calcext:value-type="float">
            <text:p>0.830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297" calcext:value-type="float">
            <text:p>0.8297</text:p>
          </table:table-cell>
        </table:table-row>
        <table:table-row table:style-name="ro2">
          <table:table-cell/>
          <table:table-cell office:value-type="float" office:value="0.8305" calcext:value-type="float">
            <text:p>0.8305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02" calcext:value-type="float">
            <text:p>0.8302</text:p>
          </table:table-cell>
          <table:table-cell table:number-columns-repeated="2" office:value-type="float" office:value="0.8301" calcext:value-type="float">
            <text:p>0.8301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298" calcext:value-type="float">
            <text:p>0.8298</text:p>
          </table:table-cell>
        </table:table-row>
        <table:table-row table:style-name="ro2">
          <table:table-cell/>
          <table:table-cell office:value-type="float" office:value="0.8312" calcext:value-type="float">
            <text:p>0.831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296" calcext:value-type="float">
            <text:p>0.8296</text:p>
          </table:table-cell>
        </table:table-row>
        <table:table-row table:style-name="ro2">
          <table:table-cell/>
          <table:table-cell office:value-type="float" office:value="0.8304" calcext:value-type="float">
            <text:p>0.8304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07" calcext:value-type="float">
            <text:p>0.8307</text:p>
          </table:table-cell>
        </table:table-row>
        <table:table-row table:style-name="ro2">
          <table:table-cell/>
          <table:table-cell office:value-type="float" office:value="0.8318" calcext:value-type="float">
            <text:p>0.831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" calcext:value-type="float">
            <text:p>0.8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07" calcext:value-type="float">
            <text:p>0.8307</text:p>
          </table:table-cell>
          <table:table-cell table:number-columns-repeated="2" office:value-type="float" office:value="0.8303" calcext:value-type="float">
            <text:p>0.8303</text:p>
          </table:table-cell>
          <table:table-cell office:value-type="float" office:value="0.8309" calcext:value-type="float">
            <text:p>0.8309</text:p>
          </table:table-cell>
        </table:table-row>
        <table:table-row table:style-name="ro2">
          <table:table-cell/>
          <table:table-cell office:value-type="float" office:value="0.8321" calcext:value-type="float">
            <text:p>0.8321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297" calcext:value-type="float">
            <text:p>0.8297</text:p>
          </table:table-cell>
          <table:table-cell table:number-columns-repeated="2" office:value-type="float" office:value="0.8298" calcext:value-type="float">
            <text:p>0.829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297" calcext:value-type="float">
            <text:p>0.8297</text:p>
          </table:table-cell>
        </table:table-row>
        <table:table-row table:style-name="ro2">
          <table:table-cell/>
          <table:table-cell office:value-type="float" office:value="0.8314" calcext:value-type="float">
            <text:p>0.831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2">
          <table:table-cell/>
          <table:table-cell office:value-type="float" office:value="0.8319" calcext:value-type="float">
            <text:p>0.831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296" calcext:value-type="float">
            <text:p>0.8296</text:p>
          </table:table-cell>
        </table:table-row>
        <table:table-row table:style-name="ro2">
          <table:table-cell/>
          <table:table-cell office:value-type="float" office:value="0.832" calcext:value-type="float">
            <text:p>0.832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317" calcext:value-type="float">
            <text:p>0.8317</text:p>
          </table:table-cell>
          <table:table-cell table:number-columns-repeated="2" office:value-type="float" office:value="0.8305" calcext:value-type="float">
            <text:p>0.8305</text:p>
          </table:table-cell>
          <table:table-cell office:value-type="float" office:value="0.8296" calcext:value-type="float">
            <text:p>0.8296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768" calcext:value-type="float">
            <text:p>0.8768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745" calcext:value-type="float">
            <text:p>0.8745</text:p>
          </table:table-cell>
        </table:table-row>
        <table:table-row table:style-name="ro2">
          <table:table-cell/>
          <table:table-cell table:number-columns-repeated="2" office:value-type="float" office:value="0.8777" calcext:value-type="float">
            <text:p>0.8777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72" calcext:value-type="float">
            <text:p>0.8772</text:p>
          </table:table-cell>
        </table:table-row>
        <table:table-row table:style-name="ro2">
          <table:table-cell/>
          <table:table-cell office:value-type="float" office:value="0.8783" calcext:value-type="float">
            <text:p>0.8783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74" calcext:value-type="float">
            <text:p>0.8774</text:p>
          </table:table-cell>
        </table:table-row>
        <table:table-row table:style-name="ro2">
          <table:table-cell/>
          <table:table-cell office:value-type="float" office:value="0.877" calcext:value-type="float">
            <text:p>0.877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75" calcext:value-type="float">
            <text:p>0.8775</text:p>
          </table:table-cell>
        </table:table-row>
        <table:table-row table:style-name="ro2">
          <table:table-cell/>
          <table:table-cell office:value-type="float" office:value="0.8772" calcext:value-type="float">
            <text:p>0.877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73" calcext:value-type="float">
            <text:p>0.8773</text:p>
          </table:table-cell>
        </table:table-row>
        <table:table-row table:style-name="ro2">
          <table:table-cell/>
          <table:table-cell office:value-type="float" office:value="0.8767" calcext:value-type="float">
            <text:p>0.8767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68" calcext:value-type="float">
            <text:p>0.8768</text:p>
          </table:table-cell>
        </table:table-row>
        <table:table-row table:style-name="ro2">
          <table:table-cell/>
          <table:table-cell office:value-type="float" office:value="0.8768" calcext:value-type="float">
            <text:p>0.8768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65" calcext:value-type="float">
            <text:p>0.8765</text:p>
          </table:table-cell>
        </table:table-row>
        <table:table-row table:style-name="ro2">
          <table:table-cell/>
          <table:table-cell office:value-type="float" office:value="0.8775" calcext:value-type="float">
            <text:p>0.8775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768" calcext:value-type="float">
            <text:p>0.8768</text:p>
          </table:table-cell>
        </table:table-row>
        <table:table-row table:style-name="ro2">
          <table:table-cell/>
          <table:table-cell office:value-type="float" office:value="0.8772" calcext:value-type="float">
            <text:p>0.8772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62" calcext:value-type="float">
            <text:p>0.8762</text:p>
          </table:table-cell>
        </table:table-row>
        <table:table-row table:style-name="ro2">
          <table:table-cell/>
          <table:table-cell office:value-type="float" office:value="0.878" calcext:value-type="float">
            <text:p>0.878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71" calcext:value-type="float">
            <text:p>0.8771</text:p>
          </table:table-cell>
        </table:table-row>
        <table:table-row table:style-name="ro2">
          <table:table-cell/>
          <table:table-cell office:value-type="float" office:value="0.8764" calcext:value-type="float">
            <text:p>0.8764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16" calcext:value-type="float">
            <text:p>0.816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8145" calcext:value-type="float">
            <text:p>0.8145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8123" calcext:value-type="float">
            <text:p>0.8123</text:p>
          </table:table-cell>
        </table:table-row>
        <table:table-row table:style-name="ro2">
          <table:table-cell/>
          <table:table-cell office:value-type="float" office:value="0.8146" calcext:value-type="float">
            <text:p>0.8146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118" calcext:value-type="float">
            <text:p>0.8118</text:p>
          </table:table-cell>
        </table:table-row>
        <table:table-row table:style-name="ro2">
          <table:table-cell/>
          <table:table-cell office:value-type="float" office:value="0.8126" calcext:value-type="float">
            <text:p>0.8126</text:p>
          </table:table-cell>
          <table:table-cell office:value-type="float" office:value="0.8139" calcext:value-type="float">
            <text:p>0.8139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114" calcext:value-type="float">
            <text:p>0.8114</text:p>
          </table:table-cell>
          <table:table-cell office:value-type="float" office:value="0.8112" calcext:value-type="float">
            <text:p>0.8112</text:p>
          </table:table-cell>
        </table:table-row>
        <table:table-row table:style-name="ro2">
          <table:table-cell/>
          <table:table-cell office:value-type="float" office:value="0.8123" calcext:value-type="float">
            <text:p>0.8123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098" calcext:value-type="float">
            <text:p>0.8098</text:p>
          </table:table-cell>
        </table:table-row>
        <table:table-row table:style-name="ro2">
          <table:table-cell/>
          <table:table-cell office:value-type="float" office:value="0.8126" calcext:value-type="float">
            <text:p>0.8126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94" calcext:value-type="float">
            <text:p>0.8094</text:p>
          </table:table-cell>
        </table:table-row>
        <table:table-row table:style-name="ro2">
          <table:table-cell/>
          <table:table-cell office:value-type="float" office:value="0.8087" calcext:value-type="float">
            <text:p>0.8087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114" calcext:value-type="float">
            <text:p>0.8114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8082" calcext:value-type="float">
            <text:p>0.8082</text:p>
          </table:table-cell>
        </table:table-row>
        <table:table-row table:style-name="ro2">
          <table:table-cell/>
          <table:table-cell office:value-type="float" office:value="0.8094" calcext:value-type="float">
            <text:p>0.8094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2">
          <table:table-cell/>
          <table:table-cell office:value-type="float" office:value="0.8092" calcext:value-type="float">
            <text:p>0.8092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62" calcext:value-type="float">
            <text:p>0.8062</text:p>
          </table:table-cell>
        </table:table-row>
        <table:table-row table:style-name="ro2">
          <table:table-cell/>
          <table:table-cell office:value-type="float" office:value="0.808" calcext:value-type="float">
            <text:p>0.808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062" calcext:value-type="float">
            <text:p>0.8062</text:p>
          </table:table-cell>
        </table:table-row>
        <table:table-row table:style-name="ro2">
          <table:table-cell/>
          <table:table-cell office:value-type="float" office:value="0.8073" calcext:value-type="float">
            <text:p>0.8073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058" calcext:value-type="float">
            <text:p>0.8058</text:p>
          </table:table-cell>
        </table:table-row>
        <table:table-row table:style-name="ro2">
          <table:table-cell/>
          <table:table-cell office:value-type="float" office:value="0.8075" calcext:value-type="float">
            <text:p>0.8075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047" calcext:value-type="float">
            <text:p>0.8047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454" calcext:value-type="float">
            <text:p>0.8454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09" calcext:value-type="float">
            <text:p>0.8609</text:p>
          </table:table-cell>
          <table:table-cell office:value-type="float" office:value="0.86" calcext:value-type="float">
            <text:p>0.86</text:p>
          </table:table-cell>
          <table:table-cell office:value-type="float" office:value="0.8574" calcext:value-type="float">
            <text:p>0.8574</text:p>
          </table:table-cell>
        </table:table-row>
        <table:table-row table:style-name="ro2">
          <table:table-cell/>
          <table:table-cell office:value-type="float" office:value="0.8405" calcext:value-type="float">
            <text:p>0.8405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572" calcext:value-type="float">
            <text:p>0.8572</text:p>
          </table:table-cell>
        </table:table-row>
        <table:table-row table:style-name="ro2">
          <table:table-cell/>
          <table:table-cell office:value-type="float" office:value="0.8462" calcext:value-type="float">
            <text:p>0.8462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72" calcext:value-type="float">
            <text:p>0.8572</text:p>
          </table:table-cell>
        </table:table-row>
        <table:table-row table:style-name="ro2">
          <table:table-cell/>
          <table:table-cell office:value-type="float" office:value="0.8435" calcext:value-type="float">
            <text:p>0.843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6" calcext:value-type="float">
            <text:p>0.86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569" calcext:value-type="float">
            <text:p>0.8569</text:p>
          </table:table-cell>
        </table:table-row>
        <table:table-row table:style-name="ro2">
          <table:table-cell/>
          <table:table-cell office:value-type="float" office:value="0.8442" calcext:value-type="float">
            <text:p>0.844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586" calcext:value-type="float">
            <text:p>0.8586</text:p>
          </table:table-cell>
        </table:table-row>
        <table:table-row table:style-name="ro2">
          <table:table-cell/>
          <table:table-cell office:value-type="float" office:value="0.8402" calcext:value-type="float">
            <text:p>0.8402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6" calcext:value-type="float">
            <text:p>0.86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564" calcext:value-type="float">
            <text:p>0.8564</text:p>
          </table:table-cell>
        </table:table-row>
        <table:table-row table:style-name="ro2">
          <table:table-cell/>
          <table:table-cell office:value-type="float" office:value="0.8444" calcext:value-type="float">
            <text:p>0.8444</text:p>
          </table:table-cell>
          <table:table-cell office:value-type="float" office:value="0.85" calcext:value-type="float">
            <text:p>0.85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84" calcext:value-type="float">
            <text:p>0.8584</text:p>
          </table:table-cell>
        </table:table-row>
        <table:table-row table:style-name="ro2">
          <table:table-cell/>
          <table:table-cell office:value-type="float" office:value="0.8393" calcext:value-type="float">
            <text:p>0.8393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574" calcext:value-type="float">
            <text:p>0.8574</text:p>
          </table:table-cell>
        </table:table-row>
        <table:table-row table:style-name="ro2">
          <table:table-cell/>
          <table:table-cell office:value-type="float" office:value="0.8425" calcext:value-type="float">
            <text:p>0.842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551" calcext:value-type="float">
            <text:p>0.8551</text:p>
          </table:table-cell>
        </table:table-row>
        <table:table-row table:style-name="ro2">
          <table:table-cell/>
          <table:table-cell office:value-type="float" office:value="0.8387" calcext:value-type="float">
            <text:p>0.8387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84" calcext:value-type="float">
            <text:p>0.8584</text:p>
          </table:table-cell>
        </table:table-row>
        <table:table-row table:style-name="ro2">
          <table:table-cell/>
          <table:table-cell office:value-type="float" office:value="0.8415" calcext:value-type="float">
            <text:p>0.841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566" calcext:value-type="float">
            <text:p>0.8566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695" calcext:value-type="float">
            <text:p>0.8695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02" calcext:value-type="float">
            <text:p>0.8702</text:p>
          </table:table-cell>
        </table:table-row>
        <table:table-row table:style-name="ro2">
          <table:table-cell/>
          <table:table-cell office:value-type="float" office:value="0.8706" calcext:value-type="float">
            <text:p>0.8706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06" calcext:value-type="float">
            <text:p>0.8706</text:p>
          </table:table-cell>
        </table:table-row>
        <table:table-row table:style-name="ro2">
          <table:table-cell/>
          <table:table-cell office:value-type="float" office:value="0.8701" calcext:value-type="float">
            <text:p>0.8701</text:p>
          </table:table-cell>
          <table:table-cell table:number-columns-repeated="2" office:value-type="float" office:value="0.8706" calcext:value-type="float">
            <text:p>0.8706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96" calcext:value-type="float">
            <text:p>0.8696</text:p>
          </table:table-cell>
        </table:table-row>
        <table:table-row table:style-name="ro2">
          <table:table-cell/>
          <table:table-cell office:value-type="float" office:value="0.8694" calcext:value-type="float">
            <text:p>0.8694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689" calcext:value-type="float">
            <text:p>0.8689</text:p>
          </table:table-cell>
        </table:table-row>
        <table:table-row table:style-name="ro2">
          <table:table-cell/>
          <table:table-cell office:value-type="float" office:value="0.8694" calcext:value-type="float">
            <text:p>0.8694</text:p>
          </table:table-cell>
          <table:table-cell office:value-type="float" office:value="0.87" calcext:value-type="float">
            <text:p>0.8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02" calcext:value-type="float">
            <text:p>0.8702</text:p>
          </table:table-cell>
        </table:table-row>
        <table:table-row table:style-name="ro2">
          <table:table-cell/>
          <table:table-cell office:value-type="float" office:value="0.8695" calcext:value-type="float">
            <text:p>0.8695</text:p>
          </table:table-cell>
          <table:table-cell office:value-type="float" office:value="0.87" calcext:value-type="float">
            <text:p>0.87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2">
          <table:table-cell/>
          <table:table-cell office:value-type="float" office:value="0.8699" calcext:value-type="float">
            <text:p>0.8699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701" calcext:value-type="float">
            <text:p>0.8701</text:p>
          </table:table-cell>
        </table:table-row>
        <table:table-row table:style-name="ro2">
          <table:table-cell/>
          <table:table-cell office:value-type="float" office:value="0.8693" calcext:value-type="float">
            <text:p>0.8693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" calcext:value-type="float">
            <text:p>0.87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84" calcext:value-type="float">
            <text:p>0.8684</text:p>
          </table:table-cell>
        </table:table-row>
        <table:table-row table:style-name="ro2">
          <table:table-cell/>
          <table:table-cell office:value-type="float" office:value="0.8695" calcext:value-type="float">
            <text:p>0.869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2">
          <table:table-cell/>
          <table:table-cell office:value-type="float" office:value="0.8687" calcext:value-type="float">
            <text:p>0.8687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01" calcext:value-type="float">
            <text:p>0.8701</text:p>
          </table:table-cell>
        </table:table-row>
        <table:table-row table:style-name="ro2">
          <table:table-cell/>
          <table:table-cell office:value-type="float" office:value="0.8686" calcext:value-type="float">
            <text:p>0.868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7" calcext:value-type="float">
            <text:p>0.87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83" calcext:value-type="float">
            <text:p>0.8683</text:p>
          </table:table-cell>
        </table:table-row>
        <table:table-row table:style-name="ro2">
          <table:table-cell table:number-columns-repeated="11"/>
        </table:table-row>
        <table:table-row table:style-name="ro5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698" calcext:value-type="float">
            <text:p>0.8698</text:p>
          </table:table-cell>
          <table:table-cell table:formula="of:=AVERAGE([.B76:.F76])" office:value-type="float" office:value="0.84918" calcext:value-type="float">
            <text:p>0.84918</text:p>
          </table:table-cell>
          <table:table-cell table:number-columns-repeated="4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7" calcext:value-type="float">
            <text:p>0.87</text:p>
          </table:table-cell>
          <table:table-cell table:formula="of:=AVERAGE([.B77:.F77])" office:value-type="float" office:value="0.84912" calcext:value-type="float">
            <text:p>0.84912</text:p>
          </table:table-cell>
          <table:table-cell table:number-columns-repeated="4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706" calcext:value-type="float">
            <text:p>0.8706</text:p>
          </table:table-cell>
          <table:table-cell table:formula="of:=AVERAGE([.B78:.F78])" office:value-type="float" office:value="0.84948" calcext:value-type="float">
            <text:p>0.84948</text:p>
          </table:table-cell>
          <table:table-cell table:number-columns-repeated="4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699" calcext:value-type="float">
            <text:p>0.8699</text:p>
          </table:table-cell>
          <table:table-cell table:formula="of:=AVERAGE([.B79:.F79])" office:value-type="float" office:value="0.84886" calcext:value-type="float">
            <text:p>0.84886</text:p>
          </table:table-cell>
          <table:table-cell table:number-columns-repeated="4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114" calcext:value-type="float">
            <text:p>0.8114</text:p>
          </table:table-cell>
          <table:table-cell office:value-type="float" office:value="0.854" calcext:value-type="float">
            <text:p>0.854</text:p>
          </table:table-cell>
          <table:table-cell office:value-type="float" office:value="0.8703" calcext:value-type="float">
            <text:p>0.8703</text:p>
          </table:table-cell>
          <table:table-cell table:formula="of:=AVERAGE([.B80:.F80])" office:value-type="float" office:value="0.84904" calcext:value-type="float">
            <text:p>0.8490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703" calcext:value-type="float">
            <text:p>0.8703</text:p>
          </table:table-cell>
          <table:table-cell table:formula="of:=AVERAGE([.B81:.F81])" office:value-type="float" office:value="0.84864" calcext:value-type="float">
            <text:p>0.84864</text:p>
          </table:table-cell>
          <table:table-cell table:number-columns-repeated="4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7" calcext:value-type="float">
            <text:p>0.87</text:p>
          </table:table-cell>
          <table:table-cell table:formula="of:=AVERAGE([.B82:.F82])" office:value-type="float" office:value="0.84824" calcext:value-type="float">
            <text:p>0.84824</text:p>
          </table:table-cell>
          <table:table-cell table:number-columns-repeated="4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695" calcext:value-type="float">
            <text:p>0.8695</text:p>
          </table:table-cell>
          <table:table-cell table:formula="of:=AVERAGE([.B83:.F83])" office:value-type="float" office:value="0.848" calcext:value-type="float">
            <text:p>0.848</text:p>
          </table:table-cell>
          <table:table-cell table:number-columns-repeated="4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8696" calcext:value-type="float">
            <text:p>0.8696</text:p>
          </table:table-cell>
          <table:table-cell table:formula="of:=AVERAGE([.B84:.F84])" office:value-type="float" office:value="0.8473" calcext:value-type="float">
            <text:p>0.8473</text:p>
          </table:table-cell>
          <table:table-cell table:number-columns-repeated="4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83" calcext:value-type="float">
            <text:p>0.83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7" calcext:value-type="float">
            <text:p>0.87</text:p>
          </table:table-cell>
          <table:table-cell table:formula="of:=AVERAGE([.B85:.F85])" office:value-type="float" office:value="0.84738" calcext:value-type="float">
            <text:p>0.84738</text:p>
          </table:table-cell>
          <table:table-cell table:number-columns-repeated="4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696" calcext:value-type="float">
            <text:p>0.8696</text:p>
          </table:table-cell>
          <table:table-cell table:formula="of:=AVERAGE([.B86:.F86])" office:value-type="float" office:value="0.84722" calcext:value-type="float">
            <text:p>0.84722</text:p>
          </table:table-cell>
          <table:table-cell table:number-columns-repeated="4"/>
        </table:table-row>
      </table:table>
      <table:table table:name="result_Triangle" table:style-name="ta1">
        <table:table-column table:style-name="co1" table:number-columns-repeated="14" table:default-cell-style-name="Default"/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float" office:value="0.8339" calcext:value-type="float">
            <text:p>0.8339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29" calcext:value-type="float">
            <text:p>0.83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42" calcext:value-type="float">
            <text:p>0.834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46" calcext:value-type="float">
            <text:p>0.834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47" calcext:value-type="float">
            <text:p>0.834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333" calcext:value-type="float">
            <text:p>0.83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45" calcext:value-type="float">
            <text:p>0.8345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3" calcext:value-type="float">
            <text:p>0.8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58" calcext:value-type="float">
            <text:p>0.8358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44" calcext:value-type="float">
            <text:p>0.834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42" calcext:value-type="float">
            <text:p>0.8342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45" calcext:value-type="float">
            <text:p>0.8345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45" calcext:value-type="float">
            <text:p>0.834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49" calcext:value-type="float">
            <text:p>0.834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31" calcext:value-type="float">
            <text:p>0.8331</text:p>
          </table:table-cell>
          <table:table-cell table:number-columns-repeated="2" office:value-type="float" office:value="0.8332" calcext:value-type="float">
            <text:p>0.8332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47" calcext:value-type="float">
            <text:p>0.8347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29" calcext:value-type="float">
            <text:p>0.83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48" calcext:value-type="float">
            <text:p>0.8348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52" calcext:value-type="float">
            <text:p>0.8352</text:p>
          </table:table-cell>
          <table:table-cell table:number-columns-repeated="2" office:value-type="float" office:value="0.8337" calcext:value-type="float">
            <text:p>0.833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28" calcext:value-type="float">
            <text:p>0.83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344" calcext:value-type="float">
            <text:p>0.8344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35" calcext:value-type="float">
            <text:p>0.8335</text:p>
          </table:table-cell>
          <table:table-cell table:number-columns-repeated="2" office:value-type="float" office:value="0.8332" calcext:value-type="float">
            <text:p>0.8332</text:p>
          </table:table-cell>
          <table:table-cell table:number-columns-repeated="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float" office:value="0.8769" calcext:value-type="float">
            <text:p>0.876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" calcext:value-type="float">
            <text:p>0.88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" calcext:value-type="float">
            <text:p>0.8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67" calcext:value-type="float">
            <text:p>0.876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804" calcext:value-type="float">
            <text:p>0.880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74" calcext:value-type="float">
            <text:p>0.877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803" calcext:value-type="float">
            <text:p>0.88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7" calcext:value-type="float">
            <text:p>0.877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8811" calcext:value-type="float">
            <text:p>0.88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79" calcext:value-type="float">
            <text:p>0.8779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09" calcext:value-type="float">
            <text:p>0.880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77" calcext:value-type="float">
            <text:p>0.8777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" calcext:value-type="float">
            <text:p>0.88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51" calcext:value-type="float">
            <text:p>0.8751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8" calcext:value-type="float">
            <text:p>0.88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803" calcext:value-type="float">
            <text:p>0.88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67" calcext:value-type="float">
            <text:p>0.876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02" calcext:value-type="float">
            <text:p>0.88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74" calcext:value-type="float">
            <text:p>0.8774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804" calcext:value-type="float">
            <text:p>0.8804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789" calcext:value-type="float">
            <text:p>0.878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69" calcext:value-type="float">
            <text:p>0.8769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77" calcext:value-type="float">
            <text:p>0.8777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8" calcext:value-type="float">
            <text:p>0.88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797" calcext:value-type="float">
            <text:p>0.8797</text:p>
          </table:table-cell>
          <table:table-cell table:number-columns-repeated="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float" office:value="0.8113" calcext:value-type="float">
            <text:p>0.8113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8083" calcext:value-type="float">
            <text:p>0.808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104" calcext:value-type="float">
            <text:p>0.8104</text:p>
          </table:table-cell>
          <table:table-cell office:value-type="float" office:value="0.8114" calcext:value-type="float">
            <text:p>0.8114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76" calcext:value-type="float">
            <text:p>0.807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11" calcext:value-type="float">
            <text:p>0.811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06" calcext:value-type="float">
            <text:p>0.806</text:p>
          </table:table-cell>
          <table:table-cell table:number-columns-repeated="2" office:value-type="float" office:value="0.8071" calcext:value-type="float">
            <text:p>0.80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108" calcext:value-type="float">
            <text:p>0.8108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8054" calcext:value-type="float">
            <text:p>0.805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103" calcext:value-type="float">
            <text:p>0.8103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53" calcext:value-type="float">
            <text:p>0.80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094" calcext:value-type="float">
            <text:p>0.8094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41" calcext:value-type="float">
            <text:p>0.80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082" calcext:value-type="float">
            <text:p>0.8082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041" calcext:value-type="float">
            <text:p>0.8041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8032" calcext:value-type="float">
            <text:p>0.80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063" calcext:value-type="float">
            <text:p>0.8063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015" calcext:value-type="float">
            <text:p>0.8015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015" calcext:value-type="float">
            <text:p>0.801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061" calcext:value-type="float">
            <text:p>0.8061</text:p>
          </table:table-cell>
          <table:table-cell office:value-type="float" office:value="0.8041" calcext:value-type="float">
            <text:p>0.8041</text:p>
          </table:table-cell>
          <table:table-cell table:number-columns-repeated="3" office:value-type="float" office:value="0.8017" calcext:value-type="float">
            <text:p>0.8017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8011" calcext:value-type="float">
            <text:p>0.80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063" calcext:value-type="float">
            <text:p>0.8063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009" calcext:value-type="float">
            <text:p>0.8009</text:p>
          </table:table-cell>
          <table:table-cell table:number-columns-repeated="2" office:value-type="float" office:value="0.7996" calcext:value-type="float">
            <text:p>0.7996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01" calcext:value-type="float">
            <text:p>0.8001</text:p>
          </table:table-cell>
          <table:table-cell office:value-type="float" office:value="0.7994" calcext:value-type="float">
            <text:p>0.79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045" calcext:value-type="float">
            <text:p>0.8045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8" calcext:value-type="float">
            <text:p>0.8</text:p>
          </table:table-cell>
          <table:table-cell office:value-type="float" office:value="0.8001" calcext:value-type="float">
            <text:p>0.8001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7999" calcext:value-type="float">
            <text:p>0.7999</text:p>
          </table:table-cell>
          <table:table-cell table:number-columns-repeated="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float" office:value="0.855" calcext:value-type="float">
            <text:p>0.855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568" calcext:value-type="float">
            <text:p>0.85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22" calcext:value-type="float">
            <text:p>0.8522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614" calcext:value-type="float">
            <text:p>0.86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44" calcext:value-type="float">
            <text:p>0.854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611" calcext:value-type="float">
            <text:p>0.86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62" calcext:value-type="float">
            <text:p>0.8562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587" calcext:value-type="float">
            <text:p>0.85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64" calcext:value-type="float">
            <text:p>0.856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84" calcext:value-type="float">
            <text:p>0.85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33" calcext:value-type="float">
            <text:p>0.8533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603" calcext:value-type="float">
            <text:p>0.8603</text:p>
          </table:table-cell>
          <table:table-cell table:number-columns-repeated="2" office:value-type="float" office:value="0.8583" calcext:value-type="float">
            <text:p>0.858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57" calcext:value-type="float">
            <text:p>0.855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88" calcext:value-type="float">
            <text:p>0.85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82" calcext:value-type="float">
            <text:p>0.8582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85" calcext:value-type="float">
            <text:p>0.85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09" calcext:value-type="float">
            <text:p>0.85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571" calcext:value-type="float">
            <text:p>0.85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35" calcext:value-type="float">
            <text:p>0.8535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575" calcext:value-type="float">
            <text:p>0.85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506" calcext:value-type="float">
            <text:p>0.8506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591" calcext:value-type="float">
            <text:p>0.8591</text:p>
          </table:table-cell>
          <table:table-cell table:number-columns-repeated="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float" office:value="0.8707" calcext:value-type="float">
            <text:p>0.8707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08" calcext:value-type="float">
            <text:p>0.8708</text:p>
          </table:table-cell>
          <table:table-cell table:number-columns-repeated="2" office:value-type="float" office:value="0.869" calcext:value-type="float">
            <text:p>0.86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3" calcext:value-type="float">
            <text:p>0.869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09" calcext:value-type="float">
            <text:p>0.870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04" calcext:value-type="float">
            <text:p>0.870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687" calcext:value-type="float">
            <text:p>0.8687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" calcext:value-type="float">
            <text:p>0.87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05" calcext:value-type="float">
            <text:p>0.87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09" calcext:value-type="float">
            <text:p>0.8709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84" calcext:value-type="float">
            <text:p>0.8684</text:p>
          </table:table-cell>
          <table:table-cell table:number-columns-repeated="2" office:value-type="float" office:value="0.8706" calcext:value-type="float">
            <text:p>0.870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686" calcext:value-type="float">
            <text:p>0.868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97" calcext:value-type="float">
            <text:p>0.869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697" calcext:value-type="float">
            <text:p>0.869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92" calcext:value-type="float">
            <text:p>0.86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695" calcext:value-type="float">
            <text:p>0.869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7" calcext:value-type="float">
            <text:p>0.87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702" calcext:value-type="float">
            <text:p>0.87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695" calcext:value-type="float">
            <text:p>0.8695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88" calcext:value-type="float">
            <text:p>0.86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697" calcext:value-type="float">
            <text:p>0.8697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87" calcext:value-type="float">
            <text:p>0.86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699" calcext:value-type="float">
            <text:p>0.8699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" calcext:value-type="float">
            <text:p>0.87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84" calcext:value-type="float">
            <text:p>0.86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713" calcext:value-type="float">
            <text:p>0.8713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6" calcext:value-type="float">
            <text:p>0.8696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5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EAN</text:p>
          </table:table-cell>
          <table:table-cell table:number-columns-repeated="7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696" calcext:value-type="float">
            <text:p>0.8696</text:p>
          </table:table-cell>
          <table:table-cell table:formula="of:=AVERAGE([.B76:.F76])" office:value-type="float" office:value="0.84994" calcext:value-type="float">
            <text:p>0.84994</text:p>
          </table:table-cell>
          <table:table-cell table:number-columns-repeated="7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8" calcext:value-type="float">
            <text:p>0.88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702" calcext:value-type="float">
            <text:p>0.8702</text:p>
          </table:table-cell>
          <table:table-cell table:formula="of:=AVERAGE([.B77:.F77])" office:value-type="float" office:value="0.85022" calcext:value-type="float">
            <text:p>0.85022</text:p>
          </table:table-cell>
          <table:table-cell table:number-columns-repeated="7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704" calcext:value-type="float">
            <text:p>0.8704</text:p>
          </table:table-cell>
          <table:table-cell table:formula="of:=AVERAGE([.B78:.F78])" office:value-type="float" office:value="0.85028" calcext:value-type="float">
            <text:p>0.85028</text:p>
          </table:table-cell>
          <table:table-cell table:number-columns-repeated="7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704" calcext:value-type="float">
            <text:p>0.8704</text:p>
          </table:table-cell>
          <table:table-cell table:formula="of:=AVERAGE([.B79:.F79])" office:value-type="float" office:value="0.85016" calcext:value-type="float">
            <text:p>0.85016</text:p>
          </table:table-cell>
          <table:table-cell table:number-columns-repeated="2"/>
          <table:table-cell office:value-type="float" office:value="0.8389" calcext:value-type="float">
            <text:p>0.838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697" calcext:value-type="float">
            <text:p>0.8697</text:p>
          </table:table-cell>
          <table:table-cell table:formula="of:=AVERAGE([.B80:.F80])" office:value-type="float" office:value="0.84988" calcext:value-type="float">
            <text:p>0.84988</text:p>
          </table:table-cell>
          <table:table-cell table:number-columns-repeated="2"/>
          <table:table-cell office:value-type="float" office:value="0.8392" calcext:value-type="float">
            <text:p>0.8392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697" calcext:value-type="float">
            <text:p>0.86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97" calcext:value-type="float">
            <text:p>0.8697</text:p>
          </table:table-cell>
          <table:table-cell table:formula="of:=AVERAGE([.B81:.F81])" office:value-type="float" office:value="0.84938" calcext:value-type="float">
            <text:p>0.84938</text:p>
          </table:table-cell>
          <table:table-cell table:number-columns-repeated="2"/>
          <table:table-cell office:value-type="float" office:value="0.8391" calcext:value-type="float">
            <text:p>0.8391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696" calcext:value-type="float">
            <text:p>0.8696</text:p>
          </table:table-cell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699" calcext:value-type="float">
            <text:p>0.8699</text:p>
          </table:table-cell>
          <table:table-cell table:formula="of:=AVERAGE([.B82:.F82])" office:value-type="float" office:value="0.84946" calcext:value-type="float">
            <text:p>0.84946</text:p>
          </table:table-cell>
          <table:table-cell table:number-columns-repeated="2"/>
          <table:table-cell office:value-type="float" office:value="0.8389" calcext:value-type="float">
            <text:p>0.8389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11" calcext:value-type="float">
            <text:p>0.811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695" calcext:value-type="float">
            <text:p>0.8695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7" calcext:value-type="float">
            <text:p>0.87</text:p>
          </table:table-cell>
          <table:table-cell table:formula="of:=AVERAGE([.B83:.F83])" office:value-type="float" office:value="0.84868" calcext:value-type="float">
            <text:p>0.84868</text:p>
          </table:table-cell>
          <table:table-cell table:number-columns-repeated="2"/>
          <table:table-cell office:value-type="float" office:value="0.8389" calcext:value-type="float">
            <text:p>0.8389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1" calcext:value-type="float">
            <text:p>0.8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696" calcext:value-type="float">
            <text:p>0.8696</text:p>
          </table:table-cell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694" calcext:value-type="float">
            <text:p>0.8694</text:p>
          </table:table-cell>
          <table:table-cell table:formula="of:=AVERAGE([.B84:.F84])" office:value-type="float" office:value="0.8481" calcext:value-type="float">
            <text:p>0.8481</text:p>
          </table:table-cell>
          <table:table-cell table:number-columns-repeated="2"/>
          <table:table-cell office:value-type="float" office:value="0.8387" calcext:value-type="float">
            <text:p>0.8387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99" calcext:value-type="float">
            <text:p>0.8699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8699" calcext:value-type="float">
            <text:p>0.8699</text:p>
          </table:table-cell>
          <table:table-cell table:formula="of:=AVERAGE([.B85:.F85])" office:value-type="float" office:value="0.84816" calcext:value-type="float">
            <text:p>0.84816</text:p>
          </table:table-cell>
          <table:table-cell table:number-columns-repeated="7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834" calcext:value-type="float">
            <text:p>0.834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697" calcext:value-type="float">
            <text:p>0.8697</text:p>
          </table:table-cell>
          <table:table-cell table:formula="of:=AVERAGE([.B86:.F86])" office:value-type="float" office:value="0.84792" calcext:value-type="float">
            <text:p>0.84792</text:p>
          </table:table-cell>
          <table:table-cell table:number-columns-repeated="7"/>
        </table:table-row>
        <table:table-row table:style-name="ro2" table:number-rows-repeated="10484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esult_WeightTriangle_Scale_0.5" table:style-name="ta1"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365" calcext:value-type="float">
            <text:p>0.8365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2">
          <table:table-cell/>
          <table:table-cell office:value-type="float" office:value="0.8362" calcext:value-type="float">
            <text:p>0.8362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5" calcext:value-type="float">
            <text:p>0.8325</text:p>
          </table:table-cell>
        </table:table-row>
        <table:table-row table:style-name="ro2">
          <table:table-cell/>
          <table:table-cell office:value-type="float" office:value="0.8346" calcext:value-type="float">
            <text:p>0.8346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42" calcext:value-type="float">
            <text:p>0.8342</text:p>
          </table:table-cell>
        </table:table-row>
        <table:table-row table:style-name="ro2">
          <table:table-cell/>
          <table:table-cell office:value-type="float" office:value="0.8366" calcext:value-type="float">
            <text:p>0.8366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42" calcext:value-type="float">
            <text:p>0.8342</text:p>
          </table:table-cell>
        </table:table-row>
        <table:table-row table:style-name="ro2">
          <table:table-cell/>
          <table:table-cell office:value-type="float" office:value="0.8351" calcext:value-type="float">
            <text:p>0.8351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56" calcext:value-type="float">
            <text:p>0.8356</text:p>
          </table:table-cell>
        </table:table-row>
        <table:table-row table:style-name="ro2">
          <table:table-cell/>
          <table:table-cell office:value-type="float" office:value="0.8358" calcext:value-type="float">
            <text:p>0.8358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45" calcext:value-type="float">
            <text:p>0.8345</text:p>
          </table:table-cell>
          <table:table-cell table:number-columns-repeated="2" office:value-type="float" office:value="0.8339" calcext:value-type="float">
            <text:p>0.833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58" calcext:value-type="float">
            <text:p>0.8358</text:p>
          </table:table-cell>
        </table:table-row>
        <table:table-row table:style-name="ro2">
          <table:table-cell/>
          <table:table-cell office:value-type="float" office:value="0.8355" calcext:value-type="float">
            <text:p>0.8355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326" calcext:value-type="float">
            <text:p>0.8326</text:p>
          </table:table-cell>
          <table:table-cell table:number-columns-repeated="2" office:value-type="float" office:value="0.8331" calcext:value-type="float">
            <text:p>0.8331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31" calcext:value-type="float">
            <text:p>0.8331</text:p>
          </table:table-cell>
        </table:table-row>
        <table:table-row table:style-name="ro2">
          <table:table-cell/>
          <table:table-cell office:value-type="float" office:value="0.8332" calcext:value-type="float">
            <text:p>0.8332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34" calcext:value-type="float">
            <text:p>0.8334</text:p>
          </table:table-cell>
        </table:table-row>
        <table:table-row table:style-name="ro2">
          <table:table-cell/>
          <table:table-cell office:value-type="float" office:value="0.8344" calcext:value-type="float">
            <text:p>0.8344</text:p>
          </table:table-cell>
          <table:table-cell office:value-type="float" office:value="0.8356" calcext:value-type="float">
            <text:p>0.8356</text:p>
          </table:table-cell>
          <table:table-cell table:number-columns-repeated="2" office:value-type="float" office:value="0.8341" calcext:value-type="float">
            <text:p>0.8341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28" calcext:value-type="float">
            <text:p>0.8328</text:p>
          </table:table-cell>
        </table:table-row>
        <table:table-row table:style-name="ro2">
          <table:table-cell/>
          <table:table-cell office:value-type="float" office:value="0.8336" calcext:value-type="float">
            <text:p>0.833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6" calcext:value-type="float">
            <text:p>0.8326</text:p>
          </table:table-cell>
          <table:table-cell table:number-columns-repeated="2" office:value-type="float" office:value="0.8334" calcext:value-type="float">
            <text:p>0.8334</text:p>
          </table:table-cell>
        </table:table-row>
        <table:table-row table:style-name="ro2">
          <table:table-cell/>
          <table:table-cell office:value-type="float" office:value="0.8345" calcext:value-type="float">
            <text:p>0.8345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27" calcext:value-type="float">
            <text:p>0.8327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759" calcext:value-type="float">
            <text:p>0.8759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794" calcext:value-type="float">
            <text:p>0.8794</text:p>
          </table:table-cell>
        </table:table-row>
        <table:table-row table:style-name="ro2">
          <table:table-cell/>
          <table:table-cell office:value-type="float" office:value="0.876" calcext:value-type="float">
            <text:p>0.876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2" calcext:value-type="float">
            <text:p>0.882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" calcext:value-type="float">
            <text:p>0.88</text:p>
          </table:table-cell>
        </table:table-row>
        <table:table-row table:style-name="ro2">
          <table:table-cell/>
          <table:table-cell office:value-type="float" office:value="0.8769" calcext:value-type="float">
            <text:p>0.8769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797" calcext:value-type="float">
            <text:p>0.8797</text:p>
          </table:table-cell>
        </table:table-row>
        <table:table-row table:style-name="ro2">
          <table:table-cell/>
          <table:table-cell office:value-type="float" office:value="0.8776" calcext:value-type="float">
            <text:p>0.8776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95" calcext:value-type="float">
            <text:p>0.8795</text:p>
          </table:table-cell>
        </table:table-row>
        <table:table-row table:style-name="ro2">
          <table:table-cell/>
          <table:table-cell office:value-type="float" office:value="0.8793" calcext:value-type="float">
            <text:p>0.8793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05" calcext:value-type="float">
            <text:p>0.8805</text:p>
          </table:table-cell>
        </table:table-row>
        <table:table-row table:style-name="ro2">
          <table:table-cell/>
          <table:table-cell office:value-type="float" office:value="0.8775" calcext:value-type="float">
            <text:p>0.8775</text:p>
          </table:table-cell>
          <table:table-cell table:number-columns-repeated="2" office:value-type="float" office:value="0.8791" calcext:value-type="float">
            <text:p>0.8791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796" calcext:value-type="float">
            <text:p>0.8796</text:p>
          </table:table-cell>
        </table:table-row>
        <table:table-row table:style-name="ro2">
          <table:table-cell/>
          <table:table-cell office:value-type="float" office:value="0.8789" calcext:value-type="float">
            <text:p>0.8789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8801" calcext:value-type="float">
            <text:p>0.8801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798" calcext:value-type="float">
            <text:p>0.8798</text:p>
          </table:table-cell>
        </table:table-row>
        <table:table-row table:style-name="ro2">
          <table:table-cell/>
          <table:table-cell office:value-type="float" office:value="0.8776" calcext:value-type="float">
            <text:p>0.8776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789" calcext:value-type="float">
            <text:p>0.8789</text:p>
          </table:table-cell>
        </table:table-row>
        <table:table-row table:style-name="ro2">
          <table:table-cell/>
          <table:table-cell office:value-type="float" office:value="0.876" calcext:value-type="float">
            <text:p>0.876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08" calcext:value-type="float">
            <text:p>0.8808</text:p>
          </table:table-cell>
        </table:table-row>
        <table:table-row table:style-name="ro2">
          <table:table-cell/>
          <table:table-cell office:value-type="float" office:value="0.8772" calcext:value-type="float">
            <text:p>0.8772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03" calcext:value-type="float">
            <text:p>0.8803</text:p>
          </table:table-cell>
        </table:table-row>
        <table:table-row table:style-name="ro2">
          <table:table-cell/>
          <table:table-cell office:value-type="float" office:value="0.8772" calcext:value-type="float">
            <text:p>0.8772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5" calcext:value-type="float">
            <text:p>0.8795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14" calcext:value-type="float">
            <text:p>0.814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2">
          <table:table-cell/>
          <table:table-cell office:value-type="float" office:value="0.8093" calcext:value-type="float">
            <text:p>0.8093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1" calcext:value-type="float">
            <text:p>0.81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75" calcext:value-type="float">
            <text:p>0.8075</text:p>
          </table:table-cell>
          <table:table-cell table:number-columns-repeated="2" office:value-type="float" office:value="0.8083" calcext:value-type="float">
            <text:p>0.8083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8077" calcext:value-type="float">
            <text:p>0.8077</text:p>
          </table:table-cell>
        </table:table-row>
        <table:table-row table:style-name="ro2">
          <table:table-cell/>
          <table:table-cell office:value-type="float" office:value="0.8109" calcext:value-type="float">
            <text:p>0.8109</text:p>
          </table:table-cell>
          <table:table-cell office:value-type="float" office:value="0.812" calcext:value-type="float">
            <text:p>0.812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068" calcext:value-type="float">
            <text:p>0.8068</text:p>
          </table:table-cell>
        </table:table-row>
        <table:table-row table:style-name="ro2">
          <table:table-cell/>
          <table:table-cell office:value-type="float" office:value="0.8107" calcext:value-type="float">
            <text:p>0.8107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088" calcext:value-type="float">
            <text:p>0.8088</text:p>
          </table:table-cell>
          <table:table-cell table:number-columns-repeated="2" office:value-type="float" office:value="0.8065" calcext:value-type="float">
            <text:p>0.806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2">
          <table:table-cell/>
          <table:table-cell office:value-type="float" office:value="0.81" calcext:value-type="float">
            <text:p>0.81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041" calcext:value-type="float">
            <text:p>0.8041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2">
          <table:table-cell/>
          <table:table-cell office:value-type="float" office:value="0.8096" calcext:value-type="float">
            <text:p>0.8096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078" calcext:value-type="float">
            <text:p>0.8078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33" calcext:value-type="float">
            <text:p>0.8033</text:p>
          </table:table-cell>
        </table:table-row>
        <table:table-row table:style-name="ro2">
          <table:table-cell/>
          <table:table-cell office:value-type="float" office:value="0.8073" calcext:value-type="float">
            <text:p>0.8073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034" calcext:value-type="float">
            <text:p>0.8034</text:p>
          </table:table-cell>
        </table:table-row>
        <table:table-row table:style-name="ro2">
          <table:table-cell/>
          <table:table-cell office:value-type="float" office:value="0.8079" calcext:value-type="float">
            <text:p>0.807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16" calcext:value-type="float">
            <text:p>0.8016</text:p>
          </table:table-cell>
          <table:table-cell table:number-columns-repeated="2" office:value-type="float" office:value="0.8024" calcext:value-type="float">
            <text:p>0.8024</text:p>
          </table:table-cell>
        </table:table-row>
        <table:table-row table:style-name="ro2">
          <table:table-cell/>
          <table:table-cell office:value-type="float" office:value="0.8076" calcext:value-type="float">
            <text:p>0.8076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007" calcext:value-type="float">
            <text:p>0.8007</text:p>
          </table:table-cell>
        </table:table-row>
        <table:table-row table:style-name="ro2">
          <table:table-cell/>
          <table:table-cell office:value-type="float" office:value="0.8069" calcext:value-type="float">
            <text:p>0.80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7991" calcext:value-type="float">
            <text:p>0.7991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7991" calcext:value-type="float">
            <text:p>0.7991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7997" calcext:value-type="float">
            <text:p>0.7997</text:p>
          </table:table-cell>
        </table:table-row>
        <table:table-row table:style-name="ro2">
          <table:table-cell/>
          <table:table-cell office:value-type="float" office:value="0.8035" calcext:value-type="float">
            <text:p>0.8035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7997" calcext:value-type="float">
            <text:p>0.7997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7979" calcext:value-type="float">
            <text:p>0.7979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546" calcext:value-type="float">
            <text:p>0.85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602" calcext:value-type="float">
            <text:p>0.8602</text:p>
          </table:table-cell>
        </table:table-row>
        <table:table-row table:style-name="ro2">
          <table:table-cell/>
          <table:table-cell office:value-type="float" office:value="0.8542" calcext:value-type="float">
            <text:p>0.8542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601" calcext:value-type="float">
            <text:p>0.8601</text:p>
          </table:table-cell>
          <table:table-cell table:number-columns-repeated="2" office:value-type="float" office:value="0.8599" calcext:value-type="float">
            <text:p>0.8599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624" calcext:value-type="float">
            <text:p>0.8624</text:p>
          </table:table-cell>
        </table:table-row>
        <table:table-row table:style-name="ro2">
          <table:table-cell/>
          <table:table-cell office:value-type="float" office:value="0.8579" calcext:value-type="float">
            <text:p>0.8579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59" calcext:value-type="float">
            <text:p>0.8559</text:p>
          </table:table-cell>
        </table:table-row>
        <table:table-row table:style-name="ro2">
          <table:table-cell/>
          <table:table-cell office:value-type="float" office:value="0.8522" calcext:value-type="float">
            <text:p>0.8522</text:p>
          </table:table-cell>
          <table:table-cell table:number-columns-repeated="2" office:value-type="float" office:value="0.8551" calcext:value-type="float">
            <text:p>0.8551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862" calcext:value-type="float">
            <text:p>0.862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2">
          <table:table-cell/>
          <table:table-cell office:value-type="float" office:value="0.8548" calcext:value-type="float">
            <text:p>0.8548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8609" calcext:value-type="float">
            <text:p>0.8609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618" calcext:value-type="float">
            <text:p>0.8618</text:p>
          </table:table-cell>
        </table:table-row>
        <table:table-row table:style-name="ro2">
          <table:table-cell/>
          <table:table-cell office:value-type="float" office:value="0.8571" calcext:value-type="float">
            <text:p>0.8571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624" calcext:value-type="float">
            <text:p>0.8624</text:p>
          </table:table-cell>
          <table:table-cell table:number-columns-repeated="2" office:value-type="float" office:value="0.8593" calcext:value-type="float">
            <text:p>0.8593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04" calcext:value-type="float">
            <text:p>0.8604</text:p>
          </table:table-cell>
        </table:table-row>
        <table:table-row table:style-name="ro2">
          <table:table-cell/>
          <table:table-cell office:value-type="float" office:value="0.8606" calcext:value-type="float">
            <text:p>0.8606</text:p>
          </table:table-cell>
          <table:table-cell table:number-columns-repeated="2" office:value-type="float" office:value="0.8585" calcext:value-type="float">
            <text:p>0.858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576" calcext:value-type="float">
            <text:p>0.8576</text:p>
          </table:table-cell>
        </table:table-row>
        <table:table-row table:style-name="ro2">
          <table:table-cell/>
          <table:table-cell office:value-type="float" office:value="0.8571" calcext:value-type="float">
            <text:p>0.857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575" calcext:value-type="float">
            <text:p>0.8575</text:p>
          </table:table-cell>
        </table:table-row>
        <table:table-row table:style-name="ro2">
          <table:table-cell/>
          <table:table-cell office:value-type="float" office:value="0.8565" calcext:value-type="float">
            <text:p>0.856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62" calcext:value-type="float">
            <text:p>0.862</text:p>
          </table:table-cell>
          <table:table-cell office:value-type="float" office:value="0.8562" calcext:value-type="float">
            <text:p>0.8562</text:p>
          </table:table-cell>
        </table:table-row>
        <table:table-row table:style-name="ro2">
          <table:table-cell/>
          <table:table-cell office:value-type="float" office:value="0.8548" calcext:value-type="float">
            <text:p>0.8548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2">
          <table:table-cell/>
          <table:table-cell office:value-type="float" office:value="0.8537" calcext:value-type="float">
            <text:p>0.8537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551" calcext:value-type="float">
            <text:p>0.8551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68" calcext:value-type="float">
            <text:p>0.868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2">
          <table:table-cell/>
          <table:table-cell office:value-type="float" office:value="0.8698" calcext:value-type="float">
            <text:p>0.8698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2">
          <table:table-cell/>
          <table:table-cell office:value-type="float" office:value="0.872" calcext:value-type="float">
            <text:p>0.872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92" calcext:value-type="float">
            <text:p>0.8692</text:p>
          </table:table-cell>
        </table:table-row>
        <table:table-row table:style-name="ro2">
          <table:table-cell/>
          <table:table-cell office:value-type="float" office:value="0.8705" calcext:value-type="float">
            <text:p>0.8705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77" calcext:value-type="float">
            <text:p>0.8677</text:p>
          </table:table-cell>
        </table:table-row>
        <table:table-row table:style-name="ro2">
          <table:table-cell/>
          <table:table-cell office:value-type="float" office:value="0.8702" calcext:value-type="float">
            <text:p>0.8702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01" calcext:value-type="float">
            <text:p>0.8701</text:p>
          </table:table-cell>
        </table:table-row>
        <table:table-row table:style-name="ro2">
          <table:table-cell/>
          <table:table-cell office:value-type="float" office:value="0.8702" calcext:value-type="float">
            <text:p>0.8702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04" calcext:value-type="float">
            <text:p>0.8704</text:p>
          </table:table-cell>
        </table:table-row>
        <table:table-row table:style-name="ro2">
          <table:table-cell/>
          <table:table-cell office:value-type="float" office:value="0.8723" calcext:value-type="float">
            <text:p>0.8723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82" calcext:value-type="float">
            <text:p>0.8682</text:p>
          </table:table-cell>
        </table:table-row>
        <table:table-row table:style-name="ro2">
          <table:table-cell/>
          <table:table-cell office:value-type="float" office:value="0.8705" calcext:value-type="float">
            <text:p>0.870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76" calcext:value-type="float">
            <text:p>0.8676</text:p>
          </table:table-cell>
        </table:table-row>
        <table:table-row table:style-name="ro2">
          <table:table-cell/>
          <table:table-cell office:value-type="float" office:value="0.8695" calcext:value-type="float">
            <text:p>0.8695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82" calcext:value-type="float">
            <text:p>0.8682</text:p>
          </table:table-cell>
        </table:table-row>
        <table:table-row table:style-name="ro2">
          <table:table-cell/>
          <table:table-cell office:value-type="float" office:value="0.8679" calcext:value-type="float">
            <text:p>0.8679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84" calcext:value-type="float">
            <text:p>0.8684</text:p>
          </table:table-cell>
          <table:table-cell table:number-columns-repeated="2" office:value-type="float" office:value="0.8701" calcext:value-type="float">
            <text:p>0.8701</text:p>
          </table:table-cell>
        </table:table-row>
        <table:table-row table:style-name="ro2">
          <table:table-cell/>
          <table:table-cell office:value-type="float" office:value="0.8688" calcext:value-type="float">
            <text:p>0.8688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92" calcext:value-type="float">
            <text:p>0.8692</text:p>
          </table:table-cell>
        </table:table-row>
        <table:table-row table:style-name="ro2">
          <table:table-cell table:number-columns-repeated="11"/>
        </table:table-row>
        <table:table-row table:style-name="ro5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09" calcext:value-type="float">
            <text:p>0.809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698" calcext:value-type="float">
            <text:p>0.8698</text:p>
          </table:table-cell>
          <table:table-cell table:formula="of:=AVERAGE([.B76:.F76])" office:value-type="float" office:value="0.85006" calcext:value-type="float">
            <text:p>0.85006</text:p>
          </table:table-cell>
          <table:table-cell table:number-columns-repeated="4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03" calcext:value-type="float">
            <text:p>0.8703</text:p>
          </table:table-cell>
          <table:table-cell table:formula="of:=AVERAGE([.B77:.F77])"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693" calcext:value-type="float">
            <text:p>0.8693</text:p>
          </table:table-cell>
          <table:table-cell table:formula="of:=AVERAGE([.B78:.F78])" office:value-type="float" office:value="0.85002" calcext:value-type="float">
            <text:p>0.85002</text:p>
          </table:table-cell>
          <table:table-cell table:number-columns-repeated="4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702" calcext:value-type="float">
            <text:p>0.8702</text:p>
          </table:table-cell>
          <table:table-cell table:formula="of:=AVERAGE([.B79:.F79])" office:value-type="float" office:value="0.84992" calcext:value-type="float">
            <text:p>0.84992</text:p>
          </table:table-cell>
          <table:table-cell table:number-columns-repeated="4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834" calcext:value-type="float">
            <text:p>0.834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695" calcext:value-type="float">
            <text:p>0.8695</text:p>
          </table:table-cell>
          <table:table-cell table:formula="of:=AVERAGE([.B80:.F80])" office:value-type="float" office:value="0.84984" calcext:value-type="float">
            <text:p>0.8498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698" calcext:value-type="float">
            <text:p>0.8698</text:p>
          </table:table-cell>
          <table:table-cell table:formula="of:=AVERAGE([.B81:.F81])" office:value-type="float" office:value="0.84992" calcext:value-type="float">
            <text:p>0.84992</text:p>
          </table:table-cell>
          <table:table-cell table:number-columns-repeated="4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8" calcext:value-type="float">
            <text:p>0.88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699" calcext:value-type="float">
            <text:p>0.8699</text:p>
          </table:table-cell>
          <table:table-cell table:formula="of:=AVERAGE([.B82:.F82])" office:value-type="float" office:value="0.84908" calcext:value-type="float">
            <text:p>0.84908</text:p>
          </table:table-cell>
          <table:table-cell table:number-columns-repeated="4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703" calcext:value-type="float">
            <text:p>0.8703</text:p>
          </table:table-cell>
          <table:table-cell table:formula="of:=AVERAGE([.B83:.F83])" office:value-type="float" office:value="0.84862" calcext:value-type="float">
            <text:p>0.84862</text:p>
          </table:table-cell>
          <table:table-cell table:number-columns-repeated="4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689" calcext:value-type="float">
            <text:p>0.8689</text:p>
          </table:table-cell>
          <table:table-cell table:formula="of:=AVERAGE([.B84:.F84])" office:value-type="float" office:value="0.848" calcext:value-type="float">
            <text:p>0.848</text:p>
          </table:table-cell>
          <table:table-cell table:number-columns-repeated="4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693" calcext:value-type="float">
            <text:p>0.8693</text:p>
          </table:table-cell>
          <table:table-cell table:formula="of:=AVERAGE([.B85:.F85])" office:value-type="float" office:value="0.84794" calcext:value-type="float">
            <text:p>0.84794</text:p>
          </table:table-cell>
          <table:table-cell table:number-columns-repeated="4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693" calcext:value-type="float">
            <text:p>0.8693</text:p>
          </table:table-cell>
          <table:table-cell table:formula="of:=AVERAGE([.B86:.F86])" office:value-type="float" office:value="0.84812" calcext:value-type="float">
            <text:p>0.84812</text:p>
          </table:table-cell>
          <table:table-cell table:number-columns-repeated="4"/>
        </table:table-row>
      </table:table>
      <table:table table:name="result_WeightTriangle_Scale_1.0" table:style-name="ta1"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344" calcext:value-type="float">
            <text:p>0.8344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2">
          <table:table-cell/>
          <table:table-cell office:value-type="float" office:value="0.8361" calcext:value-type="float">
            <text:p>0.8361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29" calcext:value-type="float">
            <text:p>0.8329</text:p>
          </table:table-cell>
        </table:table-row>
        <table:table-row table:style-name="ro2">
          <table:table-cell/>
          <table:table-cell office:value-type="float" office:value="0.835" calcext:value-type="float">
            <text:p>0.835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28" calcext:value-type="float">
            <text:p>0.8328</text:p>
          </table:table-cell>
          <table:table-cell table:number-columns-repeated="2" office:value-type="float" office:value="0.8324" calcext:value-type="float">
            <text:p>0.832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41" calcext:value-type="float">
            <text:p>0.8341</text:p>
          </table:table-cell>
        </table:table-row>
        <table:table-row table:style-name="ro2">
          <table:table-cell/>
          <table:table-cell office:value-type="float" office:value="0.8366" calcext:value-type="float">
            <text:p>0.8366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29" calcext:value-type="float">
            <text:p>0.8329</text:p>
          </table:table-cell>
        </table:table-row>
        <table:table-row table:style-name="ro2">
          <table:table-cell/>
          <table:table-cell office:value-type="float" office:value="0.835" calcext:value-type="float">
            <text:p>0.835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2">
          <table:table-cell/>
          <table:table-cell office:value-type="float" office:value="0.8313" calcext:value-type="float">
            <text:p>0.8313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/>
          <table:table-cell office:value-type="float" office:value="0.8367" calcext:value-type="float">
            <text:p>0.8367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45" calcext:value-type="float">
            <text:p>0.8345</text:p>
          </table:table-cell>
        </table:table-row>
        <table:table-row table:style-name="ro2">
          <table:table-cell/>
          <table:table-cell office:value-type="float" office:value="0.8357" calcext:value-type="float">
            <text:p>0.835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344" calcext:value-type="float">
            <text:p>0.8344</text:p>
          </table:table-cell>
        </table:table-row>
        <table:table-row table:style-name="ro2">
          <table:table-cell/>
          <table:table-cell office:value-type="float" office:value="0.8336" calcext:value-type="float">
            <text:p>0.8336</text:p>
          </table:table-cell>
          <table:table-cell table:number-columns-repeated="2" office:value-type="float" office:value="0.8356" calcext:value-type="float">
            <text:p>0.835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2">
          <table:table-cell/>
          <table:table-cell office:value-type="float" office:value="0.8337" calcext:value-type="float">
            <text:p>0.833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36" calcext:value-type="float">
            <text:p>0.8336</text:p>
          </table:table-cell>
        </table:table-row>
        <table:table-row table:style-name="ro2">
          <table:table-cell/>
          <table:table-cell office:value-type="float" office:value="0.8362" calcext:value-type="float">
            <text:p>0.8362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34" calcext:value-type="float">
            <text:p>0.8334</text:p>
          </table:table-cell>
          <table:table-cell table:number-columns-repeated="2" office:value-type="float" office:value="0.8331" calcext:value-type="float">
            <text:p>0.8331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766" calcext:value-type="float">
            <text:p>0.8766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2">
          <table:table-cell/>
          <table:table-cell office:value-type="float" office:value="0.8776" calcext:value-type="float">
            <text:p>0.8776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8" calcext:value-type="float">
            <text:p>0.88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23" calcext:value-type="float">
            <text:p>0.8823</text:p>
          </table:table-cell>
        </table:table-row>
        <table:table-row table:style-name="ro2">
          <table:table-cell/>
          <table:table-cell office:value-type="float" office:value="0.8769" calcext:value-type="float">
            <text:p>0.876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799" calcext:value-type="float">
            <text:p>0.8799</text:p>
          </table:table-cell>
        </table:table-row>
        <table:table-row table:style-name="ro2">
          <table:table-cell/>
          <table:table-cell office:value-type="float" office:value="0.8756" calcext:value-type="float">
            <text:p>0.8756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13" calcext:value-type="float">
            <text:p>0.8813</text:p>
          </table:table-cell>
        </table:table-row>
        <table:table-row table:style-name="ro2">
          <table:table-cell/>
          <table:table-cell office:value-type="float" office:value="0.8767" calcext:value-type="float">
            <text:p>0.876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8787" calcext:value-type="float">
            <text:p>0.8787</text:p>
          </table:table-cell>
        </table:table-row>
        <table:table-row table:style-name="ro2">
          <table:table-cell/>
          <table:table-cell office:value-type="float" office:value="0.8774" calcext:value-type="float">
            <text:p>0.8774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" calcext:value-type="float">
            <text:p>0.88</text:p>
          </table:table-cell>
          <table:table-cell office:value-type="float" office:value="0.8806" calcext:value-type="float">
            <text:p>0.8806</text:p>
          </table:table-cell>
        </table:table-row>
        <table:table-row table:style-name="ro2">
          <table:table-cell/>
          <table:table-cell office:value-type="float" office:value="0.8771" calcext:value-type="float">
            <text:p>0.8771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" calcext:value-type="float">
            <text:p>0.88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02" calcext:value-type="float">
            <text:p>0.8802</text:p>
          </table:table-cell>
        </table:table-row>
        <table:table-row table:style-name="ro2">
          <table:table-cell/>
          <table:table-cell office:value-type="float" office:value="0.8773" calcext:value-type="float">
            <text:p>0.8773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04" calcext:value-type="float">
            <text:p>0.8804</text:p>
          </table:table-cell>
        </table:table-row>
        <table:table-row table:style-name="ro2">
          <table:table-cell/>
          <table:table-cell office:value-type="float" office:value="0.8766" calcext:value-type="float">
            <text:p>0.8766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74" calcext:value-type="float">
            <text:p>0.8774</text:p>
          </table:table-cell>
        </table:table-row>
        <table:table-row table:style-name="ro2">
          <table:table-cell/>
          <table:table-cell office:value-type="float" office:value="0.8766" calcext:value-type="float">
            <text:p>0.8766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" calcext:value-type="float">
            <text:p>0.88</text:p>
          </table:table-cell>
        </table:table-row>
        <table:table-row table:style-name="ro2">
          <table:table-cell/>
          <table:table-cell office:value-type="float" office:value="0.8766" calcext:value-type="float">
            <text:p>0.8766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788" calcext:value-type="float">
            <text:p>0.8788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144" calcext:value-type="float">
            <text:p>0.8144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" calcext:value-type="float">
            <text:p>0.81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087" calcext:value-type="float">
            <text:p>0.8087</text:p>
          </table:table-cell>
        </table:table-row>
        <table:table-row table:style-name="ro2">
          <table:table-cell/>
          <table:table-cell office:value-type="float" office:value="0.8108" calcext:value-type="float">
            <text:p>0.8108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075" calcext:value-type="float">
            <text:p>0.8075</text:p>
          </table:table-cell>
        </table:table-row>
        <table:table-row table:style-name="ro2">
          <table:table-cell/>
          <table:table-cell table:number-columns-repeated="2" office:value-type="float" office:value="0.8112" calcext:value-type="float">
            <text:p>0.8112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67" calcext:value-type="float">
            <text:p>0.8067</text:p>
          </table:table-cell>
          <table:table-cell table:number-columns-repeated="2" office:value-type="float" office:value="0.8073" calcext:value-type="float">
            <text:p>0.8073</text:p>
          </table:table-cell>
        </table:table-row>
        <table:table-row table:style-name="ro2">
          <table:table-cell/>
          <table:table-cell office:value-type="float" office:value="0.81" calcext:value-type="float">
            <text:p>0.81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058" calcext:value-type="float">
            <text:p>0.8058</text:p>
          </table:table-cell>
        </table:table-row>
        <table:table-row table:style-name="ro2">
          <table:table-cell/>
          <table:table-cell office:value-type="float" office:value="0.8133" calcext:value-type="float">
            <text:p>0.8133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55" calcext:value-type="float">
            <text:p>0.8055</text:p>
          </table:table-cell>
        </table:table-row>
        <table:table-row table:style-name="ro2">
          <table:table-cell/>
          <table:table-cell office:value-type="float" office:value="0.8107" calcext:value-type="float">
            <text:p>0.8107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37" calcext:value-type="float">
            <text:p>0.8037</text:p>
          </table:table-cell>
        </table:table-row>
        <table:table-row table:style-name="ro2">
          <table:table-cell/>
          <table:table-cell office:value-type="float" office:value="0.8087" calcext:value-type="float">
            <text:p>0.8087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45" calcext:value-type="float">
            <text:p>0.8045</text:p>
          </table:table-cell>
        </table:table-row>
        <table:table-row table:style-name="ro2">
          <table:table-cell/>
          <table:table-cell office:value-type="float" office:value="0.808" calcext:value-type="float">
            <text:p>0.808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8047" calcext:value-type="float">
            <text:p>0.8047</text:p>
          </table:table-cell>
          <table:table-cell table:number-columns-repeated="2" office:value-type="float" office:value="0.8032" calcext:value-type="float">
            <text:p>0.8032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026" calcext:value-type="float">
            <text:p>0.8026</text:p>
          </table:table-cell>
        </table:table-row>
        <table:table-row table:style-name="ro2">
          <table:table-cell/>
          <table:table-cell office:value-type="float" office:value="0.8057" calcext:value-type="float">
            <text:p>0.8057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8009" calcext:value-type="float">
            <text:p>0.8009</text:p>
          </table:table-cell>
        </table:table-row>
        <table:table-row table:style-name="ro2">
          <table:table-cell/>
          <table:table-cell office:value-type="float" office:value="0.8056" calcext:value-type="float">
            <text:p>0.8056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7991" calcext:value-type="float">
            <text:p>0.799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8012" calcext:value-type="float">
            <text:p>0.8012</text:p>
          </table:table-cell>
        </table:table-row>
        <table:table-row table:style-name="ro2">
          <table:table-cell/>
          <table:table-cell office:value-type="float" office:value="0.8078" calcext:value-type="float">
            <text:p>0.8078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03" calcext:value-type="float">
            <text:p>0.803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7997" calcext:value-type="float">
            <text:p>0.7997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431" calcext:value-type="float">
            <text:p>0.8431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626" calcext:value-type="float">
            <text:p>0.8626</text:p>
          </table:table-cell>
        </table:table-row>
        <table:table-row table:style-name="ro2">
          <table:table-cell/>
          <table:table-cell office:value-type="float" office:value="0.8396" calcext:value-type="float">
            <text:p>0.8396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562" calcext:value-type="float">
            <text:p>0.8562</text:p>
          </table:table-cell>
        </table:table-row>
        <table:table-row table:style-name="ro2">
          <table:table-cell/>
          <table:table-cell office:value-type="float" office:value="0.849" calcext:value-type="float">
            <text:p>0.849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552" calcext:value-type="float">
            <text:p>0.8552</text:p>
          </table:table-cell>
        </table:table-row>
        <table:table-row table:style-name="ro2">
          <table:table-cell/>
          <table:table-cell office:value-type="float" office:value="0.8486" calcext:value-type="float">
            <text:p>0.8486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566" calcext:value-type="float">
            <text:p>0.8566</text:p>
          </table:table-cell>
        </table:table-row>
        <table:table-row table:style-name="ro2">
          <table:table-cell/>
          <table:table-cell office:value-type="float" office:value="0.8464" calcext:value-type="float">
            <text:p>0.8464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" calcext:value-type="float">
            <text:p>0.86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59" calcext:value-type="float">
            <text:p>0.8559</text:p>
          </table:table-cell>
        </table:table-row>
        <table:table-row table:style-name="ro2">
          <table:table-cell/>
          <table:table-cell office:value-type="float" office:value="0.8454" calcext:value-type="float">
            <text:p>0.8454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609" calcext:value-type="float">
            <text:p>0.8609</text:p>
          </table:table-cell>
        </table:table-row>
        <table:table-row table:style-name="ro2">
          <table:table-cell/>
          <table:table-cell office:value-type="float" office:value="0.8524" calcext:value-type="float">
            <text:p>0.8524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568" calcext:value-type="float">
            <text:p>0.8568</text:p>
          </table:table-cell>
        </table:table-row>
        <table:table-row table:style-name="ro2">
          <table:table-cell/>
          <table:table-cell office:value-type="float" office:value="0.8412" calcext:value-type="float">
            <text:p>0.8412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6" calcext:value-type="float">
            <text:p>0.86</text:p>
          </table:table-cell>
          <table:table-cell office:value-type="float" office:value="0.8606" calcext:value-type="float">
            <text:p>0.8606</text:p>
          </table:table-cell>
        </table:table-row>
        <table:table-row table:style-name="ro2">
          <table:table-cell/>
          <table:table-cell office:value-type="float" office:value="0.8462" calcext:value-type="float">
            <text:p>0.8462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613" calcext:value-type="float">
            <text:p>0.8613</text:p>
          </table:table-cell>
        </table:table-row>
        <table:table-row table:style-name="ro2">
          <table:table-cell/>
          <table:table-cell office:value-type="float" office:value="0.8474" calcext:value-type="float">
            <text:p>0.8474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2">
          <table:table-cell/>
          <table:table-cell office:value-type="float" office:value="0.8412" calcext:value-type="float">
            <text:p>0.8412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673" calcext:value-type="float">
            <text:p>0.8673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01" calcext:value-type="float">
            <text:p>0.8701</text:p>
          </table:table-cell>
        </table:table-row>
        <table:table-row table:style-name="ro2">
          <table:table-cell/>
          <table:table-cell office:value-type="float" office:value="0.8677" calcext:value-type="float">
            <text:p>0.8677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98" calcext:value-type="float">
            <text:p>0.8698</text:p>
          </table:table-cell>
        </table:table-row>
        <table:table-row table:style-name="ro2">
          <table:table-cell/>
          <table:table-cell office:value-type="float" office:value="0.8687" calcext:value-type="float">
            <text:p>0.868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82" calcext:value-type="float">
            <text:p>0.8682</text:p>
          </table:table-cell>
          <table:table-cell table:number-columns-repeated="2" office:value-type="float" office:value="0.8674" calcext:value-type="float">
            <text:p>0.8674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75" calcext:value-type="float">
            <text:p>0.8675</text:p>
          </table:table-cell>
        </table:table-row>
        <table:table-row table:style-name="ro2">
          <table:table-cell/>
          <table:table-cell office:value-type="float" office:value="0.8693" calcext:value-type="float">
            <text:p>0.8693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" calcext:value-type="float">
            <text:p>0.87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83" calcext:value-type="float">
            <text:p>0.8683</text:p>
          </table:table-cell>
        </table:table-row>
        <table:table-row table:style-name="ro2">
          <table:table-cell/>
          <table:table-cell office:value-type="float" office:value="0.8705" calcext:value-type="float">
            <text:p>0.870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91" calcext:value-type="float">
            <text:p>0.8691</text:p>
          </table:table-cell>
        </table:table-row>
        <table:table-row table:style-name="ro2">
          <table:table-cell/>
          <table:table-cell office:value-type="float" office:value="0.871" calcext:value-type="float">
            <text:p>0.871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92" calcext:value-type="float">
            <text:p>0.8692</text:p>
          </table:table-cell>
        </table:table-row>
        <table:table-row table:style-name="ro2">
          <table:table-cell/>
          <table:table-cell office:value-type="float" office:value="0.8703" calcext:value-type="float">
            <text:p>0.8703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2">
          <table:table-cell/>
          <table:table-cell office:value-type="float" office:value="0.8682" calcext:value-type="float">
            <text:p>0.8682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83" calcext:value-type="float">
            <text:p>0.8683</text:p>
          </table:table-cell>
          <table:table-cell table:number-columns-repeated="2" office:value-type="float" office:value="0.8702" calcext:value-type="float">
            <text:p>0.8702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3" calcext:value-type="float">
            <text:p>0.8683</text:p>
          </table:table-cell>
        </table:table-row>
        <table:table-row table:style-name="ro2">
          <table:table-cell/>
          <table:table-cell office:value-type="float" office:value="0.8702" calcext:value-type="float">
            <text:p>0.8702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99" calcext:value-type="float">
            <text:p>0.8699</text:p>
          </table:table-cell>
        </table:table-row>
        <table:table-row table:style-name="ro2">
          <table:table-cell/>
          <table:table-cell office:value-type="float" office:value="0.8717" calcext:value-type="float">
            <text:p>0.8717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74" calcext:value-type="float">
            <text:p>0.8674</text:p>
          </table:table-cell>
        </table:table-row>
        <table:table-row table:style-name="ro2">
          <table:table-cell/>
          <table:table-cell office:value-type="float" office:value="0.8711" calcext:value-type="float">
            <text:p>0.8711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79" calcext:value-type="float">
            <text:p>0.8679</text:p>
          </table:table-cell>
        </table:table-row>
        <table:table-row table:style-name="ro2">
          <table:table-cell table:number-columns-repeated="11"/>
        </table:table-row>
        <table:table-row table:style-name="ro5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695" calcext:value-type="float">
            <text:p>0.8695</text:p>
          </table:table-cell>
          <table:table-cell table:formula="of:=AVERAGE([.B76:.F76])" office:value-type="float" office:value="0.84946" calcext:value-type="float">
            <text:p>0.84946</text:p>
          </table:table-cell>
          <table:table-cell table:number-columns-repeated="4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691" calcext:value-type="float">
            <text:p>0.8691</text:p>
          </table:table-cell>
          <table:table-cell table:formula="of:=AVERAGE([.B77:.F77])" office:value-type="float" office:value="0.84912" calcext:value-type="float">
            <text:p>0.84912</text:p>
          </table:table-cell>
          <table:table-cell table:number-columns-repeated="4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686" calcext:value-type="float">
            <text:p>0.8686</text:p>
          </table:table-cell>
          <table:table-cell table:formula="of:=AVERAGE([.B78:.F78])" office:value-type="float" office:value="0.84918" calcext:value-type="float">
            <text:p>0.84918</text:p>
          </table:table-cell>
          <table:table-cell table:number-columns-repeated="4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697" calcext:value-type="float">
            <text:p>0.8697</text:p>
          </table:table-cell>
          <table:table-cell table:formula="of:=AVERAGE([.B79:.F79])" office:value-type="float" office:value="0.84936" calcext:value-type="float">
            <text:p>0.84936</text:p>
          </table:table-cell>
          <table:table-cell table:number-columns-repeated="4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697" calcext:value-type="float">
            <text:p>0.8697</text:p>
          </table:table-cell>
          <table:table-cell table:formula="of:=AVERAGE([.B80:.F80])" office:value-type="float" office:value="0.84922" calcext:value-type="float">
            <text:p>0.8492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693" calcext:value-type="float">
            <text:p>0.8693</text:p>
          </table:table-cell>
          <table:table-cell table:formula="of:=AVERAGE([.B81:.F81])" office:value-type="float" office:value="0.84846" calcext:value-type="float">
            <text:p>0.84846</text:p>
          </table:table-cell>
          <table:table-cell table:number-columns-repeated="4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8691" calcext:value-type="float">
            <text:p>0.8691</text:p>
          </table:table-cell>
          <table:table-cell table:formula="of:=AVERAGE([.B82:.F82])" office:value-type="float" office:value="0.84868" calcext:value-type="float">
            <text:p>0.84868</text:p>
          </table:table-cell>
          <table:table-cell table:number-columns-repeated="4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8" calcext:value-type="float">
            <text:p>0.88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88" calcext:value-type="float">
            <text:p>0.8688</text:p>
          </table:table-cell>
          <table:table-cell table:formula="of:=AVERAGE([.B83:.F83])" office:value-type="float" office:value="0.84828" calcext:value-type="float">
            <text:p>0.84828</text:p>
          </table:table-cell>
          <table:table-cell table:number-columns-repeated="4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92" calcext:value-type="float">
            <text:p>0.8692</text:p>
          </table:table-cell>
          <table:table-cell table:formula="of:=AVERAGE([.B84:.F84])" office:value-type="float" office:value="0.84766" calcext:value-type="float">
            <text:p>0.84766</text:p>
          </table:table-cell>
          <table:table-cell table:number-columns-repeated="4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015" calcext:value-type="float">
            <text:p>0.8015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87" calcext:value-type="float">
            <text:p>0.8687</text:p>
          </table:table-cell>
          <table:table-cell table:formula="of:=AVERAGE([.B85:.F85])" office:value-type="float" office:value="0.84716" calcext:value-type="float">
            <text:p>0.84716</text:p>
          </table:table-cell>
          <table:table-cell table:number-columns-repeated="4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92" calcext:value-type="float">
            <text:p>0.8692</text:p>
          </table:table-cell>
          <table:table-cell table:formula="of:=AVERAGE([.B86:.F86])" office:value-type="float" office:value="0.84724" calcext:value-type="float">
            <text:p>0.84724</text:p>
          </table:table-cell>
          <table:table-cell table:number-columns-repeated="4"/>
        </table:table-row>
      </table:table>
      <table:table table:name="result_WeightTriangle_Scale_2.0" table:style-name="ta1"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344" calcext:value-type="float">
            <text:p>0.8344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15" calcext:value-type="float">
            <text:p>0.8315</text:p>
          </table:table-cell>
        </table:table-row>
        <table:table-row table:style-name="ro2">
          <table:table-cell/>
          <table:table-cell office:value-type="float" office:value="0.8365" calcext:value-type="float">
            <text:p>0.8365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31" calcext:value-type="float">
            <text:p>0.8331</text:p>
          </table:table-cell>
        </table:table-row>
        <table:table-row table:style-name="ro2">
          <table:table-cell/>
          <table:table-cell office:value-type="float" office:value="0.8332" calcext:value-type="float">
            <text:p>0.8332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15" calcext:value-type="float">
            <text:p>0.8315</text:p>
          </table:table-cell>
        </table:table-row>
        <table:table-row table:style-name="ro2">
          <table:table-cell/>
          <table:table-cell office:value-type="float" office:value="0.8342" calcext:value-type="float">
            <text:p>0.8342</text:p>
          </table:table-cell>
          <table:table-cell table:number-columns-repeated="2" office:value-type="float" office:value="0.8332" calcext:value-type="float">
            <text:p>0.8332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24" calcext:value-type="float">
            <text:p>0.8324</text:p>
          </table:table-cell>
        </table:table-row>
        <table:table-row table:style-name="ro2">
          <table:table-cell/>
          <table:table-cell office:value-type="float" office:value="0.8348" calcext:value-type="float">
            <text:p>0.8348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14" calcext:value-type="float">
            <text:p>0.8314</text:p>
          </table:table-cell>
        </table:table-row>
        <table:table-row table:style-name="ro2">
          <table:table-cell/>
          <table:table-cell office:value-type="float" office:value="0.8351" calcext:value-type="float">
            <text:p>0.8351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39" calcext:value-type="float">
            <text:p>0.8339</text:p>
          </table:table-cell>
        </table:table-row>
        <table:table-row table:style-name="ro2">
          <table:table-cell/>
          <table:table-cell office:value-type="float" office:value="0.8344" calcext:value-type="float">
            <text:p>0.8344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28" calcext:value-type="float">
            <text:p>0.8328</text:p>
          </table:table-cell>
        </table:table-row>
        <table:table-row table:style-name="ro2">
          <table:table-cell/>
          <table:table-cell office:value-type="float" office:value="0.8346" calcext:value-type="float">
            <text:p>0.8346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26" calcext:value-type="float">
            <text:p>0.8326</text:p>
          </table:table-cell>
        </table:table-row>
        <table:table-row table:style-name="ro2">
          <table:table-cell/>
          <table:table-cell office:value-type="float" office:value="0.8345" calcext:value-type="float">
            <text:p>0.8345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22" calcext:value-type="float">
            <text:p>0.8322</text:p>
          </table:table-cell>
        </table:table-row>
        <table:table-row table:style-name="ro2">
          <table:table-cell/>
          <table:table-cell office:value-type="float" office:value="0.8346" calcext:value-type="float">
            <text:p>0.8346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35" calcext:value-type="float">
            <text:p>0.8335</text:p>
          </table:table-cell>
        </table:table-row>
        <table:table-row table:style-name="ro2">
          <table:table-cell/>
          <table:table-cell office:value-type="float" office:value="0.8333" calcext:value-type="float">
            <text:p>0.833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76" calcext:value-type="float">
            <text:p>0.876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86" calcext:value-type="float">
            <text:p>0.8786</text:p>
          </table:table-cell>
        </table:table-row>
        <table:table-row table:style-name="ro2">
          <table:table-cell/>
          <table:table-cell office:value-type="float" office:value="0.8755" calcext:value-type="float">
            <text:p>0.87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6" calcext:value-type="float">
            <text:p>0.87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8" calcext:value-type="float">
            <text:p>0.88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92" calcext:value-type="float">
            <text:p>0.8792</text:p>
          </table:table-cell>
        </table:table-row>
        <table:table-row table:style-name="ro2">
          <table:table-cell/>
          <table:table-cell office:value-type="float" office:value="0.8767" calcext:value-type="float">
            <text:p>0.8767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7" calcext:value-type="float">
            <text:p>0.8797</text:p>
          </table:table-cell>
        </table:table-row>
        <table:table-row table:style-name="ro2">
          <table:table-cell/>
          <table:table-cell office:value-type="float" office:value="0.8761" calcext:value-type="float">
            <text:p>0.8761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8" calcext:value-type="float">
            <text:p>0.88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5" calcext:value-type="float">
            <text:p>0.8805</text:p>
          </table:table-cell>
        </table:table-row>
        <table:table-row table:style-name="ro2">
          <table:table-cell/>
          <table:table-cell office:value-type="float" office:value="0.8773" calcext:value-type="float">
            <text:p>0.8773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799" calcext:value-type="float">
            <text:p>0.8799</text:p>
          </table:table-cell>
        </table:table-row>
        <table:table-row table:style-name="ro2">
          <table:table-cell/>
          <table:table-cell office:value-type="float" office:value="0.8772" calcext:value-type="float">
            <text:p>0.8772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94" calcext:value-type="float">
            <text:p>0.8794</text:p>
          </table:table-cell>
        </table:table-row>
        <table:table-row table:style-name="ro2">
          <table:table-cell/>
          <table:table-cell office:value-type="float" office:value="0.8781" calcext:value-type="float">
            <text:p>0.8781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" calcext:value-type="float">
            <text:p>0.88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" calcext:value-type="float">
            <text:p>0.88</text:p>
          </table:table-cell>
        </table:table-row>
        <table:table-row table:style-name="ro2">
          <table:table-cell/>
          <table:table-cell office:value-type="float" office:value="0.8787" calcext:value-type="float">
            <text:p>0.8787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99" calcext:value-type="float">
            <text:p>0.8799</text:p>
          </table:table-cell>
        </table:table-row>
        <table:table-row table:style-name="ro2">
          <table:table-cell/>
          <table:table-cell office:value-type="float" office:value="0.8773" calcext:value-type="float">
            <text:p>0.877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" calcext:value-type="float">
            <text:p>0.8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787" calcext:value-type="float">
            <text:p>0.8787</text:p>
          </table:table-cell>
        </table:table-row>
        <table:table-row table:style-name="ro2">
          <table:table-cell/>
          <table:table-cell office:value-type="float" office:value="0.8775" calcext:value-type="float">
            <text:p>0.8775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4" calcext:value-type="float">
            <text:p>0.8804</text:p>
          </table:table-cell>
        </table:table-row>
        <table:table-row table:style-name="ro2">
          <table:table-cell/>
          <table:table-cell office:value-type="float" office:value="0.8767" calcext:value-type="float">
            <text:p>0.8767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92" calcext:value-type="float">
            <text:p>0.8792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11" calcext:value-type="float">
            <text:p>0.811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107" calcext:value-type="float">
            <text:p>0.8107</text:p>
          </table:table-cell>
          <table:table-cell table:number-columns-repeated="2" office:value-type="float" office:value="0.8095" calcext:value-type="float">
            <text:p>0.8095</text:p>
          </table:table-cell>
          <table:table-cell office:value-type="float" office:value="0.81" calcext:value-type="float">
            <text:p>0.81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102" calcext:value-type="float">
            <text:p>0.8102</text:p>
          </table:table-cell>
        </table:table-row>
        <table:table-row table:style-name="ro2">
          <table:table-cell/>
          <table:table-cell office:value-type="float" office:value="0.8129" calcext:value-type="float">
            <text:p>0.8129</text:p>
          </table:table-cell>
          <table:table-cell office:value-type="float" office:value="0.8145" calcext:value-type="float">
            <text:p>0.8145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2">
          <table:table-cell/>
          <table:table-cell office:value-type="float" office:value="0.8099" calcext:value-type="float">
            <text:p>0.8099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8088" calcext:value-type="float">
            <text:p>0.8088</text:p>
          </table:table-cell>
        </table:table-row>
        <table:table-row table:style-name="ro2">
          <table:table-cell/>
          <table:table-cell office:value-type="float" office:value="0.8127" calcext:value-type="float">
            <text:p>0.8127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65" calcext:value-type="float">
            <text:p>0.8065</text:p>
          </table:table-cell>
        </table:table-row>
        <table:table-row table:style-name="ro2">
          <table:table-cell/>
          <table:table-cell office:value-type="float" office:value="0.8113" calcext:value-type="float">
            <text:p>0.8113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062" calcext:value-type="float">
            <text:p>0.8062</text:p>
          </table:table-cell>
        </table:table-row>
        <table:table-row table:style-name="ro2">
          <table:table-cell/>
          <table:table-cell office:value-type="float" office:value="0.8114" calcext:value-type="float">
            <text:p>0.8114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2">
          <table:table-cell/>
          <table:table-cell office:value-type="float" office:value="0.8087" calcext:value-type="float">
            <text:p>0.8087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2">
          <table:table-cell/>
          <table:table-cell office:value-type="float" office:value="0.8068" calcext:value-type="float">
            <text:p>0.8068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032" calcext:value-type="float">
            <text:p>0.8032</text:p>
          </table:table-cell>
        </table:table-row>
        <table:table-row table:style-name="ro2">
          <table:table-cell/>
          <table:table-cell office:value-type="float" office:value="0.8067" calcext:value-type="float">
            <text:p>0.8067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041" calcext:value-type="float">
            <text:p>0.8041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2">
          <table:table-cell/>
          <table:table-cell office:value-type="float" office:value="0.8061" calcext:value-type="float">
            <text:p>0.8061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8022" calcext:value-type="float">
            <text:p>0.8022</text:p>
          </table:table-cell>
          <table:table-cell table:number-columns-repeated="2" office:value-type="float" office:value="0.8017" calcext:value-type="float">
            <text:p>0.8017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8009" calcext:value-type="float">
            <text:p>0.8009</text:p>
          </table:table-cell>
        </table:table-row>
        <table:table-row table:style-name="ro2">
          <table:table-cell/>
          <table:table-cell office:value-type="float" office:value="0.8034" calcext:value-type="float">
            <text:p>0.8034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7997" calcext:value-type="float">
            <text:p>0.7997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001" calcext:value-type="float">
            <text:p>0.8001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007" calcext:value-type="float">
            <text:p>0.8007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488" calcext:value-type="float">
            <text:p>0.8488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613" calcext:value-type="float">
            <text:p>0.8613</text:p>
          </table:table-cell>
        </table:table-row>
        <table:table-row table:style-name="ro2">
          <table:table-cell/>
          <table:table-cell office:value-type="float" office:value="0.8552" calcext:value-type="float">
            <text:p>0.8552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582" calcext:value-type="float">
            <text:p>0.8582</text:p>
          </table:table-cell>
        </table:table-row>
        <table:table-row table:style-name="ro2">
          <table:table-cell/>
          <table:table-cell office:value-type="float" office:value="0.8541" calcext:value-type="float">
            <text:p>0.8541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619" calcext:value-type="float">
            <text:p>0.8619</text:p>
          </table:table-cell>
        </table:table-row>
        <table:table-row table:style-name="ro2">
          <table:table-cell/>
          <table:table-cell office:value-type="float" office:value="0.8547" calcext:value-type="float">
            <text:p>0.854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523" calcext:value-type="float">
            <text:p>0.8523</text:p>
          </table:table-cell>
        </table:table-row>
        <table:table-row table:style-name="ro2">
          <table:table-cell/>
          <table:table-cell office:value-type="float" office:value="0.8553" calcext:value-type="float">
            <text:p>0.8553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611" calcext:value-type="float">
            <text:p>0.8611</text:p>
          </table:table-cell>
        </table:table-row>
        <table:table-row table:style-name="ro2">
          <table:table-cell/>
          <table:table-cell office:value-type="float" office:value="0.8537" calcext:value-type="float">
            <text:p>0.8537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8586" calcext:value-type="float">
            <text:p>0.8586</text:p>
          </table:table-cell>
        </table:table-row>
        <table:table-row table:style-name="ro2">
          <table:table-cell/>
          <table:table-cell office:value-type="float" office:value="0.8537" calcext:value-type="float">
            <text:p>0.8537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62" calcext:value-type="float">
            <text:p>0.86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8606" calcext:value-type="float">
            <text:p>0.8606</text:p>
          </table:table-cell>
        </table:table-row>
        <table:table-row table:style-name="ro2">
          <table:table-cell/>
          <table:table-cell office:value-type="float" office:value="0.8537" calcext:value-type="float">
            <text:p>0.8537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572" calcext:value-type="float">
            <text:p>0.8572</text:p>
          </table:table-cell>
        </table:table-row>
        <table:table-row table:style-name="ro2">
          <table:table-cell/>
          <table:table-cell office:value-type="float" office:value="0.8545" calcext:value-type="float">
            <text:p>0.8545</text:p>
          </table:table-cell>
          <table:table-cell office:value-type="float" office:value="0.8489" calcext:value-type="float">
            <text:p>0.8489</text:p>
          </table:table-cell>
          <table:table-cell table:number-columns-repeated="2" office:value-type="float" office:value="0.8561" calcext:value-type="float">
            <text:p>0.8561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563" calcext:value-type="float">
            <text:p>0.8563</text:p>
          </table:table-cell>
        </table:table-row>
        <table:table-row table:style-name="ro2">
          <table:table-cell/>
          <table:table-cell office:value-type="float" office:value="0.8583" calcext:value-type="float">
            <text:p>0.8583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618" calcext:value-type="float">
            <text:p>0.8618</text:p>
          </table:table-cell>
        </table:table-row>
        <table:table-row table:style-name="ro2">
          <table:table-cell/>
          <table:table-cell office:value-type="float" office:value="0.8509" calcext:value-type="float">
            <text:p>0.850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591" calcext:value-type="float">
            <text:p>0.8591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69" calcext:value-type="float">
            <text:p>0.869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697" calcext:value-type="float">
            <text:p>0.8697</text:p>
          </table:table-cell>
        </table:table-row>
        <table:table-row table:style-name="ro2">
          <table:table-cell/>
          <table:table-cell office:value-type="float" office:value="0.8684" calcext:value-type="float">
            <text:p>0.8684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665" calcext:value-type="float">
            <text:p>0.8665</text:p>
          </table:table-cell>
        </table:table-row>
        <table:table-row table:style-name="ro2">
          <table:table-cell/>
          <table:table-cell office:value-type="float" office:value="0.8706" calcext:value-type="float">
            <text:p>0.8706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702" calcext:value-type="float">
            <text:p>0.8702</text:p>
          </table:table-cell>
          <table:table-cell table:number-columns-repeated="2" office:value-type="float" office:value="0.8689" calcext:value-type="float">
            <text:p>0.8689</text:p>
          </table:table-cell>
        </table:table-row>
        <table:table-row table:style-name="ro2">
          <table:table-cell/>
          <table:table-cell office:value-type="float" office:value="0.8691" calcext:value-type="float">
            <text:p>0.8691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81" calcext:value-type="float">
            <text:p>0.8681</text:p>
          </table:table-cell>
        </table:table-row>
        <table:table-row table:style-name="ro2">
          <table:table-cell/>
          <table:table-cell office:value-type="float" office:value="0.8698" calcext:value-type="float">
            <text:p>0.8698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8" calcext:value-type="float">
            <text:p>0.8678</text:p>
          </table:table-cell>
          <table:table-cell table:number-columns-repeated="2" office:value-type="float" office:value="0.8679" calcext:value-type="float">
            <text:p>0.8679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94" calcext:value-type="float">
            <text:p>0.8694</text:p>
          </table:table-cell>
        </table:table-row>
        <table:table-row table:style-name="ro2">
          <table:table-cell/>
          <table:table-cell office:value-type="float" office:value="0.8682" calcext:value-type="float">
            <text:p>0.868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74" calcext:value-type="float">
            <text:p>0.8674</text:p>
          </table:table-cell>
        </table:table-row>
        <table:table-row table:style-name="ro2">
          <table:table-cell/>
          <table:table-cell office:value-type="float" office:value="0.8683" calcext:value-type="float">
            <text:p>0.8683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2">
          <table:table-cell/>
          <table:table-cell office:value-type="float" office:value="0.8694" calcext:value-type="float">
            <text:p>0.8694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01" calcext:value-type="float">
            <text:p>0.8701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71" calcext:value-type="float">
            <text:p>0.8671</text:p>
          </table:table-cell>
        </table:table-row>
        <table:table-row table:style-name="ro2">
          <table:table-cell/>
          <table:table-cell office:value-type="float" office:value="0.8675" calcext:value-type="float">
            <text:p>0.8675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666" calcext:value-type="float">
            <text:p>0.8666</text:p>
          </table:table-cell>
        </table:table-row>
        <table:table-row table:style-name="ro2">
          <table:table-cell/>
          <table:table-cell office:value-type="float" office:value="0.8678" calcext:value-type="float">
            <text:p>0.8678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682" calcext:value-type="float">
            <text:p>0.8682</text:p>
          </table:table-cell>
        </table:table-row>
        <table:table-row table:style-name="ro2">
          <table:table-cell/>
          <table:table-cell office:value-type="float" office:value="0.8685" calcext:value-type="float">
            <text:p>0.8685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83" calcext:value-type="float">
            <text:p>0.8683</text:p>
          </table:table-cell>
          <table:table-cell table:number-columns-repeated="2" office:value-type="float" office:value="0.8671" calcext:value-type="float">
            <text:p>0.8671</text:p>
          </table:table-cell>
        </table:table-row>
        <table:table-row table:style-name="ro2">
          <table:table-cell table:number-columns-repeated="11"/>
        </table:table-row>
        <table:table-row table:style-name="ro5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95" calcext:value-type="float">
            <text:p>0.8695</text:p>
          </table:table-cell>
          <table:table-cell table:formula="of:=AVERAGE([.B76:.F76])" office:value-type="float" office:value="0.84974" calcext:value-type="float">
            <text:p>0.84974</text:p>
          </table:table-cell>
          <table:table-cell table:number-columns-repeated="4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688" calcext:value-type="float">
            <text:p>0.8688</text:p>
          </table:table-cell>
          <table:table-cell table:formula="of:=AVERAGE([.B77:.F77])" office:value-type="float" office:value="0.84974" calcext:value-type="float">
            <text:p>0.84974</text:p>
          </table:table-cell>
          <table:table-cell table:number-columns-repeated="4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8693" calcext:value-type="float">
            <text:p>0.8693</text:p>
          </table:table-cell>
          <table:table-cell table:formula="of:=AVERAGE([.B78:.F78])" office:value-type="float" office:value="0.84944" calcext:value-type="float">
            <text:p>0.84944</text:p>
          </table:table-cell>
          <table:table-cell table:number-columns-repeated="4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95" calcext:value-type="float">
            <text:p>0.8695</text:p>
          </table:table-cell>
          <table:table-cell table:formula="of:=AVERAGE([.B79:.F79])" office:value-type="float" office:value="0.84948" calcext:value-type="float">
            <text:p>0.84948</text:p>
          </table:table-cell>
          <table:table-cell table:number-columns-repeated="4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687" calcext:value-type="float">
            <text:p>0.8687</text:p>
          </table:table-cell>
          <table:table-cell table:formula="of:=AVERAGE([.B80:.F80])" office:value-type="float" office:value="0.84934" calcext:value-type="float">
            <text:p>0.8493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687" calcext:value-type="float">
            <text:p>0.8687</text:p>
          </table:table-cell>
          <table:table-cell table:formula="of:=AVERAGE([.B81:.F81])" office:value-type="float" office:value="0.84962" calcext:value-type="float">
            <text:p>0.84962</text:p>
          </table:table-cell>
          <table:table-cell table:number-columns-repeated="4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69" calcext:value-type="float">
            <text:p>0.869</text:p>
          </table:table-cell>
          <table:table-cell table:formula="of:=AVERAGE([.B82:.F82])" office:value-type="float" office:value="0.84876" calcext:value-type="float">
            <text:p>0.84876</text:p>
          </table:table-cell>
          <table:table-cell table:number-columns-repeated="4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88" calcext:value-type="float">
            <text:p>0.8688</text:p>
          </table:table-cell>
          <table:table-cell table:formula="of:=AVERAGE([.B83:.F83])" office:value-type="float" office:value="0.84822" calcext:value-type="float">
            <text:p>0.84822</text:p>
          </table:table-cell>
          <table:table-cell table:number-columns-repeated="4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685" calcext:value-type="float">
            <text:p>0.8685</text:p>
          </table:table-cell>
          <table:table-cell table:formula="of:=AVERAGE([.B84:.F84])" office:value-type="float" office:value="0.84816" calcext:value-type="float">
            <text:p>0.84816</text:p>
          </table:table-cell>
          <table:table-cell table:number-columns-repeated="4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89" calcext:value-type="float">
            <text:p>0.8689</text:p>
          </table:table-cell>
          <table:table-cell table:formula="of:=AVERAGE([.B85:.F85])" office:value-type="float" office:value="0.8484" calcext:value-type="float">
            <text:p>0.8484</text:p>
          </table:table-cell>
          <table:table-cell table:number-columns-repeated="4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684" calcext:value-type="float">
            <text:p>0.8684</text:p>
          </table:table-cell>
          <table:table-cell table:formula="of:=AVERAGE([.B86:.F86])" office:value-type="float" office:value="0.84772" calcext:value-type="float">
            <text:p>0.84772</text:p>
          </table:table-cell>
          <table:table-cell table:number-columns-repeated="4"/>
        </table:table-row>
      </table:table>
      <table:table table:name="result_WeightTriangle_Scale_5.0" table:style-name="ta1"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336" calcext:value-type="float">
            <text:p>0.8336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97" calcext:value-type="float">
            <text:p>0.8297</text:p>
          </table:table-cell>
          <table:table-cell table:number-columns-repeated="2" office:value-type="float" office:value="0.8308" calcext:value-type="float">
            <text:p>0.830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03" calcext:value-type="float">
            <text:p>0.8303</text:p>
          </table:table-cell>
        </table:table-row>
        <table:table-row table:style-name="ro2">
          <table:table-cell/>
          <table:table-cell office:value-type="float" office:value="0.8325" calcext:value-type="float">
            <text:p>0.832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303" calcext:value-type="float">
            <text:p>0.8303</text:p>
          </table:table-cell>
          <table:table-cell office:value-type="float" office:value="0.8287" calcext:value-type="float">
            <text:p>0.8287</text:p>
          </table:table-cell>
        </table:table-row>
        <table:table-row table:style-name="ro2">
          <table:table-cell/>
          <table:table-cell office:value-type="float" office:value="0.8313" calcext:value-type="float">
            <text:p>0.8313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/>
          <table:table-cell office:value-type="float" office:value="0.8321" calcext:value-type="float">
            <text:p>0.8321</text:p>
          </table:table-cell>
          <table:table-cell table:number-columns-repeated="2" office:value-type="float" office:value="0.8312" calcext:value-type="float">
            <text:p>0.8312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14" calcext:value-type="float">
            <text:p>0.8314</text:p>
          </table:table-cell>
          <table:table-cell table:number-columns-repeated="2" office:value-type="float" office:value="0.8311" calcext:value-type="float">
            <text:p>0.8311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2">
          <table:table-cell/>
          <table:table-cell table:number-columns-repeated="2" office:value-type="float" office:value="0.8313" calcext:value-type="float">
            <text:p>0.8313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299" calcext:value-type="float">
            <text:p>0.8299</text:p>
          </table:table-cell>
        </table:table-row>
        <table:table-row table:style-name="ro2">
          <table:table-cell/>
          <table:table-cell office:value-type="float" office:value="0.8339" calcext:value-type="float">
            <text:p>0.8339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08" calcext:value-type="float">
            <text:p>0.8308</text:p>
          </table:table-cell>
        </table:table-row>
        <table:table-row table:style-name="ro2">
          <table:table-cell/>
          <table:table-cell office:value-type="float" office:value="0.8313" calcext:value-type="float">
            <text:p>0.8313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" calcext:value-type="float">
            <text:p>0.83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301" calcext:value-type="float">
            <text:p>0.8301</text:p>
          </table:table-cell>
        </table:table-row>
        <table:table-row table:style-name="ro2">
          <table:table-cell/>
          <table:table-cell office:value-type="float" office:value="0.8325" calcext:value-type="float">
            <text:p>0.8325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2">
          <table:table-cell/>
          <table:table-cell office:value-type="float" office:value="0.8313" calcext:value-type="float">
            <text:p>0.8313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3" calcext:value-type="float">
            <text:p>0.83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294" calcext:value-type="float">
            <text:p>0.8294</text:p>
          </table:table-cell>
        </table:table-row>
        <table:table-row table:style-name="ro2">
          <table:table-cell/>
          <table:table-cell office:value-type="float" office:value="0.8317" calcext:value-type="float">
            <text:p>0.831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3" calcext:value-type="float">
            <text:p>0.83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05" calcext:value-type="float">
            <text:p>0.8305</text:p>
          </table:table-cell>
        </table:table-row>
        <table:table-row table:style-name="ro2">
          <table:table-cell/>
          <table:table-cell office:value-type="float" office:value="0.8322" calcext:value-type="float">
            <text:p>0.832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293" calcext:value-type="float">
            <text:p>0.8293</text:p>
          </table:table-cell>
          <table:table-cell office:value-type="float" office:value="0.83" calcext:value-type="float">
            <text:p>0.8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05" calcext:value-type="float">
            <text:p>0.8305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758" calcext:value-type="float">
            <text:p>0.8758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82" calcext:value-type="float">
            <text:p>0.8782</text:p>
          </table:table-cell>
        </table:table-row>
        <table:table-row table:style-name="ro2">
          <table:table-cell/>
          <table:table-cell office:value-type="float" office:value="0.8759" calcext:value-type="float">
            <text:p>0.8759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77" calcext:value-type="float">
            <text:p>0.8777</text:p>
          </table:table-cell>
        </table:table-row>
        <table:table-row table:style-name="ro2">
          <table:table-cell/>
          <table:table-cell office:value-type="float" office:value="0.8769" calcext:value-type="float">
            <text:p>0.8769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8786" calcext:value-type="float">
            <text:p>0.8786</text:p>
          </table:table-cell>
        </table:table-row>
        <table:table-row table:style-name="ro2">
          <table:table-cell/>
          <table:table-cell office:value-type="float" office:value="0.8749" calcext:value-type="float">
            <text:p>0.8749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8" calcext:value-type="float">
            <text:p>0.88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9" calcext:value-type="float">
            <text:p>0.8799</text:p>
          </table:table-cell>
        </table:table-row>
        <table:table-row table:style-name="ro2">
          <table:table-cell/>
          <table:table-cell office:value-type="float" office:value="0.8785" calcext:value-type="float">
            <text:p>0.8785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797" calcext:value-type="float">
            <text:p>0.8797</text:p>
          </table:table-cell>
        </table:table-row>
        <table:table-row table:style-name="ro2">
          <table:table-cell/>
          <table:table-cell office:value-type="float" office:value="0.8766" calcext:value-type="float">
            <text:p>0.8766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91" calcext:value-type="float">
            <text:p>0.8791</text:p>
          </table:table-cell>
        </table:table-row>
        <table:table-row table:style-name="ro2">
          <table:table-cell/>
          <table:table-cell office:value-type="float" office:value="0.8761" calcext:value-type="float">
            <text:p>0.8761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84" calcext:value-type="float">
            <text:p>0.8784</text:p>
          </table:table-cell>
        </table:table-row>
        <table:table-row table:style-name="ro2">
          <table:table-cell/>
          <table:table-cell office:value-type="float" office:value="0.8765" calcext:value-type="float">
            <text:p>0.876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5" calcext:value-type="float">
            <text:p>0.8785</text:p>
          </table:table-cell>
        </table:table-row>
        <table:table-row table:style-name="ro2">
          <table:table-cell/>
          <table:table-cell office:value-type="float" office:value="0.8759" calcext:value-type="float">
            <text:p>0.8759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797" calcext:value-type="float">
            <text:p>0.8797</text:p>
          </table:table-cell>
        </table:table-row>
        <table:table-row table:style-name="ro2">
          <table:table-cell/>
          <table:table-cell office:value-type="float" office:value="0.8733" calcext:value-type="float">
            <text:p>0.8733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66" calcext:value-type="float">
            <text:p>0.8766</text:p>
          </table:table-cell>
        </table:table-row>
        <table:table-row table:style-name="ro2">
          <table:table-cell/>
          <table:table-cell office:value-type="float" office:value="0.8754" calcext:value-type="float">
            <text:p>0.8754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786" calcext:value-type="float">
            <text:p>0.8786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122" calcext:value-type="float">
            <text:p>0.8122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087" calcext:value-type="float">
            <text:p>0.8087</text:p>
          </table:table-cell>
        </table:table-row>
        <table:table-row table:style-name="ro2">
          <table:table-cell/>
          <table:table-cell office:value-type="float" office:value="0.8151" calcext:value-type="float">
            <text:p>0.8151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107" calcext:value-type="float">
            <text:p>0.8107</text:p>
          </table:table-cell>
          <table:table-cell table:number-columns-repeated="3" office:value-type="float" office:value="0.8089" calcext:value-type="float">
            <text:p>0.808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8102" calcext:value-type="float">
            <text:p>0.8102</text:p>
          </table:table-cell>
        </table:table-row>
        <table:table-row table:style-name="ro2">
          <table:table-cell/>
          <table:table-cell office:value-type="float" office:value="0.8136" calcext:value-type="float">
            <text:p>0.8136</text:p>
          </table:table-cell>
          <table:table-cell office:value-type="float" office:value="0.817" calcext:value-type="float">
            <text:p>0.817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8088" calcext:value-type="float">
            <text:p>0.8088</text:p>
          </table:table-cell>
        </table:table-row>
        <table:table-row table:style-name="ro2">
          <table:table-cell/>
          <table:table-cell office:value-type="float" office:value="0.8119" calcext:value-type="float">
            <text:p>0.8119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2">
          <table:table-cell/>
          <table:table-cell office:value-type="float" office:value="0.8109" calcext:value-type="float">
            <text:p>0.8109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14" calcext:value-type="float">
            <text:p>0.814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77" calcext:value-type="float">
            <text:p>0.8077</text:p>
          </table:table-cell>
        </table:table-row>
        <table:table-row table:style-name="ro2">
          <table:table-cell/>
          <table:table-cell office:value-type="float" office:value="0.8075" calcext:value-type="float">
            <text:p>0.8075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067" calcext:value-type="float">
            <text:p>0.8067</text:p>
          </table:table-cell>
        </table:table-row>
        <table:table-row table:style-name="ro2">
          <table:table-cell/>
          <table:table-cell office:value-type="float" office:value="0.8088" calcext:value-type="float">
            <text:p>0.8088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067" calcext:value-type="float">
            <text:p>0.8067</text:p>
          </table:table-cell>
          <table:table-cell table:number-columns-repeated="2" office:value-type="float" office:value="0.8051" calcext:value-type="float">
            <text:p>0.8051</text:p>
          </table:table-cell>
          <table:table-cell table:number-columns-repeated="2" office:value-type="float" office:value="0.8057" calcext:value-type="float">
            <text:p>0.8057</text:p>
          </table:table-cell>
        </table:table-row>
        <table:table-row table:style-name="ro2">
          <table:table-cell/>
          <table:table-cell table:number-columns-repeated="2" office:value-type="float" office:value="0.8087" calcext:value-type="float">
            <text:p>0.8087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8053" calcext:value-type="float">
            <text:p>0.8053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048" calcext:value-type="float">
            <text:p>0.8048</text:p>
          </table:table-cell>
        </table:table-row>
        <table:table-row table:style-name="ro2">
          <table:table-cell/>
          <table:table-cell office:value-type="float" office:value="0.8086" calcext:value-type="float">
            <text:p>0.8086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041" calcext:value-type="float">
            <text:p>0.8041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42" calcext:value-type="float">
            <text:p>0.8042</text:p>
          </table:table-cell>
        </table:table-row>
        <table:table-row table:style-name="ro2">
          <table:table-cell/>
          <table:table-cell office:value-type="float" office:value="0.8069" calcext:value-type="float">
            <text:p>0.8069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2">
          <table:table-cell/>
          <table:table-cell office:value-type="float" office:value="0.8055" calcext:value-type="float">
            <text:p>0.8055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21" calcext:value-type="float">
            <text:p>0.8021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475" calcext:value-type="float">
            <text:p>0.8475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52" calcext:value-type="float">
            <text:p>0.8552</text:p>
          </table:table-cell>
        </table:table-row>
        <table:table-row table:style-name="ro2">
          <table:table-cell/>
          <table:table-cell office:value-type="float" office:value="0.8459" calcext:value-type="float">
            <text:p>0.8459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561" calcext:value-type="float">
            <text:p>0.8561</text:p>
          </table:table-cell>
        </table:table-row>
        <table:table-row table:style-name="ro2">
          <table:table-cell/>
          <table:table-cell office:value-type="float" office:value="0.8438" calcext:value-type="float">
            <text:p>0.8438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52" calcext:value-type="float">
            <text:p>0.8552</text:p>
          </table:table-cell>
        </table:table-row>
        <table:table-row table:style-name="ro2">
          <table:table-cell/>
          <table:table-cell office:value-type="float" office:value="0.8424" calcext:value-type="float">
            <text:p>0.8424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599" calcext:value-type="float">
            <text:p>0.8599</text:p>
          </table:table-cell>
        </table:table-row>
        <table:table-row table:style-name="ro2">
          <table:table-cell/>
          <table:table-cell office:value-type="float" office:value="0.8514" calcext:value-type="float">
            <text:p>0.8514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545" calcext:value-type="float">
            <text:p>0.8545</text:p>
          </table:table-cell>
        </table:table-row>
        <table:table-row table:style-name="ro2">
          <table:table-cell/>
          <table:table-cell office:value-type="float" office:value="0.8423" calcext:value-type="float">
            <text:p>0.8423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565" calcext:value-type="float">
            <text:p>0.8565</text:p>
          </table:table-cell>
        </table:table-row>
        <table:table-row table:style-name="ro2">
          <table:table-cell/>
          <table:table-cell office:value-type="float" office:value="0.8496" calcext:value-type="float">
            <text:p>0.849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564" calcext:value-type="float">
            <text:p>0.8564</text:p>
          </table:table-cell>
        </table:table-row>
        <table:table-row table:style-name="ro2">
          <table:table-cell/>
          <table:table-cell office:value-type="float" office:value="0.8464" calcext:value-type="float">
            <text:p>0.8464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483" calcext:value-type="float">
            <text:p>0.8483</text:p>
          </table:table-cell>
          <table:table-cell table:number-columns-repeated="2" office:value-type="float" office:value="0.8554" calcext:value-type="float">
            <text:p>0.8554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8522" calcext:value-type="float">
            <text:p>0.8522</text:p>
          </table:table-cell>
        </table:table-row>
        <table:table-row table:style-name="ro2">
          <table:table-cell/>
          <table:table-cell office:value-type="float" office:value="0.8499" calcext:value-type="float">
            <text:p>0.8499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557" calcext:value-type="float">
            <text:p>0.8557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8528" calcext:value-type="float">
            <text:p>0.8528</text:p>
          </table:table-cell>
        </table:table-row>
        <table:table-row table:style-name="ro2">
          <table:table-cell/>
          <table:table-cell office:value-type="float" office:value="0.8534" calcext:value-type="float">
            <text:p>0.8534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8535" calcext:value-type="float">
            <text:p>0.8535</text:p>
          </table:table-cell>
        </table:table-row>
        <table:table-row table:style-name="ro2">
          <table:table-cell/>
          <table:table-cell office:value-type="float" office:value="0.8516" calcext:value-type="float">
            <text:p>0.8516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05" calcext:value-type="float">
            <text:p>0.8505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0.8692" calcext:value-type="float">
            <text:p>0.8692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703" calcext:value-type="float">
            <text:p>0.8703</text:p>
          </table:table-cell>
        </table:table-row>
        <table:table-row table:style-name="ro2">
          <table:table-cell/>
          <table:table-cell office:value-type="float" office:value="0.8703" calcext:value-type="float">
            <text:p>0.8703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721" calcext:value-type="float">
            <text:p>0.8721</text:p>
          </table:table-cell>
        </table:table-row>
        <table:table-row table:style-name="ro2">
          <table:table-cell/>
          <table:table-cell office:value-type="float" office:value="0.8686" calcext:value-type="float">
            <text:p>0.8686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78" calcext:value-type="float">
            <text:p>0.8678</text:p>
          </table:table-cell>
        </table:table-row>
        <table:table-row table:style-name="ro2">
          <table:table-cell/>
          <table:table-cell office:value-type="float" office:value="0.8691" calcext:value-type="float">
            <text:p>0.8691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687" calcext:value-type="float">
            <text:p>0.8687</text:p>
          </table:table-cell>
        </table:table-row>
        <table:table-row table:style-name="ro2">
          <table:table-cell/>
          <table:table-cell office:value-type="float" office:value="0.8694" calcext:value-type="float">
            <text:p>0.8694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79" calcext:value-type="float">
            <text:p>0.8679</text:p>
          </table:table-cell>
        </table:table-row>
        <table:table-row table:style-name="ro2">
          <table:table-cell/>
          <table:table-cell office:value-type="float" office:value="0.8684" calcext:value-type="float">
            <text:p>0.8684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7" calcext:value-type="float">
            <text:p>0.87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81" calcext:value-type="float">
            <text:p>0.8681</text:p>
          </table:table-cell>
        </table:table-row>
        <table:table-row table:style-name="ro2">
          <table:table-cell/>
          <table:table-cell office:value-type="float" office:value="0.8664" calcext:value-type="float">
            <text:p>0.8664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74" calcext:value-type="float">
            <text:p>0.8674</text:p>
          </table:table-cell>
        </table:table-row>
        <table:table-row table:style-name="ro2">
          <table:table-cell/>
          <table:table-cell office:value-type="float" office:value="0.8677" calcext:value-type="float">
            <text:p>0.867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705" calcext:value-type="float">
            <text:p>0.8705</text:p>
          </table:table-cell>
        </table:table-row>
        <table:table-row table:style-name="ro2">
          <table:table-cell/>
          <table:table-cell office:value-type="float" office:value="0.8688" calcext:value-type="float">
            <text:p>0.8688</text:p>
          </table:table-cell>
          <table:table-cell table:number-columns-repeated="2" office:value-type="float" office:value="0.868" calcext:value-type="float">
            <text:p>0.86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85" calcext:value-type="float">
            <text:p>0.8685</text:p>
          </table:table-cell>
        </table:table-row>
        <table:table-row table:style-name="ro2">
          <table:table-cell/>
          <table:table-cell office:value-type="float" office:value="0.8688" calcext:value-type="float">
            <text:p>0.8688</text:p>
          </table:table-cell>
          <table:table-cell office:value-type="float" office:value="0.8685" calcext:value-type="float">
            <text:p>0.8685</text:p>
          </table:table-cell>
          <table:table-cell table:number-columns-repeated="2" office:value-type="float" office:value="0.8664" calcext:value-type="float">
            <text:p>0.8664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682" calcext:value-type="float">
            <text:p>0.8682</text:p>
          </table:table-cell>
        </table:table-row>
        <table:table-row table:style-name="ro2">
          <table:table-cell/>
          <table:table-cell office:value-type="float" office:value="0.8668" calcext:value-type="float">
            <text:p>0.8668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673" calcext:value-type="float">
            <text:p>0.8673</text:p>
          </table:table-cell>
        </table:table-row>
        <table:table-row table:style-name="ro2">
          <table:table-cell table:number-columns-repeated="11"/>
        </table:table-row>
        <table:table-row table:style-name="ro4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69" calcext:value-type="float">
            <text:p>0.869</text:p>
          </table:table-cell>
          <table:table-cell table:formula="of:=AVERAGE([.B76:.F76])" office:value-type="float" office:value="0.84798" calcext:value-type="float">
            <text:p>0.84798</text:p>
          </table:table-cell>
          <table:table-cell table:number-columns-repeated="4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869" calcext:value-type="float">
            <text:p>0.869</text:p>
          </table:table-cell>
          <table:table-cell table:formula="of:=AVERAGE([.B77:.F77])" office:value-type="float" office:value="0.84826" calcext:value-type="float">
            <text:p>0.84826</text:p>
          </table:table-cell>
          <table:table-cell table:number-columns-repeated="4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869" calcext:value-type="float">
            <text:p>0.869</text:p>
          </table:table-cell>
          <table:table-cell table:formula="of:=AVERAGE([.B78:.F78])" office:value-type="float" office:value="0.84836" calcext:value-type="float">
            <text:p>0.84836</text:p>
          </table:table-cell>
          <table:table-cell table:number-columns-repeated="4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687" calcext:value-type="float">
            <text:p>0.8687</text:p>
          </table:table-cell>
          <table:table-cell table:formula="of:=AVERAGE([.B79:.F79])" office:value-type="float" office:value="0.8485" calcext:value-type="float">
            <text:p>0.8485</text:p>
          </table:table-cell>
          <table:table-cell table:number-columns-repeated="4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8685" calcext:value-type="float">
            <text:p>0.8685</text:p>
          </table:table-cell>
          <table:table-cell table:formula="of:=AVERAGE([.B80:.F80])" office:value-type="float" office:value="0.84792" calcext:value-type="float">
            <text:p>0.8479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685" calcext:value-type="float">
            <text:p>0.8685</text:p>
          </table:table-cell>
          <table:table-cell table:formula="of:=AVERAGE([.B81:.F81])" office:value-type="float" office:value="0.84694" calcext:value-type="float">
            <text:p>0.84694</text:p>
          </table:table-cell>
          <table:table-cell table:number-columns-repeated="4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84" calcext:value-type="float">
            <text:p>0.8684</text:p>
          </table:table-cell>
          <table:table-cell table:formula="of:=AVERAGE([.B82:.F82])" office:value-type="float" office:value="0.84742" calcext:value-type="float">
            <text:p>0.84742</text:p>
          </table:table-cell>
          <table:table-cell table:number-columns-repeated="4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78" calcext:value-type="float">
            <text:p>0.878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686" calcext:value-type="float">
            <text:p>0.8686</text:p>
          </table:table-cell>
          <table:table-cell table:formula="of:=AVERAGE([.B83:.F83])" office:value-type="float" office:value="0.84706" calcext:value-type="float">
            <text:p>0.84706</text:p>
          </table:table-cell>
          <table:table-cell table:number-columns-repeated="4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685" calcext:value-type="float">
            <text:p>0.8685</text:p>
          </table:table-cell>
          <table:table-cell table:formula="of:=AVERAGE([.B84:.F84])" office:value-type="float" office:value="0.84682" calcext:value-type="float">
            <text:p>0.84682</text:p>
          </table:table-cell>
          <table:table-cell table:number-columns-repeated="4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041" calcext:value-type="float">
            <text:p>0.8041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68" calcext:value-type="float">
            <text:p>0.868</text:p>
          </table:table-cell>
          <table:table-cell table:formula="of:=AVERAGE([.B85:.F85])" office:value-type="float" office:value="0.84634" calcext:value-type="float">
            <text:p>0.84634</text:p>
          </table:table-cell>
          <table:table-cell table:number-columns-repeated="4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679" calcext:value-type="float">
            <text:p>0.8679</text:p>
          </table:table-cell>
          <table:table-cell table:formula="of:=AVERAGE([.B86:.F86])" office:value-type="float" office:value="0.84646" calcext:value-type="float">
            <text:p>0.846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21:40:42.510925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 </meta:initial-creator>
    <meta:creation-date>2015-12-16T15:05:04.059277656</meta:creation-date>
    <dc:date>2015-12-28T21:51:16.146669430</dc:date>
    <meta:editing-duration>P4DT7H29M53S</meta:editing-duration>
    <meta:editing-cycles>18</meta:editing-cycles>
    <meta:generator>LibreOffice/4.2.7.2$Linux_X86_64 LibreOffice_project/420m0$Build-2</meta:generator>
    <dc:creator>xi </dc:creator>
    <meta:document-statistic meta:table-count="9" meta:cell-count="552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Knn</text:p>
        </chart:title>
        <chart:legend chart:legend-position="end" svg:x="12.777cm" svg:y="2.707cm" style:legend-expansion="high" chart:style-name="ch3"/>
        <chart:plot-area chart:style-name="ch4" table:cell-range-address="'increasing_num_cgmos_weight_triangle_1.8'.A4:'increasing_num_cgmos_weight_triangle_1.8'.L10" chart:data-source-has-labels="column" svg:x="0.32cm" svg:y="1.301cm" svg:width="12.137cm" svg:height="7.519cm">
          <chartooo:coordinate-region svg:x="1.232cm" svg:y="1.501cm" svg:width="11.038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increasing_num_cgmos_weight_triangle_1.8'.B4:'increasing_num_cgmos_weight_triangle_1.8'.L4" chart:label-cell-address="'increasing_num_cgmos_weight_triangle_1.8'.A4:'increasing_num_cgmos_weight_triangle_1.8'.A4" chart:class="chart:line">
            <chart:data-point chart:repeated="11"/>
          </chart:series>
          <chart:series chart:style-name="ch8" chart:values-cell-range-address="'increasing_num_cgmos_weight_triangle_1.8'.B5:'increasing_num_cgmos_weight_triangle_1.8'.L5" chart:label-cell-address="'increasing_num_cgmos_weight_triangle_1.8'.A5:'increasing_num_cgmos_weight_triangle_1.8'.A5" chart:class="chart:line">
            <chart:data-point chart:repeated="11"/>
          </chart:series>
          <chart:series chart:style-name="ch9" chart:values-cell-range-address="'increasing_num_cgmos_weight_triangle_1.8'.B6:'increasing_num_cgmos_weight_triangle_1.8'.L6" chart:label-cell-address="'increasing_num_cgmos_weight_triangle_1.8'.A6:'increasing_num_cgmos_weight_triangle_1.8'.A6" chart:class="chart:line">
            <chart:data-point chart:repeated="11"/>
          </chart:series>
          <chart:series chart:style-name="ch10" chart:values-cell-range-address="'increasing_num_cgmos_weight_triangle_1.8'.B7:'increasing_num_cgmos_weight_triangle_1.8'.L7" chart:label-cell-address="'increasing_num_cgmos_weight_triangle_1.8'.A7:'increasing_num_cgmos_weight_triangle_1.8'.A7" chart:class="chart:line">
            <chart:data-point chart:repeated="11"/>
          </chart:series>
          <chart:series chart:style-name="ch11" chart:values-cell-range-address="'increasing_num_cgmos_weight_triangle_1.8'.B8:'increasing_num_cgmos_weight_triangle_1.8'.L8" chart:label-cell-address="'increasing_num_cgmos_weight_triangle_1.8'.A8:'increasing_num_cgmos_weight_triangle_1.8'.A8" chart:class="chart:line">
            <chart:data-point chart:repeated="11"/>
          </chart:series>
          <chart:series chart:style-name="ch12" chart:values-cell-range-address="'increasing_num_cgmos_weight_triangle_1.8'.B9:'increasing_num_cgmos_weight_triangle_1.8'.L9" chart:label-cell-address="'increasing_num_cgmos_weight_triangle_1.8'.A9:'increasing_num_cgmos_weight_triangle_1.8'.A9" chart:class="chart:line">
            <chart:data-point chart:repeated="11"/>
          </chart:series>
          <chart:series chart:style-name="ch13" chart:values-cell-range-address="'increasing_num_cgmos_weight_triangle_1.8'.B10:'increasing_num_cgmos_weight_triangle_1.8'.L10" chart:label-cell-address="'increasing_num_cgmos_weight_triangle_1.8'.A10:'increasing_num_cgmos_weight_triangle_1.8'.A10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'increasing_num_cgmos_weight_triangle_1.8'.A4:'increasing_num_cgmos_weight_triangle_1.8'.A4</svg:desc>
                </draw:g>
              </table:table-cell>
              <table:table-cell office:value-type="float" office:value="0.8206">
                <text:p>0.8206</text:p>
                <draw:g>
                  <svg:desc>'increasing_num_cgmos_weight_triangle_1.8'.B4:'increasing_num_cgmos_weight_triangle_1.8'.L4</svg:desc>
                </draw:g>
              </table:table-cell>
              <table:table-cell office:value-type="float" office:value="0.8143">
                <text:p>0.8143</text:p>
              </table:table-cell>
              <table:table-cell office:value-type="float" office:value="0.8097">
                <text:p>0.8097</text:p>
              </table:table-cell>
              <table:table-cell office:value-type="float" office:value="0.8018">
                <text:p>0.8018</text:p>
              </table:table-cell>
              <table:table-cell office:value-type="float" office:value="0.8019">
                <text:p>0.8019</text:p>
              </table:table-cell>
              <table:table-cell office:value-type="float" office:value="0.8034">
                <text:p>0.8034</text:p>
              </table:table-cell>
              <table:table-cell office:value-type="float" office:value="0.803">
                <text:p>0.803</text:p>
              </table:table-cell>
              <table:table-cell office:value-type="float" office:value="0.8026">
                <text:p>0.8026</text:p>
              </table:table-cell>
              <table:table-cell office:value-type="float" office:value="0.8023">
                <text:p>0.8023</text:p>
              </table:table-cell>
              <table:table-cell office:value-type="float" office:value="0.8021">
                <text:p>0.8021</text:p>
              </table:table-cell>
              <table:table-cell office:value-type="float" office:value="0.8026">
                <text:p>0.8026</text:p>
              </table:table-cell>
            </table:table-row>
            <table:table-row>
              <table:table-cell office:value-type="string">
                <text:p>Smote</text:p>
                <draw:g>
                  <svg:desc>'increasing_num_cgmos_weight_triangle_1.8'.A5:'increasing_num_cgmos_weight_triangle_1.8'.A5</svg:desc>
                </draw:g>
              </table:table-cell>
              <table:table-cell office:value-type="float" office:value="0.8206">
                <text:p>0.8206</text:p>
                <draw:g>
                  <svg:desc>'increasing_num_cgmos_weight_triangle_1.8'.B5:'increasing_num_cgmos_weight_triangle_1.8'.L5</svg:desc>
                </draw:g>
              </table:table-cell>
              <table:table-cell office:value-type="float" office:value="0.8301">
                <text:p>0.8301</text:p>
              </table:table-cell>
              <table:table-cell office:value-type="float" office:value="0.8269">
                <text:p>0.8269</text:p>
              </table:table-cell>
              <table:table-cell office:value-type="float" office:value="0.8307">
                <text:p>0.8307</text:p>
              </table:table-cell>
              <table:table-cell office:value-type="float" office:value="0.8293">
                <text:p>0.8293</text:p>
              </table:table-cell>
              <table:table-cell office:value-type="float" office:value="0.8293">
                <text:p>0.8293</text:p>
              </table:table-cell>
              <table:table-cell office:value-type="float" office:value="0.8287">
                <text:p>0.8287</text:p>
              </table:table-cell>
              <table:table-cell office:value-type="float" office:value="0.8276">
                <text:p>0.8276</text:p>
              </table:table-cell>
              <table:table-cell office:value-type="float" office:value="0.8292">
                <text:p>0.8292</text:p>
              </table:table-cell>
              <table:table-cell office:value-type="float" office:value="0.8289">
                <text:p>0.8289</text:p>
              </table:table-cell>
              <table:table-cell office:value-type="float" office:value="0.8292">
                <text:p>0.8292</text:p>
              </table:table-cell>
            </table:table-row>
            <table:table-row>
              <table:table-cell office:value-type="string">
                <text:p>Borderline</text:p>
                <draw:g>
                  <svg:desc>'increasing_num_cgmos_weight_triangle_1.8'.A6:'increasing_num_cgmos_weight_triangle_1.8'.A6</svg:desc>
                </draw:g>
              </table:table-cell>
              <table:table-cell office:value-type="float" office:value="0.8206">
                <text:p>0.8206</text:p>
                <draw:g>
                  <svg:desc>'increasing_num_cgmos_weight_triangle_1.8'.B6:'increasing_num_cgmos_weight_triangle_1.8'.L6</svg:desc>
                </draw:g>
              </table:table-cell>
              <table:table-cell office:value-type="float" office:value="0.8198">
                <text:p>0.8198</text:p>
              </table:table-cell>
              <table:table-cell office:value-type="float" office:value="0.8111">
                <text:p>0.8111</text:p>
              </table:table-cell>
              <table:table-cell office:value-type="float" office:value="0.8152">
                <text:p>0.8152</text:p>
              </table:table-cell>
              <table:table-cell office:value-type="float" office:value="0.8127">
                <text:p>0.8127</text:p>
              </table:table-cell>
              <table:table-cell office:value-type="float" office:value="0.8123">
                <text:p>0.8123</text:p>
              </table:table-cell>
              <table:table-cell office:value-type="float" office:value="0.8115">
                <text:p>0.8115</text:p>
              </table:table-cell>
              <table:table-cell office:value-type="float" office:value="0.8109">
                <text:p>0.8109</text:p>
              </table:table-cell>
              <table:table-cell office:value-type="float" office:value="0.8108">
                <text:p>0.8108</text:p>
              </table:table-cell>
              <table:table-cell office:value-type="float" office:value="0.8111">
                <text:p>0.8111</text:p>
              </table:table-cell>
              <table:table-cell office:value-type="float" office:value="0.8112">
                <text:p>0.8112</text:p>
              </table:table-cell>
            </table:table-row>
            <table:table-row>
              <table:table-cell office:value-type="string">
                <text:p>Mwmote</text:p>
                <draw:g>
                  <svg:desc>'increasing_num_cgmos_weight_triangle_1.8'.A7:'increasing_num_cgmos_weight_triangle_1.8'.A7</svg:desc>
                </draw:g>
              </table:table-cell>
              <table:table-cell office:value-type="float" office:value="0.8206">
                <text:p>0.8206</text:p>
                <draw:g>
                  <svg:desc>'increasing_num_cgmos_weight_triangle_1.8'.B7:'increasing_num_cgmos_weight_triangle_1.8'.L7</svg:desc>
                </draw:g>
              </table:table-cell>
              <table:table-cell office:value-type="float" office:value="0.8337">
                <text:p>0.8337</text:p>
              </table:table-cell>
              <table:table-cell office:value-type="float" office:value="0.8318">
                <text:p>0.8318</text:p>
              </table:table-cell>
              <table:table-cell office:value-type="float" office:value="0.8317">
                <text:p>0.8317</text:p>
              </table:table-cell>
              <table:table-cell office:value-type="float" office:value="0.8298">
                <text:p>0.8298</text:p>
              </table:table-cell>
              <table:table-cell office:value-type="float" office:value="0.8296">
                <text:p>0.8296</text:p>
              </table:table-cell>
              <table:table-cell office:value-type="float" office:value="0.8305">
                <text:p>0.8305</text:p>
              </table:table-cell>
              <table:table-cell office:value-type="float" office:value="0.831">
                <text:p>0.831</text:p>
              </table:table-cell>
              <table:table-cell office:value-type="float" office:value="0.8311">
                <text:p>0.8311</text:p>
              </table:table-cell>
              <table:table-cell office:value-type="float" office:value="0.831">
                <text:p>0.831</text:p>
              </table:table-cell>
              <table:table-cell office:value-type="float" office:value="0.8315">
                <text:p>0.8315</text:p>
              </table:table-cell>
            </table:table-row>
            <table:table-row>
              <table:table-cell office:value-type="string">
                <text:p>Adasyn</text:p>
                <draw:g>
                  <svg:desc>'increasing_num_cgmos_weight_triangle_1.8'.A8:'increasing_num_cgmos_weight_triangle_1.8'.A8</svg:desc>
                </draw:g>
              </table:table-cell>
              <table:table-cell office:value-type="float" office:value="0.8206">
                <text:p>0.8206</text:p>
                <draw:g>
                  <svg:desc>'increasing_num_cgmos_weight_triangle_1.8'.B8:'increasing_num_cgmos_weight_triangle_1.8'.L8</svg:desc>
                </draw:g>
              </table:table-cell>
              <table:table-cell office:value-type="float" office:value="0.8251">
                <text:p>0.8251</text:p>
              </table:table-cell>
              <table:table-cell office:value-type="float" office:value="0.8237">
                <text:p>0.8237</text:p>
              </table:table-cell>
              <table:table-cell office:value-type="float" office:value="0.8233">
                <text:p>0.8233</text:p>
              </table:table-cell>
              <table:table-cell office:value-type="float" office:value="0.8233">
                <text:p>0.8233</text:p>
              </table:table-cell>
              <table:table-cell office:value-type="float" office:value="0.8235">
                <text:p>0.8235</text:p>
              </table:table-cell>
              <table:table-cell office:value-type="float" office:value="0.8211">
                <text:p>0.8211</text:p>
              </table:table-cell>
              <table:table-cell office:value-type="float" office:value="0.8211">
                <text:p>0.8211</text:p>
              </table:table-cell>
              <table:table-cell office:value-type="float" office:value="0.8219">
                <text:p>0.8219</text:p>
              </table:table-cell>
              <table:table-cell office:value-type="float" office:value="0.8213">
                <text:p>0.8213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RAMOboost</text:p>
                <draw:g>
                  <svg:desc>'increasing_num_cgmos_weight_triangle_1.8'.A9:'increasing_num_cgmos_weight_triangle_1.8'.A9</svg:desc>
                </draw:g>
              </table:table-cell>
              <table:table-cell office:value-type="float" office:value="0.8206">
                <text:p>0.8206</text:p>
                <draw:g>
                  <svg:desc>'increasing_num_cgmos_weight_triangle_1.8'.B9:'increasing_num_cgmos_weight_triangle_1.8'.L9</svg:desc>
                </draw:g>
              </table:table-cell>
              <table:table-cell office:value-type="float" office:value="0.8305">
                <text:p>0.8305</text:p>
              </table:table-cell>
              <table:table-cell office:value-type="float" office:value="0.8279">
                <text:p>0.8279</text:p>
              </table:table-cell>
              <table:table-cell office:value-type="float" office:value="0.8266">
                <text:p>0.8266</text:p>
              </table:table-cell>
              <table:table-cell office:value-type="float" office:value="0.826">
                <text:p>0.826</text:p>
              </table:table-cell>
              <table:table-cell office:value-type="float" office:value="0.8253">
                <text:p>0.8253</text:p>
              </table:table-cell>
              <table:table-cell office:value-type="float" office:value="0.8252">
                <text:p>0.8252</text:p>
              </table:table-cell>
              <table:table-cell office:value-type="float" office:value="0.8247">
                <text:p>0.8247</text:p>
              </table:table-cell>
              <table:table-cell office:value-type="float" office:value="0.8255">
                <text:p>0.8255</text:p>
              </table:table-cell>
              <table:table-cell office:value-type="float" office:value="0.8252">
                <text:p>0.8252</text:p>
              </table:table-cell>
              <table:table-cell office:value-type="float" office:value="0.8236">
                <text:p>0.8236</text:p>
              </table:table-cell>
            </table:table-row>
            <table:table-row>
              <table:table-cell office:value-type="string">
                <text:p>Cgmos</text:p>
                <draw:g>
                  <svg:desc>'increasing_num_cgmos_weight_triangle_1.8'.A10:'increasing_num_cgmos_weight_triangle_1.8'.A10</svg:desc>
                </draw:g>
              </table:table-cell>
              <table:table-cell office:value-type="float" office:value="0.8206">
                <text:p>0.8206</text:p>
                <draw:g>
                  <svg:desc>'increasing_num_cgmos_weight_triangle_1.8'.B10:'increasing_num_cgmos_weight_triangle_1.8'.L10</svg:desc>
                </draw:g>
              </table:table-cell>
              <table:table-cell office:value-type="float" office:value="0.8345">
                <text:p>0.8345</text:p>
              </table:table-cell>
              <table:table-cell office:value-type="float" office:value="0.8403">
                <text:p>0.8403</text:p>
              </table:table-cell>
              <table:table-cell office:value-type="float" office:value="0.8373">
                <text:p>0.8373</text:p>
              </table:table-cell>
              <table:table-cell office:value-type="float" office:value="0.8369">
                <text:p>0.8369</text:p>
              </table:table-cell>
              <table:table-cell office:value-type="float" office:value="0.8334">
                <text:p>0.8334</text:p>
              </table:table-cell>
              <table:table-cell office:value-type="float" office:value="0.8341">
                <text:p>0.8341</text:p>
              </table:table-cell>
              <table:table-cell office:value-type="float" office:value="0.8358">
                <text:p>0.8358</text:p>
              </table:table-cell>
              <table:table-cell office:value-type="float" office:value="0.8367">
                <text:p>0.8367</text:p>
              </table:table-cell>
              <table:table-cell office:value-type="float" office:value="0.8339">
                <text:p>0.8339</text:p>
              </table:table-cell>
              <table:table-cell office:value-type="float" office:value="0.833">
                <text:p>0.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1.711cm" style:legend-expansion="high" chart:style-name="ch2"/>
        <chart:plot-area chart:style-name="ch3" table:cell-range-address="'NormalInterpolation(1-500)'.A58:'NormalInterpolation(1-500)'.K69" chart:data-source-has-labels="both" svg:x="0.77cm" svg:y="0.855cm" svg:width="12.69cm" svg:height="7.545cm">
          <chartooo:coordinate-region svg:x="1.868cm" svg:y="1.054cm" svg:width="11.498cm" svg:height="6.699cm"/>
          <chart:axis chart:dimension="x" chart:name="primary-x" chart:style-name="ch4" chartooo:axis-type="auto">
            <chartooo:date-scale/>
            <chart:categories table:cell-range-address="'NormalInterpolation(1-500)'.B58:'NormalInterpolation(1-500)'.K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rmalInterpolation(1-500)'.B59:'NormalInterpolation(1-500)'.K59" chart:label-cell-address="'NormalInterpolation(1-500)'.A59:'NormalInterpolation(1-500)'.A59" chart:class="chart:line">
            <chart:data-point chart:repeated="10"/>
          </chart:series>
          <chart:series chart:style-name="ch7" chart:values-cell-range-address="'NormalInterpolation(1-500)'.B60:'NormalInterpolation(1-500)'.K60" chart:label-cell-address="'NormalInterpolation(1-500)'.A60:'NormalInterpolation(1-500)'.A60" chart:class="chart:line">
            <chart:data-point chart:repeated="10"/>
          </chart:series>
          <chart:series chart:style-name="ch8" chart:values-cell-range-address="'NormalInterpolation(1-500)'.B61:'NormalInterpolation(1-500)'.K61" chart:label-cell-address="'NormalInterpolation(1-500)'.A61:'NormalInterpolation(1-500)'.A61" chart:class="chart:line">
            <chart:data-point chart:repeated="10"/>
          </chart:series>
          <chart:series chart:style-name="ch9" chart:values-cell-range-address="'NormalInterpolation(1-500)'.B62:'NormalInterpolation(1-500)'.K62" chart:label-cell-address="'NormalInterpolation(1-500)'.A62:'NormalInterpolation(1-500)'.A62" chart:class="chart:line">
            <chart:data-point chart:repeated="10"/>
          </chart:series>
          <chart:series chart:style-name="ch10" chart:values-cell-range-address="'NormalInterpolation(1-500)'.B63:'NormalInterpolation(1-500)'.K63" chart:label-cell-address="'NormalInterpolation(1-500)'.A63:'NormalInterpolation(1-500)'.A63" chart:class="chart:line">
            <chart:data-point chart:repeated="10"/>
          </chart:series>
          <chart:series chart:style-name="ch11" chart:values-cell-range-address="'NormalInterpolation(1-500)'.B64:'NormalInterpolation(1-500)'.K64" chart:label-cell-address="'NormalInterpolation(1-500)'.A64:'NormalInterpolation(1-500)'.A64" chart:class="chart:line">
            <chart:data-point chart:repeated="10"/>
          </chart:series>
          <chart:series chart:style-name="ch12" chart:values-cell-range-address="'NormalInterpolation(1-500)'.B65:'NormalInterpolation(1-500)'.K65" chart:label-cell-address="'NormalInterpolation(1-500)'.A65:'NormalInterpolation(1-500)'.A65" chart:class="chart:line">
            <chart:data-point chart:repeated="10"/>
          </chart:series>
          <chart:series chart:style-name="ch13" chart:values-cell-range-address="'NormalInterpolation(1-500)'.B66:'NormalInterpolation(1-500)'.K66" chart:label-cell-address="'NormalInterpolation(1-500)'.A66:'NormalInterpolation(1-500)'.A66" chart:class="chart:line">
            <chart:data-point chart:repeated="10"/>
          </chart:series>
          <chart:series chart:style-name="ch14" chart:values-cell-range-address="'NormalInterpolation(1-500)'.B67:'NormalInterpolation(1-500)'.K67" chart:label-cell-address="'NormalInterpolation(1-500)'.A67:'NormalInterpolation(1-500)'.A67" chart:class="chart:line">
            <chart:data-point chart:repeated="10"/>
          </chart:series>
          <chart:series chart:style-name="ch15" chart:values-cell-range-address="'NormalInterpolation(1-500)'.B68:'NormalInterpolation(1-500)'.K68" chart:label-cell-address="'NormalInterpolation(1-500)'.A68:'NormalInterpolation(1-500)'.A68" chart:class="chart:line">
            <chart:data-point chart:repeated="10"/>
          </chart:series>
          <chart:series chart:style-name="ch16" chart:values-cell-range-address="'NormalInterpolation(1-500)'.B69:'NormalInterpolation(1-500)'.K69" chart:label-cell-address="'NormalInterpolation(1-500)'.A69:'NormalInterpolation(1-500)'.A69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'NormalInterpolation(1-500)'.B58:'NormalInterpolation(1-500)'.K58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3.5">
                <text:p/>
              </table:table-cell>
              <table:table-cell office:value-type="float" office:value="4">
                <text:p/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NormalInterpolation(1-500)'.A59:'NormalInterpolation(1-500)'.A59</svg:desc>
                </draw:g>
              </table:table-cell>
              <table:table-cell office:value-type="float" office:value="0.8688">
                <text:p>0.8688</text:p>
                <draw:g>
                  <svg:desc>'NormalInterpolation(1-500)'.B59:'NormalInterpolation(1-500)'.K59</svg:desc>
                </draw:g>
              </table:table-cell>
              <table:table-cell office:value-type="float" office:value="0.8692">
                <text:p>0.8692</text:p>
              </table:table-cell>
              <table:table-cell office:value-type="float" office:value="0.8707">
                <text:p>0.8707</text:p>
              </table:table-cell>
              <table:table-cell office:value-type="float" office:value="0.8689">
                <text:p>0.8689</text:p>
              </table:table-cell>
              <table:table-cell office:value-type="float" office:value="0.8692">
                <text:p>0.8692</text:p>
              </table:table-cell>
              <table:table-cell office:value-type="float" office:value="0.8717">
                <text:p>0.8717</text:p>
              </table:table-cell>
              <table:table-cell office:value-type="float" office:value="0.8697">
                <text:p>0.8697</text:p>
              </table:table-cell>
              <table:table-cell office:value-type="float" office:value="0.8708">
                <text:p>0.8708</text:p>
              </table:table-cell>
              <table:table-cell office:value-type="float" office:value="0.8707">
                <text:p>0.870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</text:p>
                <draw:g>
                  <svg:desc>'NormalInterpolation(1-500)'.A60:'NormalInterpolation(1-500)'.A60</svg:desc>
                </draw:g>
              </table:table-cell>
              <table:table-cell office:value-type="float" office:value="0.8692">
                <text:p>0.8692</text:p>
                <draw:g>
                  <svg:desc>'NormalInterpolation(1-500)'.B60:'NormalInterpolation(1-500)'.K60</svg:desc>
                </draw:g>
              </table:table-cell>
              <table:table-cell office:value-type="float" office:value="0.8698">
                <text:p>0.8698</text:p>
              </table:table-cell>
              <table:table-cell office:value-type="float" office:value="0.8696">
                <text:p>0.8696</text:p>
              </table:table-cell>
              <table:table-cell office:value-type="float" office:value="0.8713">
                <text:p>0.8713</text:p>
              </table:table-cell>
              <table:table-cell office:value-type="float" office:value="0.8709">
                <text:p>0.8709</text:p>
              </table:table-cell>
              <table:table-cell office:value-type="float" office:value="0.8713">
                <text:p>0.8713</text:p>
              </table:table-cell>
              <table:table-cell office:value-type="float" office:value="0.8698">
                <text:p>0.8698</text:p>
              </table:table-cell>
              <table:table-cell office:value-type="float" office:value="0.8707">
                <text:p>0.8707</text:p>
              </table:table-cell>
              <table:table-cell office:value-type="float" office:value="0.8692">
                <text:p>0.8692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4</text:p>
                <draw:g>
                  <svg:desc>'NormalInterpolation(1-500)'.A61:'NormalInterpolation(1-500)'.A61</svg:desc>
                </draw:g>
              </table:table-cell>
              <table:table-cell office:value-type="float" office:value="0.8677">
                <text:p>0.8677</text:p>
                <draw:g>
                  <svg:desc>'NormalInterpolation(1-500)'.B61:'NormalInterpolation(1-500)'.K61</svg:desc>
                </draw:g>
              </table:table-cell>
              <table:table-cell office:value-type="float" office:value="0.8673">
                <text:p>0.8673</text:p>
              </table:table-cell>
              <table:table-cell office:value-type="float" office:value="0.8673">
                <text:p>0.8673</text:p>
              </table:table-cell>
              <table:table-cell office:value-type="float" office:value="0.87">
                <text:p>0.87</text:p>
              </table:table-cell>
              <table:table-cell office:value-type="float" office:value="0.8696">
                <text:p>0.8696</text:p>
              </table:table-cell>
              <table:table-cell office:value-type="float" office:value="0.8707">
                <text:p>0.8707</text:p>
              </table:table-cell>
              <table:table-cell office:value-type="float" office:value="0.8678">
                <text:p>0.8678</text:p>
              </table:table-cell>
              <table:table-cell office:value-type="float" office:value="0.8706">
                <text:p>0.8706</text:p>
              </table:table-cell>
              <table:table-cell office:value-type="float" office:value="0.8686">
                <text:p>0.8686</text:p>
              </table:table-cell>
              <table:table-cell office:value-type="float" office:value="0.8676">
                <text:p>0.8676</text:p>
              </table:table-cell>
            </table:table-row>
            <table:table-row>
              <table:table-cell office:value-type="string">
                <text:p>5</text:p>
                <draw:g>
                  <svg:desc>'NormalInterpolation(1-500)'.A62:'NormalInterpolation(1-500)'.A62</svg:desc>
                </draw:g>
              </table:table-cell>
              <table:table-cell office:value-type="float" office:value="0.8693">
                <text:p>0.8693</text:p>
                <draw:g>
                  <svg:desc>'NormalInterpolation(1-500)'.B62:'NormalInterpolation(1-500)'.K62</svg:desc>
                </draw:g>
              </table:table-cell>
              <table:table-cell office:value-type="float" office:value="0.8675">
                <text:p>0.8675</text:p>
              </table:table-cell>
              <table:table-cell office:value-type="float" office:value="0.8678">
                <text:p>0.8678</text:p>
              </table:table-cell>
              <table:table-cell office:value-type="float" office:value="0.8694">
                <text:p>0.8694</text:p>
              </table:table-cell>
              <table:table-cell office:value-type="float" office:value="0.8686">
                <text:p>0.8686</text:p>
              </table:table-cell>
              <table:table-cell office:value-type="float" office:value="0.8705">
                <text:p>0.8705</text:p>
              </table:table-cell>
              <table:table-cell office:value-type="float" office:value="0.8682">
                <text:p>0.8682</text:p>
              </table:table-cell>
              <table:table-cell office:value-type="float" office:value="0.8708">
                <text:p>0.8708</text:p>
              </table:table-cell>
              <table:table-cell office:value-type="float" office:value="0.8682">
                <text:p>0.8682</text:p>
              </table:table-cell>
              <table:table-cell office:value-type="float" office:value="0.8671">
                <text:p>0.8671</text:p>
              </table:table-cell>
            </table:table-row>
            <table:table-row>
              <table:table-cell office:value-type="string">
                <text:p>6</text:p>
                <draw:g>
                  <svg:desc>'NormalInterpolation(1-500)'.A63:'NormalInterpolation(1-500)'.A63</svg:desc>
                </draw:g>
              </table:table-cell>
              <table:table-cell office:value-type="float" office:value="0.8688">
                <text:p>0.8688</text:p>
                <draw:g>
                  <svg:desc>'NormalInterpolation(1-500)'.B63:'NormalInterpolation(1-500)'.K63</svg:desc>
                </draw:g>
              </table:table-cell>
              <table:table-cell office:value-type="float" office:value="0.8683">
                <text:p>0.8683</text:p>
              </table:table-cell>
              <table:table-cell office:value-type="float" office:value="0.867">
                <text:p>0.867</text:p>
              </table:table-cell>
              <table:table-cell office:value-type="float" office:value="0.8674">
                <text:p>0.8674</text:p>
              </table:table-cell>
              <table:table-cell office:value-type="float" office:value="0.8681">
                <text:p>0.8681</text:p>
              </table:table-cell>
              <table:table-cell office:value-type="float" office:value="0.8688">
                <text:p>0.8688</text:p>
              </table:table-cell>
              <table:table-cell office:value-type="float" office:value="0.8681">
                <text:p>0.8681</text:p>
              </table:table-cell>
              <table:table-cell office:value-type="float" office:value="0.8694">
                <text:p>0.8694</text:p>
              </table:table-cell>
              <table:table-cell office:value-type="float" office:value="0.8701">
                <text:p>0.8701</text:p>
              </table:table-cell>
              <table:table-cell office:value-type="float" office:value="0.8663">
                <text:p>0.8663</text:p>
              </table:table-cell>
            </table:table-row>
            <table:table-row>
              <table:table-cell office:value-type="string">
                <text:p>8</text:p>
                <draw:g>
                  <svg:desc>'NormalInterpolation(1-500)'.A64:'NormalInterpolation(1-500)'.A64</svg:desc>
                </draw:g>
              </table:table-cell>
              <table:table-cell office:value-type="float" office:value="0.8691">
                <text:p>0.8691</text:p>
                <draw:g>
                  <svg:desc>'NormalInterpolation(1-500)'.B64:'NormalInterpolation(1-500)'.K64</svg:desc>
                </draw:g>
              </table:table-cell>
              <table:table-cell office:value-type="float" office:value="0.8673">
                <text:p>0.8673</text:p>
              </table:table-cell>
              <table:table-cell office:value-type="float" office:value="0.8674">
                <text:p>0.8674</text:p>
              </table:table-cell>
              <table:table-cell office:value-type="float" office:value="0.8673">
                <text:p>0.8673</text:p>
              </table:table-cell>
              <table:table-cell office:value-type="float" office:value="0.8679">
                <text:p>0.8679</text:p>
              </table:table-cell>
              <table:table-cell office:value-type="float" office:value="0.8703">
                <text:p>0.8703</text:p>
              </table:table-cell>
              <table:table-cell office:value-type="float" office:value="0.8666">
                <text:p>0.8666</text:p>
              </table:table-cell>
              <table:table-cell office:value-type="float" office:value="0.8703">
                <text:p>0.8703</text:p>
              </table:table-cell>
              <table:table-cell office:value-type="float" office:value="0.8678">
                <text:p>0.8678</text:p>
              </table:table-cell>
              <table:table-cell office:value-type="float" office:value="0.8661">
                <text:p>0.8661</text:p>
              </table:table-cell>
            </table:table-row>
            <table:table-row>
              <table:table-cell office:value-type="string">
                <text:p>10</text:p>
                <draw:g>
                  <svg:desc>'NormalInterpolation(1-500)'.A65:'NormalInterpolation(1-500)'.A65</svg:desc>
                </draw:g>
              </table:table-cell>
              <table:table-cell office:value-type="float" office:value="0.8691">
                <text:p>0.8691</text:p>
                <draw:g>
                  <svg:desc>'NormalInterpolation(1-500)'.B65:'NormalInterpolation(1-500)'.K65</svg:desc>
                </draw:g>
              </table:table-cell>
              <table:table-cell office:value-type="float" office:value="0.8666">
                <text:p>0.8666</text:p>
              </table:table-cell>
              <table:table-cell office:value-type="float" office:value="0.8665">
                <text:p>0.8665</text:p>
              </table:table-cell>
              <table:table-cell office:value-type="float" office:value="0.8674">
                <text:p>0.8674</text:p>
              </table:table-cell>
              <table:table-cell office:value-type="float" office:value="0.8692">
                <text:p>0.8692</text:p>
              </table:table-cell>
              <table:table-cell office:value-type="float" office:value="0.8697">
                <text:p>0.8697</text:p>
              </table:table-cell>
              <table:table-cell office:value-type="float" office:value="0.8672">
                <text:p>0.8672</text:p>
              </table:table-cell>
              <table:table-cell office:value-type="float" office:value="0.8704">
                <text:p>0.8704</text:p>
              </table:table-cell>
              <table:table-cell office:value-type="float" office:value="0.8674">
                <text:p>0.8674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20</text:p>
                <draw:g>
                  <svg:desc>'NormalInterpolation(1-500)'.A66:'NormalInterpolation(1-500)'.A66</svg:desc>
                </draw:g>
              </table:table-cell>
              <table:table-cell office:value-type="float" office:value="0.8684">
                <text:p>0.8684</text:p>
                <draw:g>
                  <svg:desc>'NormalInterpolation(1-500)'.B66:'NormalInterpolation(1-500)'.K66</svg:desc>
                </draw:g>
              </table:table-cell>
              <table:table-cell office:value-type="float" office:value="0.8671">
                <text:p>0.8671</text:p>
              </table:table-cell>
              <table:table-cell office:value-type="float" office:value="0.8663">
                <text:p>0.8663</text:p>
              </table:table-cell>
              <table:table-cell office:value-type="float" office:value="0.8675">
                <text:p>0.8675</text:p>
              </table:table-cell>
              <table:table-cell office:value-type="float" office:value="0.8679">
                <text:p>0.8679</text:p>
              </table:table-cell>
              <table:table-cell office:value-type="float" office:value="0.8692">
                <text:p>0.8692</text:p>
              </table:table-cell>
              <table:table-cell office:value-type="float" office:value="0.8667">
                <text:p>0.8667</text:p>
              </table:table-cell>
              <table:table-cell office:value-type="float" office:value="0.8697">
                <text:p>0.8697</text:p>
              </table:table-cell>
              <table:table-cell office:value-type="float" office:value="0.867">
                <text:p>0.867</text:p>
              </table:table-cell>
              <table:table-cell office:value-type="float" office:value="0.8663">
                <text:p>0.8663</text:p>
              </table:table-cell>
            </table:table-row>
            <table:table-row>
              <table:table-cell office:value-type="string">
                <text:p>50</text:p>
                <draw:g>
                  <svg:desc>'NormalInterpolation(1-500)'.A67:'NormalInterpolation(1-500)'.A67</svg:desc>
                </draw:g>
              </table:table-cell>
              <table:table-cell office:value-type="float" office:value="0.8688">
                <text:p>0.8688</text:p>
                <draw:g>
                  <svg:desc>'NormalInterpolation(1-500)'.B67:'NormalInterpolation(1-500)'.K67</svg:desc>
                </draw:g>
              </table:table-cell>
              <table:table-cell office:value-type="float" office:value="0.8669">
                <text:p>0.8669</text:p>
              </table:table-cell>
              <table:table-cell office:value-type="float" office:value="0.8663">
                <text:p>0.8663</text:p>
              </table:table-cell>
              <table:table-cell office:value-type="float" office:value="0.8675">
                <text:p>0.8675</text:p>
              </table:table-cell>
              <table:table-cell office:value-type="float" office:value="0.8679">
                <text:p>0.8679</text:p>
              </table:table-cell>
              <table:table-cell office:value-type="float" office:value="0.8689">
                <text:p>0.8689</text:p>
              </table:table-cell>
              <table:table-cell office:value-type="float" office:value="0.8672">
                <text:p>0.8672</text:p>
              </table:table-cell>
              <table:table-cell office:value-type="float" office:value="0.869">
                <text:p>0.869</text:p>
              </table:table-cell>
              <table:table-cell office:value-type="float" office:value="0.8674">
                <text:p>0.8674</text:p>
              </table:table-cell>
              <table:table-cell office:value-type="float" office:value="0.8662">
                <text:p>0.8662</text:p>
              </table:table-cell>
            </table:table-row>
            <table:table-row>
              <table:table-cell office:value-type="string">
                <text:p>100</text:p>
                <draw:g>
                  <svg:desc>'NormalInterpolation(1-500)'.A68:'NormalInterpolation(1-500)'.A68</svg:desc>
                </draw:g>
              </table:table-cell>
              <table:table-cell office:value-type="float" office:value="0.8691">
                <text:p>0.8691</text:p>
                <draw:g>
                  <svg:desc>'NormalInterpolation(1-500)'.B68:'NormalInterpolation(1-500)'.K68</svg:desc>
                </draw:g>
              </table:table-cell>
              <table:table-cell office:value-type="float" office:value="0.8673">
                <text:p>0.8673</text:p>
              </table:table-cell>
              <table:table-cell office:value-type="float" office:value="0.8667">
                <text:p>0.8667</text:p>
              </table:table-cell>
              <table:table-cell office:value-type="float" office:value="0.8668">
                <text:p>0.8668</text:p>
              </table:table-cell>
              <table:table-cell office:value-type="float" office:value="0.8675">
                <text:p>0.8675</text:p>
              </table:table-cell>
              <table:table-cell office:value-type="float" office:value="0.8684">
                <text:p>0.8684</text:p>
              </table:table-cell>
              <table:table-cell office:value-type="float" office:value="0.8671">
                <text:p>0.8671</text:p>
              </table:table-cell>
              <table:table-cell office:value-type="float" office:value="0.8697">
                <text:p>0.8697</text:p>
              </table:table-cell>
              <table:table-cell office:value-type="float" office:value="0.8663">
                <text:p>0.8663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500</text:p>
                <draw:g>
                  <svg:desc>'NormalInterpolation(1-500)'.A69:'NormalInterpolation(1-500)'.A69</svg:desc>
                </draw:g>
              </table:table-cell>
              <table:table-cell office:value-type="float" office:value="0.8693">
                <text:p>0.8693</text:p>
                <draw:g>
                  <svg:desc>'NormalInterpolation(1-500)'.B69:'NormalInterpolation(1-500)'.K69</svg:desc>
                </draw:g>
              </table:table-cell>
              <table:table-cell office:value-type="float" office:value="0.8674">
                <text:p>0.8674</text:p>
              </table:table-cell>
              <table:table-cell office:value-type="float" office:value="0.8666">
                <text:p>0.8666</text:p>
              </table:table-cell>
              <table:table-cell office:value-type="float" office:value="0.867">
                <text:p>0.867</text:p>
              </table:table-cell>
              <table:table-cell office:value-type="float" office:value="0.8676">
                <text:p>0.8676</text:p>
              </table:table-cell>
              <table:table-cell office:value-type="float" office:value="0.8681">
                <text:p>0.8681</text:p>
              </table:table-cell>
              <table:table-cell office:value-type="float" office:value="0.8665">
                <text:p>0.8665</text:p>
              </table:table-cell>
              <table:table-cell office:value-type="float" office:value="0.8705">
                <text:p>0.8705</text:p>
              </table:table-cell>
              <table:table-cell office:value-type="float" office:value="0.8681">
                <text:p>0.8681</text:p>
              </table:table-cell>
              <table:table-cell office:value-type="float" office:value="0.8665">
                <text:p>0.86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Svm</text:p>
        </chart:title>
        <chart:legend chart:legend-position="end" svg:x="12.777cm" svg:y="2.707cm" style:legend-expansion="high" chart:style-name="ch3"/>
        <chart:plot-area chart:style-name="ch4" table:cell-range-address="'increasing_num_cgmos_weight_triangle_1.8'.A54:'increasing_num_cgmos_weight_triangle_1.8'.L60" chart:data-source-has-labels="column" svg:x="0.32cm" svg:y="1.301cm" svg:width="12.137cm" svg:height="7.519cm">
          <chartooo:coordinate-region svg:x="1.232cm" svg:y="1.5cm" svg:width="11.038cm" svg:height="6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ncreasing_num_cgmos_weight_triangle_1.8'.B54:'increasing_num_cgmos_weight_triangle_1.8'.L54" chart:label-cell-address="'increasing_num_cgmos_weight_triangle_1.8'.A54:'increasing_num_cgmos_weight_triangle_1.8'.A54" chart:class="chart:line">
            <chart:data-point chart:repeated="11"/>
          </chart:series>
          <chart:series chart:style-name="ch9" chart:values-cell-range-address="'increasing_num_cgmos_weight_triangle_1.8'.B55:'increasing_num_cgmos_weight_triangle_1.8'.L55" chart:label-cell-address="'increasing_num_cgmos_weight_triangle_1.8'.A55:'increasing_num_cgmos_weight_triangle_1.8'.A55" chart:class="chart:line">
            <chart:data-point chart:repeated="11"/>
          </chart:series>
          <chart:series chart:style-name="ch10" chart:values-cell-range-address="'increasing_num_cgmos_weight_triangle_1.8'.B56:'increasing_num_cgmos_weight_triangle_1.8'.L56" chart:label-cell-address="'increasing_num_cgmos_weight_triangle_1.8'.A56:'increasing_num_cgmos_weight_triangle_1.8'.A56" chart:class="chart:line">
            <chart:data-point chart:repeated="11"/>
          </chart:series>
          <chart:series chart:style-name="ch11" chart:values-cell-range-address="'increasing_num_cgmos_weight_triangle_1.8'.B57:'increasing_num_cgmos_weight_triangle_1.8'.L57" chart:label-cell-address="'increasing_num_cgmos_weight_triangle_1.8'.A57:'increasing_num_cgmos_weight_triangle_1.8'.A57" chart:class="chart:line">
            <chart:data-point chart:repeated="11"/>
          </chart:series>
          <chart:series chart:style-name="ch12" chart:values-cell-range-address="'increasing_num_cgmos_weight_triangle_1.8'.B58:'increasing_num_cgmos_weight_triangle_1.8'.L58" chart:label-cell-address="'increasing_num_cgmos_weight_triangle_1.8'.A58:'increasing_num_cgmos_weight_triangle_1.8'.A58" chart:class="chart:line">
            <chart:data-point chart:repeated="11"/>
          </chart:series>
          <chart:series chart:style-name="ch13" chart:values-cell-range-address="'increasing_num_cgmos_weight_triangle_1.8'.B59:'increasing_num_cgmos_weight_triangle_1.8'.L59" chart:label-cell-address="'increasing_num_cgmos_weight_triangle_1.8'.A59:'increasing_num_cgmos_weight_triangle_1.8'.A59" chart:class="chart:line">
            <chart:data-point chart:repeated="11"/>
          </chart:series>
          <chart:series chart:style-name="ch14" chart:values-cell-range-address="'increasing_num_cgmos_weight_triangle_1.8'.B60:'increasing_num_cgmos_weight_triangle_1.8'.L60" chart:label-cell-address="'increasing_num_cgmos_weight_triangle_1.8'.A60:'increasing_num_cgmos_weight_triangle_1.8'.A60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'increasing_num_cgmos_weight_triangle_1.8'.A54:'increasing_num_cgmos_weight_triangle_1.8'.A54</svg:desc>
                </draw:g>
              </table:table-cell>
              <table:table-cell office:value-type="float" office:value="0.8117">
                <text:p>0.8117</text:p>
                <draw:g>
                  <svg:desc>'increasing_num_cgmos_weight_triangle_1.8'.B54:'increasing_num_cgmos_weight_triangle_1.8'.L54</svg:desc>
                </draw:g>
              </table:table-cell>
              <table:table-cell office:value-type="float" office:value="0.8263">
                <text:p>0.8263</text:p>
              </table:table-cell>
              <table:table-cell office:value-type="float" office:value="0.8467">
                <text:p>0.8467</text:p>
              </table:table-cell>
              <table:table-cell office:value-type="float" office:value="0.8286">
                <text:p>0.8286</text:p>
              </table:table-cell>
              <table:table-cell office:value-type="float" office:value="0.8444">
                <text:p>0.8444</text:p>
              </table:table-cell>
              <table:table-cell office:value-type="float" office:value="0.8414">
                <text:p>0.8414</text:p>
              </table:table-cell>
              <table:table-cell office:value-type="float" office:value="0.8195">
                <text:p>0.8195</text:p>
              </table:table-cell>
              <table:table-cell office:value-type="float" office:value="0.8428">
                <text:p>0.8428</text:p>
              </table:table-cell>
              <table:table-cell office:value-type="float" office:value="0.8361">
                <text:p>0.8361</text:p>
              </table:table-cell>
              <table:table-cell office:value-type="float" office:value="0.8289">
                <text:p>0.8289</text:p>
              </table:table-cell>
              <table:table-cell office:value-type="float" office:value="0.8476">
                <text:p>0.8476</text:p>
              </table:table-cell>
            </table:table-row>
            <table:table-row>
              <table:table-cell office:value-type="string">
                <text:p>Smote</text:p>
                <draw:g>
                  <svg:desc>'increasing_num_cgmos_weight_triangle_1.8'.A55:'increasing_num_cgmos_weight_triangle_1.8'.A55</svg:desc>
                </draw:g>
              </table:table-cell>
              <table:table-cell office:value-type="float" office:value="0.8117">
                <text:p>0.8117</text:p>
                <draw:g>
                  <svg:desc>'increasing_num_cgmos_weight_triangle_1.8'.B55:'increasing_num_cgmos_weight_triangle_1.8'.L55</svg:desc>
                </draw:g>
              </table:table-cell>
              <table:table-cell office:value-type="float" office:value="0.8641">
                <text:p>0.8641</text:p>
              </table:table-cell>
              <table:table-cell office:value-type="float" office:value="0.8625">
                <text:p>0.8625</text:p>
              </table:table-cell>
              <table:table-cell office:value-type="float" office:value="0.8732">
                <text:p>0.8732</text:p>
              </table:table-cell>
              <table:table-cell office:value-type="float" office:value="0.8583">
                <text:p>0.8583</text:p>
              </table:table-cell>
              <table:table-cell office:value-type="float" office:value="0.8556">
                <text:p>0.8556</text:p>
              </table:table-cell>
              <table:table-cell office:value-type="float" office:value="0.845">
                <text:p>0.845</text:p>
              </table:table-cell>
              <table:table-cell office:value-type="float" office:value="0.8742">
                <text:p>0.8742</text:p>
              </table:table-cell>
              <table:table-cell office:value-type="float" office:value="0.8686">
                <text:p>0.8686</text:p>
              </table:table-cell>
              <table:table-cell office:value-type="float" office:value="0.8599">
                <text:p>0.8599</text:p>
              </table:table-cell>
              <table:table-cell office:value-type="float" office:value="0.8698">
                <text:p>0.8698</text:p>
              </table:table-cell>
            </table:table-row>
            <table:table-row>
              <table:table-cell office:value-type="string">
                <text:p>Borderline</text:p>
                <draw:g>
                  <svg:desc>'increasing_num_cgmos_weight_triangle_1.8'.A56:'increasing_num_cgmos_weight_triangle_1.8'.A56</svg:desc>
                </draw:g>
              </table:table-cell>
              <table:table-cell office:value-type="float" office:value="0.8117">
                <text:p>0.8117</text:p>
                <draw:g>
                  <svg:desc>'increasing_num_cgmos_weight_triangle_1.8'.B56:'increasing_num_cgmos_weight_triangle_1.8'.L56</svg:desc>
                </draw:g>
              </table:table-cell>
              <table:table-cell office:value-type="float" office:value="0.8684">
                <text:p>0.8684</text:p>
              </table:table-cell>
              <table:table-cell office:value-type="float" office:value="0.8422">
                <text:p>0.8422</text:p>
              </table:table-cell>
              <table:table-cell office:value-type="float" office:value="0.8568">
                <text:p>0.8568</text:p>
              </table:table-cell>
              <table:table-cell office:value-type="float" office:value="0.8653">
                <text:p>0.8653</text:p>
              </table:table-cell>
              <table:table-cell office:value-type="float" office:value="0.8475">
                <text:p>0.8475</text:p>
              </table:table-cell>
              <table:table-cell office:value-type="float" office:value="0.8651">
                <text:p>0.8651</text:p>
              </table:table-cell>
              <table:table-cell office:value-type="float" office:value="0.8408">
                <text:p>0.8408</text:p>
              </table:table-cell>
              <table:table-cell office:value-type="float" office:value="0.8366">
                <text:p>0.8366</text:p>
              </table:table-cell>
              <table:table-cell office:value-type="float" office:value="0.8395">
                <text:p>0.8395</text:p>
              </table:table-cell>
              <table:table-cell office:value-type="float" office:value="0.8482">
                <text:p>0.8482</text:p>
              </table:table-cell>
            </table:table-row>
            <table:table-row>
              <table:table-cell office:value-type="string">
                <text:p>Mwmote</text:p>
                <draw:g>
                  <svg:desc>'increasing_num_cgmos_weight_triangle_1.8'.A57:'increasing_num_cgmos_weight_triangle_1.8'.A57</svg:desc>
                </draw:g>
              </table:table-cell>
              <table:table-cell office:value-type="float" office:value="0.8117">
                <text:p>0.8117</text:p>
                <draw:g>
                  <svg:desc>'increasing_num_cgmos_weight_triangle_1.8'.B57:'increasing_num_cgmos_weight_triangle_1.8'.L57</svg:desc>
                </draw:g>
              </table:table-cell>
              <table:table-cell office:value-type="float" office:value="0.8453">
                <text:p>0.8453</text:p>
              </table:table-cell>
              <table:table-cell office:value-type="float" office:value="0.8463">
                <text:p>0.8463</text:p>
              </table:table-cell>
              <table:table-cell office:value-type="float" office:value="0.8367">
                <text:p>0.8367</text:p>
              </table:table-cell>
              <table:table-cell office:value-type="float" office:value="0.8626">
                <text:p>0.8626</text:p>
              </table:table-cell>
              <table:table-cell office:value-type="float" office:value="0.8481">
                <text:p>0.8481</text:p>
              </table:table-cell>
              <table:table-cell office:value-type="float" office:value="0.842">
                <text:p>0.842</text:p>
              </table:table-cell>
              <table:table-cell office:value-type="float" office:value="0.8306">
                <text:p>0.8306</text:p>
              </table:table-cell>
              <table:table-cell office:value-type="float" office:value="0.8476">
                <text:p>0.8476</text:p>
              </table:table-cell>
              <table:table-cell office:value-type="float" office:value="0.8453">
                <text:p>0.8453</text:p>
              </table:table-cell>
              <table:table-cell office:value-type="float" office:value="0.8512">
                <text:p>0.8512</text:p>
              </table:table-cell>
            </table:table-row>
            <table:table-row>
              <table:table-cell office:value-type="string">
                <text:p>Adasyn</text:p>
                <draw:g>
                  <svg:desc>'increasing_num_cgmos_weight_triangle_1.8'.A58:'increasing_num_cgmos_weight_triangle_1.8'.A58</svg:desc>
                </draw:g>
              </table:table-cell>
              <table:table-cell office:value-type="float" office:value="0.8117">
                <text:p>0.8117</text:p>
                <draw:g>
                  <svg:desc>'increasing_num_cgmos_weight_triangle_1.8'.B58:'increasing_num_cgmos_weight_triangle_1.8'.L58</svg:desc>
                </draw:g>
              </table:table-cell>
              <table:table-cell office:value-type="float" office:value="0.8548">
                <text:p>0.8548</text:p>
              </table:table-cell>
              <table:table-cell office:value-type="float" office:value="0.8386">
                <text:p>0.8386</text:p>
              </table:table-cell>
              <table:table-cell office:value-type="float" office:value="0.8346">
                <text:p>0.8346</text:p>
              </table:table-cell>
              <table:table-cell office:value-type="float" office:value="0.8566">
                <text:p>0.8566</text:p>
              </table:table-cell>
              <table:table-cell office:value-type="float" office:value="0.8393">
                <text:p>0.8393</text:p>
              </table:table-cell>
              <table:table-cell office:value-type="float" office:value="0.8348">
                <text:p>0.8348</text:p>
              </table:table-cell>
              <table:table-cell office:value-type="float" office:value="0.8592">
                <text:p>0.8592</text:p>
              </table:table-cell>
              <table:table-cell office:value-type="float" office:value="0.8554">
                <text:p>0.8554</text:p>
              </table:table-cell>
              <table:table-cell office:value-type="float" office:value="0.8308">
                <text:p>0.8308</text:p>
              </table:table-cell>
              <table:table-cell office:value-type="float" office:value="0.8547">
                <text:p>0.8547</text:p>
              </table:table-cell>
            </table:table-row>
            <table:table-row>
              <table:table-cell office:value-type="string">
                <text:p>RAMOboost</text:p>
                <draw:g>
                  <svg:desc>'increasing_num_cgmos_weight_triangle_1.8'.A59:'increasing_num_cgmos_weight_triangle_1.8'.A59</svg:desc>
                </draw:g>
              </table:table-cell>
              <table:table-cell office:value-type="float" office:value="0.8117">
                <text:p>0.8117</text:p>
                <draw:g>
                  <svg:desc>'increasing_num_cgmos_weight_triangle_1.8'.B59:'increasing_num_cgmos_weight_triangle_1.8'.L59</svg:desc>
                </draw:g>
              </table:table-cell>
              <table:table-cell office:value-type="float" office:value="0.8512">
                <text:p>0.8512</text:p>
              </table:table-cell>
              <table:table-cell office:value-type="float" office:value="0.8629">
                <text:p>0.8629</text:p>
              </table:table-cell>
              <table:table-cell office:value-type="float" office:value="0.847">
                <text:p>0.847</text:p>
              </table:table-cell>
              <table:table-cell office:value-type="float" office:value="0.8771">
                <text:p>0.8771</text:p>
              </table:table-cell>
              <table:table-cell office:value-type="float" office:value="0.8598">
                <text:p>0.8598</text:p>
              </table:table-cell>
              <table:table-cell office:value-type="float" office:value="0.8645">
                <text:p>0.8645</text:p>
              </table:table-cell>
              <table:table-cell office:value-type="float" office:value="0.8713">
                <text:p>0.8713</text:p>
              </table:table-cell>
              <table:table-cell office:value-type="float" office:value="0.8658">
                <text:p>0.8658</text:p>
              </table:table-cell>
              <table:table-cell office:value-type="float" office:value="0.8433">
                <text:p>0.8433</text:p>
              </table:table-cell>
              <table:table-cell office:value-type="float" office:value="0.8633">
                <text:p>0.8633</text:p>
              </table:table-cell>
            </table:table-row>
            <table:table-row>
              <table:table-cell office:value-type="string">
                <text:p>Cgmos</text:p>
                <draw:g>
                  <svg:desc>'increasing_num_cgmos_weight_triangle_1.8'.A60:'increasing_num_cgmos_weight_triangle_1.8'.A60</svg:desc>
                </draw:g>
              </table:table-cell>
              <table:table-cell office:value-type="float" office:value="0.8117">
                <text:p>0.8117</text:p>
                <draw:g>
                  <svg:desc>'increasing_num_cgmos_weight_triangle_1.8'.B60:'increasing_num_cgmos_weight_triangle_1.8'.L60</svg:desc>
                </draw:g>
              </table:table-cell>
              <table:table-cell office:value-type="float" office:value="0.8787">
                <text:p>0.8787</text:p>
              </table:table-cell>
              <table:table-cell office:value-type="float" office:value="0.8862">
                <text:p>0.8862</text:p>
              </table:table-cell>
              <table:table-cell office:value-type="float" office:value="0.8721">
                <text:p>0.8721</text:p>
              </table:table-cell>
              <table:table-cell office:value-type="float" office:value="0.8708">
                <text:p>0.8708</text:p>
              </table:table-cell>
              <table:table-cell office:value-type="float" office:value="0.8825">
                <text:p>0.8825</text:p>
              </table:table-cell>
              <table:table-cell office:value-type="float" office:value="0.867">
                <text:p>0.867</text:p>
              </table:table-cell>
              <table:table-cell office:value-type="float" office:value="0.8757">
                <text:p>0.8757</text:p>
              </table:table-cell>
              <table:table-cell office:value-type="float" office:value="0.8669">
                <text:p>0.8669</text:p>
              </table:table-cell>
              <table:table-cell office:value-type="float" office:value="0.8738">
                <text:p>0.8738</text:p>
              </table:table-cell>
              <table:table-cell office:value-type="float" office:value="0.8835">
                <text:p>0.883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692cm" svg:y="0.316cm" chart:style-name="ch2">
          <text:p>Rf</text:p>
        </chart:title>
        <chart:legend chart:legend-position="end" svg:x="12.777cm" svg:y="2.707cm" style:legend-expansion="high" chart:style-name="ch3"/>
        <chart:plot-area chart:style-name="ch4" table:cell-range-address="'increasing_num_cgmos_weight_triangle_1.8'.A14:'increasing_num_cgmos_weight_triangle_1.8'.L20" chart:data-source-has-labels="column" svg:x="0.32cm" svg:y="1.301cm" svg:width="12.137cm" svg:height="7.519cm">
          <chartooo:coordinate-region svg:x="1.418cm" svg:y="1.501cm" svg:width="10.852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increasing_num_cgmos_weight_triangle_1.8'.B14:'increasing_num_cgmos_weight_triangle_1.8'.L14" chart:label-cell-address="'increasing_num_cgmos_weight_triangle_1.8'.A14:'increasing_num_cgmos_weight_triangle_1.8'.A14" chart:class="chart:line">
            <chart:data-point chart:repeated="11"/>
          </chart:series>
          <chart:series chart:style-name="ch8" chart:values-cell-range-address="'increasing_num_cgmos_weight_triangle_1.8'.B15:'increasing_num_cgmos_weight_triangle_1.8'.L15" chart:label-cell-address="'increasing_num_cgmos_weight_triangle_1.8'.A15:'increasing_num_cgmos_weight_triangle_1.8'.A15" chart:class="chart:line">
            <chart:data-point chart:repeated="11"/>
          </chart:series>
          <chart:series chart:style-name="ch9" chart:values-cell-range-address="'increasing_num_cgmos_weight_triangle_1.8'.B16:'increasing_num_cgmos_weight_triangle_1.8'.L16" chart:label-cell-address="'increasing_num_cgmos_weight_triangle_1.8'.A16:'increasing_num_cgmos_weight_triangle_1.8'.A16" chart:class="chart:line">
            <chart:data-point chart:repeated="11"/>
          </chart:series>
          <chart:series chart:style-name="ch10" chart:values-cell-range-address="'increasing_num_cgmos_weight_triangle_1.8'.B17:'increasing_num_cgmos_weight_triangle_1.8'.L17" chart:label-cell-address="'increasing_num_cgmos_weight_triangle_1.8'.A17:'increasing_num_cgmos_weight_triangle_1.8'.A17" chart:class="chart:line">
            <chart:data-point chart:repeated="11"/>
          </chart:series>
          <chart:series chart:style-name="ch11" chart:values-cell-range-address="'increasing_num_cgmos_weight_triangle_1.8'.B18:'increasing_num_cgmos_weight_triangle_1.8'.L18" chart:label-cell-address="'increasing_num_cgmos_weight_triangle_1.8'.A18:'increasing_num_cgmos_weight_triangle_1.8'.A18" chart:class="chart:line">
            <chart:data-point chart:repeated="11"/>
          </chart:series>
          <chart:series chart:style-name="ch12" chart:values-cell-range-address="'increasing_num_cgmos_weight_triangle_1.8'.B19:'increasing_num_cgmos_weight_triangle_1.8'.L19" chart:label-cell-address="'increasing_num_cgmos_weight_triangle_1.8'.A19:'increasing_num_cgmos_weight_triangle_1.8'.A19" chart:class="chart:line">
            <chart:data-point chart:repeated="11"/>
          </chart:series>
          <chart:series chart:style-name="ch13" chart:values-cell-range-address="'increasing_num_cgmos_weight_triangle_1.8'.B20:'increasing_num_cgmos_weight_triangle_1.8'.L20" chart:label-cell-address="'increasing_num_cgmos_weight_triangle_1.8'.A20:'increasing_num_cgmos_weight_triangle_1.8'.A20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'increasing_num_cgmos_weight_triangle_1.8'.A14:'increasing_num_cgmos_weight_triangle_1.8'.A14</svg:desc>
                </draw:g>
              </table:table-cell>
              <table:table-cell office:value-type="float" office:value="0.8714">
                <text:p>0.8714</text:p>
                <draw:g>
                  <svg:desc>'increasing_num_cgmos_weight_triangle_1.8'.B14:'increasing_num_cgmos_weight_triangle_1.8'.L14</svg:desc>
                </draw:g>
              </table:table-cell>
              <table:table-cell office:value-type="float" office:value="0.8759">
                <text:p>0.8759</text:p>
              </table:table-cell>
              <table:table-cell office:value-type="float" office:value="0.8739">
                <text:p>0.8739</text:p>
              </table:table-cell>
              <table:table-cell office:value-type="float" office:value="0.8736">
                <text:p>0.8736</text:p>
              </table:table-cell>
              <table:table-cell office:value-type="float" office:value="0.8751">
                <text:p>0.8751</text:p>
              </table:table-cell>
              <table:table-cell office:value-type="float" office:value="0.8738">
                <text:p>0.8738</text:p>
              </table:table-cell>
              <table:table-cell office:value-type="float" office:value="0.8725">
                <text:p>0.8725</text:p>
              </table:table-cell>
              <table:table-cell office:value-type="float" office:value="0.8728">
                <text:p>0.8728</text:p>
              </table:table-cell>
              <table:table-cell office:value-type="float" office:value="0.871">
                <text:p>0.871</text:p>
              </table:table-cell>
              <table:table-cell office:value-type="float" office:value="0.871">
                <text:p>0.871</text:p>
              </table:table-cell>
              <table:table-cell office:value-type="float" office:value="0.8713">
                <text:p>0.8713</text:p>
              </table:table-cell>
            </table:table-row>
            <table:table-row>
              <table:table-cell office:value-type="string">
                <text:p>Smote</text:p>
                <draw:g>
                  <svg:desc>'increasing_num_cgmos_weight_triangle_1.8'.A15:'increasing_num_cgmos_weight_triangle_1.8'.A15</svg:desc>
                </draw:g>
              </table:table-cell>
              <table:table-cell office:value-type="float" office:value="0.8714">
                <text:p>0.8714</text:p>
                <draw:g>
                  <svg:desc>'increasing_num_cgmos_weight_triangle_1.8'.B15:'increasing_num_cgmos_weight_triangle_1.8'.L15</svg:desc>
                </draw:g>
              </table:table-cell>
              <table:table-cell office:value-type="float" office:value="0.88">
                <text:p>0.88</text:p>
              </table:table-cell>
              <table:table-cell office:value-type="float" office:value="0.8758">
                <text:p>0.8758</text:p>
              </table:table-cell>
              <table:table-cell office:value-type="float" office:value="0.8785">
                <text:p>0.8785</text:p>
              </table:table-cell>
              <table:table-cell office:value-type="float" office:value="0.8766">
                <text:p>0.8766</text:p>
              </table:table-cell>
              <table:table-cell office:value-type="float" office:value="0.8766">
                <text:p>0.8766</text:p>
              </table:table-cell>
              <table:table-cell office:value-type="float" office:value="0.8757">
                <text:p>0.8757</text:p>
              </table:table-cell>
              <table:table-cell office:value-type="float" office:value="0.8752">
                <text:p>0.8752</text:p>
              </table:table-cell>
              <table:table-cell office:value-type="float" office:value="0.8758">
                <text:p>0.8758</text:p>
              </table:table-cell>
              <table:table-cell office:value-type="float" office:value="0.8754">
                <text:p>0.8754</text:p>
              </table:table-cell>
              <table:table-cell office:value-type="float" office:value="0.8746">
                <text:p>0.8746</text:p>
              </table:table-cell>
            </table:table-row>
            <table:table-row>
              <table:table-cell office:value-type="string">
                <text:p>Borderline</text:p>
                <draw:g>
                  <svg:desc>'increasing_num_cgmos_weight_triangle_1.8'.A16:'increasing_num_cgmos_weight_triangle_1.8'.A16</svg:desc>
                </draw:g>
              </table:table-cell>
              <table:table-cell office:value-type="float" office:value="0.8714">
                <text:p>0.8714</text:p>
                <draw:g>
                  <svg:desc>'increasing_num_cgmos_weight_triangle_1.8'.B16:'increasing_num_cgmos_weight_triangle_1.8'.L16</svg:desc>
                </draw:g>
              </table:table-cell>
              <table:table-cell office:value-type="float" office:value="0.8723">
                <text:p>0.8723</text:p>
              </table:table-cell>
              <table:table-cell office:value-type="float" office:value="0.8673">
                <text:p>0.8673</text:p>
              </table:table-cell>
              <table:table-cell office:value-type="float" office:value="0.8695">
                <text:p>0.8695</text:p>
              </table:table-cell>
              <table:table-cell office:value-type="float" office:value="0.8693">
                <text:p>0.8693</text:p>
              </table:table-cell>
              <table:table-cell office:value-type="float" office:value="0.8703">
                <text:p>0.8703</text:p>
              </table:table-cell>
              <table:table-cell office:value-type="float" office:value="0.8699">
                <text:p>0.8699</text:p>
              </table:table-cell>
              <table:table-cell office:value-type="float" office:value="0.8681">
                <text:p>0.8681</text:p>
              </table:table-cell>
              <table:table-cell office:value-type="float" office:value="0.8684">
                <text:p>0.8684</text:p>
              </table:table-cell>
              <table:table-cell office:value-type="float" office:value="0.8682">
                <text:p>0.8682</text:p>
              </table:table-cell>
              <table:table-cell office:value-type="float" office:value="0.8678">
                <text:p>0.8678</text:p>
              </table:table-cell>
            </table:table-row>
            <table:table-row>
              <table:table-cell office:value-type="string">
                <text:p>Mwmote</text:p>
                <draw:g>
                  <svg:desc>'increasing_num_cgmos_weight_triangle_1.8'.A17:'increasing_num_cgmos_weight_triangle_1.8'.A17</svg:desc>
                </draw:g>
              </table:table-cell>
              <table:table-cell office:value-type="float" office:value="0.8714">
                <text:p>0.8714</text:p>
                <draw:g>
                  <svg:desc>'increasing_num_cgmos_weight_triangle_1.8'.B17:'increasing_num_cgmos_weight_triangle_1.8'.L17</svg:desc>
                </draw:g>
              </table:table-cell>
              <table:table-cell office:value-type="float" office:value="0.8802">
                <text:p>0.8802</text:p>
              </table:table-cell>
              <table:table-cell office:value-type="float" office:value="0.8782">
                <text:p>0.8782</text:p>
              </table:table-cell>
              <table:table-cell office:value-type="float" office:value="0.8797">
                <text:p>0.8797</text:p>
              </table:table-cell>
              <table:table-cell office:value-type="float" office:value="0.876">
                <text:p>0.876</text:p>
              </table:table-cell>
              <table:table-cell office:value-type="float" office:value="0.8759">
                <text:p>0.8759</text:p>
              </table:table-cell>
              <table:table-cell office:value-type="float" office:value="0.8741">
                <text:p>0.8741</text:p>
              </table:table-cell>
              <table:table-cell office:value-type="float" office:value="0.8756">
                <text:p>0.8756</text:p>
              </table:table-cell>
              <table:table-cell office:value-type="float" office:value="0.8749">
                <text:p>0.8749</text:p>
              </table:table-cell>
              <table:table-cell office:value-type="float" office:value="0.8748">
                <text:p>0.8748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string">
                <text:p>Adasyn</text:p>
                <draw:g>
                  <svg:desc>'increasing_num_cgmos_weight_triangle_1.8'.A18:'increasing_num_cgmos_weight_triangle_1.8'.A18</svg:desc>
                </draw:g>
              </table:table-cell>
              <table:table-cell office:value-type="float" office:value="0.8714">
                <text:p>0.8714</text:p>
                <draw:g>
                  <svg:desc>'increasing_num_cgmos_weight_triangle_1.8'.B18:'increasing_num_cgmos_weight_triangle_1.8'.L18</svg:desc>
                </draw:g>
              </table:table-cell>
              <table:table-cell office:value-type="float" office:value="0.8773">
                <text:p>0.8773</text:p>
              </table:table-cell>
              <table:table-cell office:value-type="float" office:value="0.8766">
                <text:p>0.8766</text:p>
              </table:table-cell>
              <table:table-cell office:value-type="float" office:value="0.8781">
                <text:p>0.8781</text:p>
              </table:table-cell>
              <table:table-cell office:value-type="float" office:value="0.8783">
                <text:p>0.8783</text:p>
              </table:table-cell>
              <table:table-cell office:value-type="float" office:value="0.8763">
                <text:p>0.8763</text:p>
              </table:table-cell>
              <table:table-cell office:value-type="float" office:value="0.8765">
                <text:p>0.8765</text:p>
              </table:table-cell>
              <table:table-cell office:value-type="float" office:value="0.8734">
                <text:p>0.8734</text:p>
              </table:table-cell>
              <table:table-cell office:value-type="float" office:value="0.8735">
                <text:p>0.8735</text:p>
              </table:table-cell>
              <table:table-cell office:value-type="float" office:value="0.8731">
                <text:p>0.8731</text:p>
              </table:table-cell>
              <table:table-cell office:value-type="float" office:value="0.8711">
                <text:p>0.8711</text:p>
              </table:table-cell>
            </table:table-row>
            <table:table-row>
              <table:table-cell office:value-type="string">
                <text:p>RAMOboost</text:p>
                <draw:g>
                  <svg:desc>'increasing_num_cgmos_weight_triangle_1.8'.A19:'increasing_num_cgmos_weight_triangle_1.8'.A19</svg:desc>
                </draw:g>
              </table:table-cell>
              <table:table-cell office:value-type="float" office:value="0.8714">
                <text:p>0.8714</text:p>
                <draw:g>
                  <svg:desc>'increasing_num_cgmos_weight_triangle_1.8'.B19:'increasing_num_cgmos_weight_triangle_1.8'.L19</svg:desc>
                </draw:g>
              </table:table-cell>
              <table:table-cell office:value-type="float" office:value="0.8771">
                <text:p>0.8771</text:p>
              </table:table-cell>
              <table:table-cell office:value-type="float" office:value="0.8783">
                <text:p>0.8783</text:p>
              </table:table-cell>
              <table:table-cell office:value-type="float" office:value="0.8758">
                <text:p>0.8758</text:p>
              </table:table-cell>
              <table:table-cell office:value-type="float" office:value="0.8769">
                <text:p>0.8769</text:p>
              </table:table-cell>
              <table:table-cell office:value-type="float" office:value="0.8765">
                <text:p>0.8765</text:p>
              </table:table-cell>
              <table:table-cell office:value-type="float" office:value="0.8763">
                <text:p>0.8763</text:p>
              </table:table-cell>
              <table:table-cell office:value-type="float" office:value="0.875">
                <text:p>0.875</text:p>
              </table:table-cell>
              <table:table-cell office:value-type="float" office:value="0.877">
                <text:p>0.877</text:p>
              </table:table-cell>
              <table:table-cell office:value-type="float" office:value="0.876">
                <text:p>0.876</text:p>
              </table:table-cell>
              <table:table-cell office:value-type="float" office:value="0.8748">
                <text:p>0.8748</text:p>
              </table:table-cell>
            </table:table-row>
            <table:table-row>
              <table:table-cell office:value-type="string">
                <text:p>Cgmos</text:p>
                <draw:g>
                  <svg:desc>'increasing_num_cgmos_weight_triangle_1.8'.A20:'increasing_num_cgmos_weight_triangle_1.8'.A20</svg:desc>
                </draw:g>
              </table:table-cell>
              <table:table-cell office:value-type="float" office:value="0.8714">
                <text:p>0.8714</text:p>
                <draw:g>
                  <svg:desc>'increasing_num_cgmos_weight_triangle_1.8'.B20:'increasing_num_cgmos_weight_triangle_1.8'.L20</svg:desc>
                </draw:g>
              </table:table-cell>
              <table:table-cell office:value-type="float" office:value="0.8799">
                <text:p>0.8799</text:p>
              </table:table-cell>
              <table:table-cell office:value-type="float" office:value="0.8831">
                <text:p>0.8831</text:p>
              </table:table-cell>
              <table:table-cell office:value-type="float" office:value="0.8811">
                <text:p>0.8811</text:p>
              </table:table-cell>
              <table:table-cell office:value-type="float" office:value="0.8809">
                <text:p>0.8809</text:p>
              </table:table-cell>
              <table:table-cell office:value-type="float" office:value="0.8805">
                <text:p>0.8805</text:p>
              </table:table-cell>
              <table:table-cell office:value-type="float" office:value="0.8819">
                <text:p>0.8819</text:p>
              </table:table-cell>
              <table:table-cell office:value-type="float" office:value="0.8801">
                <text:p>0.8801</text:p>
              </table:table-cell>
              <table:table-cell office:value-type="float" office:value="0.881">
                <text:p>0.881</text:p>
              </table:table-cell>
              <table:table-cell office:value-type="float" office:value="0.882">
                <text:p>0.882</text:p>
              </table:table-cell>
              <table:table-cell office:value-type="float" office:value="0.8809">
                <text:p>0.8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639cm" svg:y="0.316cm" chart:style-name="ch2">
          <text:p>Nb</text:p>
        </chart:title>
        <chart:legend chart:legend-position="end" svg:x="12.777cm" svg:y="2.707cm" style:legend-expansion="high" chart:style-name="ch3"/>
        <chart:plot-area chart:style-name="ch4" table:cell-range-address="'increasing_num_cgmos_weight_triangle_1.8'.A24:'increasing_num_cgmos_weight_triangle_1.8'.L30" chart:data-source-has-labels="column" svg:x="0.32cm" svg:y="1.301cm" svg:width="12.137cm" svg:height="7.519cm">
          <chartooo:coordinate-region svg:x="1.232cm" svg:y="1.5cm" svg:width="11.038cm" svg:height="6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ncreasing_num_cgmos_weight_triangle_1.8'.B24:'increasing_num_cgmos_weight_triangle_1.8'.L24" chart:label-cell-address="'increasing_num_cgmos_weight_triangle_1.8'.A24:'increasing_num_cgmos_weight_triangle_1.8'.A24" chart:class="chart:line">
            <chart:data-point chart:repeated="11"/>
          </chart:series>
          <chart:series chart:style-name="ch9" chart:values-cell-range-address="'increasing_num_cgmos_weight_triangle_1.8'.B25:'increasing_num_cgmos_weight_triangle_1.8'.L25" chart:label-cell-address="'increasing_num_cgmos_weight_triangle_1.8'.A25:'increasing_num_cgmos_weight_triangle_1.8'.A25" chart:class="chart:line">
            <chart:data-point chart:repeated="11"/>
          </chart:series>
          <chart:series chart:style-name="ch10" chart:values-cell-range-address="'increasing_num_cgmos_weight_triangle_1.8'.B26:'increasing_num_cgmos_weight_triangle_1.8'.L26" chart:label-cell-address="'increasing_num_cgmos_weight_triangle_1.8'.A26:'increasing_num_cgmos_weight_triangle_1.8'.A26" chart:class="chart:line">
            <chart:data-point chart:repeated="11"/>
          </chart:series>
          <chart:series chart:style-name="ch11" chart:values-cell-range-address="'increasing_num_cgmos_weight_triangle_1.8'.B27:'increasing_num_cgmos_weight_triangle_1.8'.L27" chart:label-cell-address="'increasing_num_cgmos_weight_triangle_1.8'.A27:'increasing_num_cgmos_weight_triangle_1.8'.A27" chart:class="chart:line">
            <chart:data-point chart:repeated="11"/>
          </chart:series>
          <chart:series chart:style-name="ch12" chart:values-cell-range-address="'increasing_num_cgmos_weight_triangle_1.8'.B28:'increasing_num_cgmos_weight_triangle_1.8'.L28" chart:label-cell-address="'increasing_num_cgmos_weight_triangle_1.8'.A28:'increasing_num_cgmos_weight_triangle_1.8'.A28" chart:class="chart:line">
            <chart:data-point chart:repeated="11"/>
          </chart:series>
          <chart:series chart:style-name="ch13" chart:values-cell-range-address="'increasing_num_cgmos_weight_triangle_1.8'.B29:'increasing_num_cgmos_weight_triangle_1.8'.L29" chart:label-cell-address="'increasing_num_cgmos_weight_triangle_1.8'.A29:'increasing_num_cgmos_weight_triangle_1.8'.A29" chart:class="chart:line">
            <chart:data-point chart:repeated="11"/>
          </chart:series>
          <chart:series chart:style-name="ch14" chart:values-cell-range-address="'increasing_num_cgmos_weight_triangle_1.8'.B30:'increasing_num_cgmos_weight_triangle_1.8'.L30" chart:label-cell-address="'increasing_num_cgmos_weight_triangle_1.8'.A30:'increasing_num_cgmos_weight_triangle_1.8'.A30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'increasing_num_cgmos_weight_triangle_1.8'.A24:'increasing_num_cgmos_weight_triangle_1.8'.A24</svg:desc>
                </draw:g>
              </table:table-cell>
              <table:table-cell office:value-type="float" office:value="0.7972">
                <text:p>0.7972</text:p>
                <draw:g>
                  <svg:desc>'increasing_num_cgmos_weight_triangle_1.8'.B24:'increasing_num_cgmos_weight_triangle_1.8'.L24</svg:desc>
                </draw:g>
              </table:table-cell>
              <table:table-cell office:value-type="float" office:value="0.7895">
                <text:p>0.7895</text:p>
              </table:table-cell>
              <table:table-cell office:value-type="float" office:value="0.735">
                <text:p>0.735</text:p>
              </table:table-cell>
              <table:table-cell office:value-type="float" office:value="0.7272">
                <text:p>0.7272</text:p>
              </table:table-cell>
              <table:table-cell office:value-type="float" office:value="0.7253">
                <text:p>0.7253</text:p>
              </table:table-cell>
              <table:table-cell office:value-type="float" office:value="0.6986">
                <text:p>0.6986</text:p>
              </table:table-cell>
              <table:table-cell office:value-type="float" office:value="0.6907">
                <text:p>0.6907</text:p>
              </table:table-cell>
              <table:table-cell office:value-type="float" office:value="0.6707">
                <text:p>0.6707</text:p>
              </table:table-cell>
              <table:table-cell office:value-type="float" office:value="0.6566">
                <text:p>0.6566</text:p>
              </table:table-cell>
              <table:table-cell office:value-type="float" office:value="0.6543">
                <text:p>0.6543</text:p>
              </table:table-cell>
              <table:table-cell office:value-type="float" office:value="0.6501">
                <text:p>0.6501</text:p>
              </table:table-cell>
            </table:table-row>
            <table:table-row>
              <table:table-cell office:value-type="string">
                <text:p>Smote</text:p>
                <draw:g>
                  <svg:desc>'increasing_num_cgmos_weight_triangle_1.8'.A25:'increasing_num_cgmos_weight_triangle_1.8'.A25</svg:desc>
                </draw:g>
              </table:table-cell>
              <table:table-cell office:value-type="float" office:value="0.7972">
                <text:p>0.7972</text:p>
                <draw:g>
                  <svg:desc>'increasing_num_cgmos_weight_triangle_1.8'.B25:'increasing_num_cgmos_weight_triangle_1.8'.L25</svg:desc>
                </draw:g>
              </table:table-cell>
              <table:table-cell office:value-type="float" office:value="0.8075">
                <text:p>0.8075</text:p>
              </table:table-cell>
              <table:table-cell office:value-type="float" office:value="0.8034">
                <text:p>0.8034</text:p>
              </table:table-cell>
              <table:table-cell office:value-type="float" office:value="0.8138">
                <text:p>0.8138</text:p>
              </table:table-cell>
              <table:table-cell office:value-type="float" office:value="0.8121">
                <text:p>0.8121</text:p>
              </table:table-cell>
              <table:table-cell office:value-type="float" office:value="0.803">
                <text:p>0.803</text:p>
              </table:table-cell>
              <table:table-cell office:value-type="float" office:value="0.8025">
                <text:p>0.8025</text:p>
              </table:table-cell>
              <table:table-cell office:value-type="float" office:value="0.8043">
                <text:p>0.8043</text:p>
              </table:table-cell>
              <table:table-cell office:value-type="float" office:value="0.8061">
                <text:p>0.8061</text:p>
              </table:table-cell>
              <table:table-cell office:value-type="float" office:value="0.8076">
                <text:p>0.8076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Borderline</text:p>
                <draw:g>
                  <svg:desc>'increasing_num_cgmos_weight_triangle_1.8'.A26:'increasing_num_cgmos_weight_triangle_1.8'.A26</svg:desc>
                </draw:g>
              </table:table-cell>
              <table:table-cell office:value-type="float" office:value="0.7972">
                <text:p>0.7972</text:p>
                <draw:g>
                  <svg:desc>'increasing_num_cgmos_weight_triangle_1.8'.B26:'increasing_num_cgmos_weight_triangle_1.8'.L26</svg:desc>
                </draw:g>
              </table:table-cell>
              <table:table-cell office:value-type="float" office:value="0.7864">
                <text:p>0.7864</text:p>
              </table:table-cell>
              <table:table-cell office:value-type="float" office:value="0.7745">
                <text:p>0.7745</text:p>
              </table:table-cell>
              <table:table-cell office:value-type="float" office:value="0.7786">
                <text:p>0.7786</text:p>
              </table:table-cell>
              <table:table-cell office:value-type="float" office:value="0.7752">
                <text:p>0.7752</text:p>
              </table:table-cell>
              <table:table-cell office:value-type="float" office:value="0.7759">
                <text:p>0.7759</text:p>
              </table:table-cell>
              <table:table-cell office:value-type="float" office:value="0.7736">
                <text:p>0.7736</text:p>
              </table:table-cell>
              <table:table-cell office:value-type="float" office:value="0.7738">
                <text:p>0.7738</text:p>
              </table:table-cell>
              <table:table-cell office:value-type="float" office:value="0.774">
                <text:p>0.774</text:p>
              </table:table-cell>
              <table:table-cell office:value-type="float" office:value="0.7773">
                <text:p>0.7773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Mwmote</text:p>
                <draw:g>
                  <svg:desc>'increasing_num_cgmos_weight_triangle_1.8'.A27:'increasing_num_cgmos_weight_triangle_1.8'.A27</svg:desc>
                </draw:g>
              </table:table-cell>
              <table:table-cell office:value-type="float" office:value="0.7972">
                <text:p>0.7972</text:p>
                <draw:g>
                  <svg:desc>'increasing_num_cgmos_weight_triangle_1.8'.B27:'increasing_num_cgmos_weight_triangle_1.8'.L27</svg:desc>
                </draw:g>
              </table:table-cell>
              <table:table-cell office:value-type="float" office:value="0.7967">
                <text:p>0.7967</text:p>
              </table:table-cell>
              <table:table-cell office:value-type="float" office:value="0.7944">
                <text:p>0.7944</text:p>
              </table:table-cell>
              <table:table-cell office:value-type="float" office:value="0.8038">
                <text:p>0.8038</text:p>
              </table:table-cell>
              <table:table-cell office:value-type="float" office:value="0.8045">
                <text:p>0.8045</text:p>
              </table:table-cell>
              <table:table-cell office:value-type="float" office:value="0.8004">
                <text:p>0.8004</text:p>
              </table:table-cell>
              <table:table-cell office:value-type="float" office:value="0.7977">
                <text:p>0.7977</text:p>
              </table:table-cell>
              <table:table-cell office:value-type="float" office:value="0.7992">
                <text:p>0.7992</text:p>
              </table:table-cell>
              <table:table-cell office:value-type="float" office:value="0.799">
                <text:p>0.799</text:p>
              </table:table-cell>
              <table:table-cell office:value-type="float" office:value="0.7998">
                <text:p>0.799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Adasyn</text:p>
                <draw:g>
                  <svg:desc>'increasing_num_cgmos_weight_triangle_1.8'.A28:'increasing_num_cgmos_weight_triangle_1.8'.A28</svg:desc>
                </draw:g>
              </table:table-cell>
              <table:table-cell office:value-type="float" office:value="0.7972">
                <text:p>0.7972</text:p>
                <draw:g>
                  <svg:desc>'increasing_num_cgmos_weight_triangle_1.8'.B28:'increasing_num_cgmos_weight_triangle_1.8'.L28</svg:desc>
                </draw:g>
              </table:table-cell>
              <table:table-cell office:value-type="float" office:value="0.7967">
                <text:p>0.7967</text:p>
              </table:table-cell>
              <table:table-cell office:value-type="float" office:value="0.8026">
                <text:p>0.8026</text:p>
              </table:table-cell>
              <table:table-cell office:value-type="float" office:value="0.8038">
                <text:p>0.8038</text:p>
              </table:table-cell>
              <table:table-cell office:value-type="float" office:value="0.8045">
                <text:p>0.8045</text:p>
              </table:table-cell>
              <table:table-cell office:value-type="float" office:value="0.8004">
                <text:p>0.8004</text:p>
              </table:table-cell>
              <table:table-cell office:value-type="float" office:value="0.7977">
                <text:p>0.7977</text:p>
              </table:table-cell>
              <table:table-cell office:value-type="float" office:value="0.7992">
                <text:p>0.7992</text:p>
              </table:table-cell>
              <table:table-cell office:value-type="float" office:value="0.799">
                <text:p>0.799</text:p>
              </table:table-cell>
              <table:table-cell office:value-type="float" office:value="0.7998">
                <text:p>0.799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RAMOboost</text:p>
                <draw:g>
                  <svg:desc>'increasing_num_cgmos_weight_triangle_1.8'.A29:'increasing_num_cgmos_weight_triangle_1.8'.A29</svg:desc>
                </draw:g>
              </table:table-cell>
              <table:table-cell office:value-type="float" office:value="0.7972">
                <text:p>0.7972</text:p>
                <draw:g>
                  <svg:desc>'increasing_num_cgmos_weight_triangle_1.8'.B29:'increasing_num_cgmos_weight_triangle_1.8'.L29</svg:desc>
                </draw:g>
              </table:table-cell>
              <table:table-cell office:value-type="float" office:value="0.8049">
                <text:p>0.8049</text:p>
              </table:table-cell>
              <table:table-cell office:value-type="float" office:value="0.8055">
                <text:p>0.8055</text:p>
              </table:table-cell>
              <table:table-cell office:value-type="float" office:value="0.8063">
                <text:p>0.8063</text:p>
              </table:table-cell>
              <table:table-cell office:value-type="float" office:value="0.8069">
                <text:p>0.8069</text:p>
              </table:table-cell>
              <table:table-cell office:value-type="float" office:value="0.807">
                <text:p>0.807</text:p>
              </table:table-cell>
              <table:table-cell office:value-type="float" office:value="0.8065">
                <text:p>0.8065</text:p>
              </table:table-cell>
              <table:table-cell office:value-type="float" office:value="0.8057">
                <text:p>0.8057</text:p>
              </table:table-cell>
              <table:table-cell office:value-type="float" office:value="0.8032">
                <text:p>0.8032</text:p>
              </table:table-cell>
              <table:table-cell office:value-type="float" office:value="0.8033">
                <text:p>0.8033</text:p>
              </table:table-cell>
              <table:table-cell office:value-type="float" office:value="0.8035">
                <text:p>0.8035</text:p>
              </table:table-cell>
            </table:table-row>
            <table:table-row>
              <table:table-cell office:value-type="string">
                <text:p>Cgmos</text:p>
                <draw:g>
                  <svg:desc>'increasing_num_cgmos_weight_triangle_1.8'.A30:'increasing_num_cgmos_weight_triangle_1.8'.A30</svg:desc>
                </draw:g>
              </table:table-cell>
              <table:table-cell office:value-type="float" office:value="0.7972">
                <text:p>0.7972</text:p>
                <draw:g>
                  <svg:desc>'increasing_num_cgmos_weight_triangle_1.8'.B30:'increasing_num_cgmos_weight_triangle_1.8'.L30</svg:desc>
                </draw:g>
              </table:table-cell>
              <table:table-cell office:value-type="float" office:value="0.8325">
                <text:p>0.8325</text:p>
              </table:table-cell>
              <table:table-cell office:value-type="float" office:value="0.8345">
                <text:p>0.8345</text:p>
              </table:table-cell>
              <table:table-cell office:value-type="float" office:value="0.8346">
                <text:p>0.8346</text:p>
              </table:table-cell>
              <table:table-cell office:value-type="float" office:value="0.8352">
                <text:p>0.8352</text:p>
              </table:table-cell>
              <table:table-cell office:value-type="float" office:value="0.8355">
                <text:p>0.8355</text:p>
              </table:table-cell>
              <table:table-cell office:value-type="float" office:value="0.8349">
                <text:p>0.8349</text:p>
              </table:table-cell>
              <table:table-cell office:value-type="float" office:value="0.8362">
                <text:p>0.8362</text:p>
              </table:table-cell>
              <table:table-cell office:value-type="float" office:value="0.8356">
                <text:p>0.8356</text:p>
              </table:table-cell>
              <table:table-cell office:value-type="float" office:value="0.8348">
                <text:p>0.8348</text:p>
              </table:table-cell>
              <table:table-cell office:value-type="float" office:value="0.8352">
                <text:p>0.83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07" chart:maximum="0.86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639cm" svg:y="0.316cm" chart:style-name="ch2">
          <text:p>Nn</text:p>
        </chart:title>
        <chart:legend chart:legend-position="end" svg:x="12.777cm" svg:y="2.707cm" style:legend-expansion="high" chart:style-name="ch3"/>
        <chart:plot-area chart:style-name="ch4" table:cell-range-address="'increasing_num_cgmos_weight_triangle_1.8'.A34:'increasing_num_cgmos_weight_triangle_1.8'.L40" chart:data-source-has-labels="column" svg:x="0.32cm" svg:y="1.301cm" svg:width="12.137cm" svg:height="7.519cm">
          <chartooo:coordinate-region svg:x="1.418cm" svg:y="1.301cm" svg:width="10.852cm" svg:height="6.87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ncreasing_num_cgmos_weight_triangle_1.8'.B34:'increasing_num_cgmos_weight_triangle_1.8'.L34" chart:label-cell-address="'increasing_num_cgmos_weight_triangle_1.8'.A34:'increasing_num_cgmos_weight_triangle_1.8'.A34" chart:class="chart:line">
            <chart:data-point chart:repeated="11"/>
          </chart:series>
          <chart:series chart:style-name="ch9" chart:values-cell-range-address="'increasing_num_cgmos_weight_triangle_1.8'.B35:'increasing_num_cgmos_weight_triangle_1.8'.L35" chart:label-cell-address="'increasing_num_cgmos_weight_triangle_1.8'.A35:'increasing_num_cgmos_weight_triangle_1.8'.A35" chart:class="chart:line">
            <chart:data-point chart:repeated="11"/>
          </chart:series>
          <chart:series chart:style-name="ch10" chart:values-cell-range-address="'increasing_num_cgmos_weight_triangle_1.8'.B36:'increasing_num_cgmos_weight_triangle_1.8'.L36" chart:label-cell-address="'increasing_num_cgmos_weight_triangle_1.8'.A36:'increasing_num_cgmos_weight_triangle_1.8'.A36" chart:class="chart:line">
            <chart:data-point chart:repeated="11"/>
          </chart:series>
          <chart:series chart:style-name="ch11" chart:values-cell-range-address="'increasing_num_cgmos_weight_triangle_1.8'.B37:'increasing_num_cgmos_weight_triangle_1.8'.L37" chart:label-cell-address="'increasing_num_cgmos_weight_triangle_1.8'.A37:'increasing_num_cgmos_weight_triangle_1.8'.A37" chart:class="chart:line">
            <chart:data-point chart:repeated="11"/>
          </chart:series>
          <chart:series chart:style-name="ch12" chart:values-cell-range-address="'increasing_num_cgmos_weight_triangle_1.8'.B38:'increasing_num_cgmos_weight_triangle_1.8'.L38" chart:label-cell-address="'increasing_num_cgmos_weight_triangle_1.8'.A38:'increasing_num_cgmos_weight_triangle_1.8'.A38" chart:class="chart:line">
            <chart:data-point chart:repeated="11"/>
          </chart:series>
          <chart:series chart:style-name="ch13" chart:values-cell-range-address="'increasing_num_cgmos_weight_triangle_1.8'.B39:'increasing_num_cgmos_weight_triangle_1.8'.L39" chart:label-cell-address="'increasing_num_cgmos_weight_triangle_1.8'.A39:'increasing_num_cgmos_weight_triangle_1.8'.A39" chart:class="chart:line">
            <chart:data-point chart:repeated="11"/>
          </chart:series>
          <chart:series chart:style-name="ch14" chart:values-cell-range-address="'increasing_num_cgmos_weight_triangle_1.8'.B40:'increasing_num_cgmos_weight_triangle_1.8'.L40" chart:label-cell-address="'increasing_num_cgmos_weight_triangle_1.8'.A40:'increasing_num_cgmos_weight_triangle_1.8'.A40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'increasing_num_cgmos_weight_triangle_1.8'.A34:'increasing_num_cgmos_weight_triangle_1.8'.A34</svg:desc>
                </draw:g>
              </table:table-cell>
              <table:table-cell office:value-type="float" office:value="0.807">
                <text:p>0.807</text:p>
                <draw:g>
                  <svg:desc>'increasing_num_cgmos_weight_triangle_1.8'.B34:'increasing_num_cgmos_weight_triangle_1.8'.L34</svg:desc>
                </draw:g>
              </table:table-cell>
              <table:table-cell office:value-type="float" office:value="0.8433">
                <text:p>0.8433</text:p>
              </table:table-cell>
              <table:table-cell office:value-type="float" office:value="0.8443">
                <text:p>0.8443</text:p>
              </table:table-cell>
              <table:table-cell office:value-type="float" office:value="0.8558">
                <text:p>0.8558</text:p>
              </table:table-cell>
              <table:table-cell office:value-type="float" office:value="0.858">
                <text:p>0.858</text:p>
              </table:table-cell>
              <table:table-cell office:value-type="float" office:value="0.8506">
                <text:p>0.8506</text:p>
              </table:table-cell>
              <table:table-cell office:value-type="float" office:value="0.8586">
                <text:p>0.8586</text:p>
              </table:table-cell>
              <table:table-cell office:value-type="float" office:value="0.8541">
                <text:p>0.8541</text:p>
              </table:table-cell>
              <table:table-cell office:value-type="float" office:value="0.8563">
                <text:p>0.8563</text:p>
              </table:table-cell>
              <table:table-cell office:value-type="float" office:value="0.8532">
                <text:p>0.8532</text:p>
              </table:table-cell>
              <table:table-cell office:value-type="float" office:value="0.8575">
                <text:p>0.8575</text:p>
              </table:table-cell>
            </table:table-row>
            <table:table-row>
              <table:table-cell office:value-type="string">
                <text:p>Smote</text:p>
                <draw:g>
                  <svg:desc>'increasing_num_cgmos_weight_triangle_1.8'.A35:'increasing_num_cgmos_weight_triangle_1.8'.A35</svg:desc>
                </draw:g>
              </table:table-cell>
              <table:table-cell office:value-type="float" office:value="0.807">
                <text:p>0.807</text:p>
                <draw:g>
                  <svg:desc>'increasing_num_cgmos_weight_triangle_1.8'.B35:'increasing_num_cgmos_weight_triangle_1.8'.L35</svg:desc>
                </draw:g>
              </table:table-cell>
              <table:table-cell office:value-type="float" office:value="0.8504">
                <text:p>0.8504</text:p>
              </table:table-cell>
              <table:table-cell office:value-type="float" office:value="0.8402">
                <text:p>0.8402</text:p>
              </table:table-cell>
              <table:table-cell office:value-type="float" office:value="0.8443">
                <text:p>0.8443</text:p>
              </table:table-cell>
              <table:table-cell office:value-type="float" office:value="0.8442">
                <text:p>0.8442</text:p>
              </table:table-cell>
              <table:table-cell office:value-type="float" office:value="0.8412">
                <text:p>0.8412</text:p>
              </table:table-cell>
              <table:table-cell office:value-type="float" office:value="0.8369">
                <text:p>0.8369</text:p>
              </table:table-cell>
              <table:table-cell office:value-type="float" office:value="0.8399">
                <text:p>0.8399</text:p>
              </table:table-cell>
              <table:table-cell office:value-type="float" office:value="0.8377">
                <text:p>0.8377</text:p>
              </table:table-cell>
              <table:table-cell office:value-type="float" office:value="0.839">
                <text:p>0.839</text:p>
              </table:table-cell>
              <table:table-cell office:value-type="float" office:value="0.8345">
                <text:p>0.8345</text:p>
              </table:table-cell>
            </table:table-row>
            <table:table-row>
              <table:table-cell office:value-type="string">
                <text:p>Borderline</text:p>
                <draw:g>
                  <svg:desc>'increasing_num_cgmos_weight_triangle_1.8'.A36:'increasing_num_cgmos_weight_triangle_1.8'.A36</svg:desc>
                </draw:g>
              </table:table-cell>
              <table:table-cell office:value-type="float" office:value="0.807">
                <text:p>0.807</text:p>
                <draw:g>
                  <svg:desc>'increasing_num_cgmos_weight_triangle_1.8'.B36:'increasing_num_cgmos_weight_triangle_1.8'.L36</svg:desc>
                </draw:g>
              </table:table-cell>
              <table:table-cell office:value-type="float" office:value="0.8281">
                <text:p>0.8281</text:p>
              </table:table-cell>
              <table:table-cell office:value-type="float" office:value="0.8414">
                <text:p>0.8414</text:p>
              </table:table-cell>
              <table:table-cell office:value-type="float" office:value="0.8415">
                <text:p>0.8415</text:p>
              </table:table-cell>
              <table:table-cell office:value-type="float" office:value="0.8402">
                <text:p>0.8402</text:p>
              </table:table-cell>
              <table:table-cell office:value-type="float" office:value="0.846">
                <text:p>0.846</text:p>
              </table:table-cell>
              <table:table-cell office:value-type="float" office:value="0.8483">
                <text:p>0.8483</text:p>
              </table:table-cell>
              <table:table-cell office:value-type="float" office:value="0.8483">
                <text:p>0.8483</text:p>
              </table:table-cell>
              <table:table-cell office:value-type="float" office:value="0.8473">
                <text:p>0.8473</text:p>
              </table:table-cell>
              <table:table-cell office:value-type="float" office:value="0.8446">
                <text:p>0.8446</text:p>
              </table:table-cell>
              <table:table-cell office:value-type="float" office:value="0.8514">
                <text:p>0.8514</text:p>
              </table:table-cell>
            </table:table-row>
            <table:table-row>
              <table:table-cell office:value-type="string">
                <text:p>Mwmote</text:p>
                <draw:g>
                  <svg:desc>'increasing_num_cgmos_weight_triangle_1.8'.A37:'increasing_num_cgmos_weight_triangle_1.8'.A37</svg:desc>
                </draw:g>
              </table:table-cell>
              <table:table-cell office:value-type="float" office:value="0.807">
                <text:p>0.807</text:p>
                <draw:g>
                  <svg:desc>'increasing_num_cgmos_weight_triangle_1.8'.B37:'increasing_num_cgmos_weight_triangle_1.8'.L37</svg:desc>
                </draw:g>
              </table:table-cell>
              <table:table-cell office:value-type="float" office:value="0.8462">
                <text:p>0.8462</text:p>
              </table:table-cell>
              <table:table-cell office:value-type="float" office:value="0.8435">
                <text:p>0.8435</text:p>
              </table:table-cell>
              <table:table-cell office:value-type="float" office:value="0.8465">
                <text:p>0.8465</text:p>
              </table:table-cell>
              <table:table-cell office:value-type="float" office:value="0.8439">
                <text:p>0.8439</text:p>
              </table:table-cell>
              <table:table-cell office:value-type="float" office:value="0.8456">
                <text:p>0.8456</text:p>
              </table:table-cell>
              <table:table-cell office:value-type="float" office:value="0.8365">
                <text:p>0.8365</text:p>
              </table:table-cell>
              <table:table-cell office:value-type="float" office:value="0.8344">
                <text:p>0.8344</text:p>
              </table:table-cell>
              <table:table-cell office:value-type="float" office:value="0.8376">
                <text:p>0.8376</text:p>
              </table:table-cell>
              <table:table-cell office:value-type="float" office:value="0.8356">
                <text:p>0.8356</text:p>
              </table:table-cell>
              <table:table-cell office:value-type="float" office:value="0.8367">
                <text:p>0.8367</text:p>
              </table:table-cell>
            </table:table-row>
            <table:table-row>
              <table:table-cell office:value-type="string">
                <text:p>Adasyn</text:p>
                <draw:g>
                  <svg:desc>'increasing_num_cgmos_weight_triangle_1.8'.A38:'increasing_num_cgmos_weight_triangle_1.8'.A38</svg:desc>
                </draw:g>
              </table:table-cell>
              <table:table-cell office:value-type="float" office:value="0.807">
                <text:p>0.807</text:p>
                <draw:g>
                  <svg:desc>'increasing_num_cgmos_weight_triangle_1.8'.B38:'increasing_num_cgmos_weight_triangle_1.8'.L38</svg:desc>
                </draw:g>
              </table:table-cell>
              <table:table-cell office:value-type="float" office:value="0.8457">
                <text:p>0.8457</text:p>
              </table:table-cell>
              <table:table-cell office:value-type="float" office:value="0.8428">
                <text:p>0.8428</text:p>
              </table:table-cell>
              <table:table-cell office:value-type="float" office:value="0.8389">
                <text:p>0.8389</text:p>
              </table:table-cell>
              <table:table-cell office:value-type="float" office:value="0.8504">
                <text:p>0.8504</text:p>
              </table:table-cell>
              <table:table-cell office:value-type="float" office:value="0.8538">
                <text:p>0.8538</text:p>
              </table:table-cell>
              <table:table-cell office:value-type="float" office:value="0.8591">
                <text:p>0.8591</text:p>
              </table:table-cell>
              <table:table-cell office:value-type="float" office:value="0.8553">
                <text:p>0.8553</text:p>
              </table:table-cell>
              <table:table-cell office:value-type="float" office:value="0.8589">
                <text:p>0.8589</text:p>
              </table:table-cell>
              <table:table-cell office:value-type="float" office:value="0.852">
                <text:p>0.852</text:p>
              </table:table-cell>
              <table:table-cell office:value-type="float" office:value="0.8551">
                <text:p>0.8551</text:p>
              </table:table-cell>
            </table:table-row>
            <table:table-row>
              <table:table-cell office:value-type="string">
                <text:p>RAMOboost</text:p>
                <draw:g>
                  <svg:desc>'increasing_num_cgmos_weight_triangle_1.8'.A39:'increasing_num_cgmos_weight_triangle_1.8'.A39</svg:desc>
                </draw:g>
              </table:table-cell>
              <table:table-cell office:value-type="float" office:value="0.807">
                <text:p>0.807</text:p>
                <draw:g>
                  <svg:desc>'increasing_num_cgmos_weight_triangle_1.8'.B39:'increasing_num_cgmos_weight_triangle_1.8'.L39</svg:desc>
                </draw:g>
              </table:table-cell>
              <table:table-cell office:value-type="float" office:value="0.8434">
                <text:p>0.8434</text:p>
              </table:table-cell>
              <table:table-cell office:value-type="float" office:value="0.8415">
                <text:p>0.8415</text:p>
              </table:table-cell>
              <table:table-cell office:value-type="float" office:value="0.8527">
                <text:p>0.8527</text:p>
              </table:table-cell>
              <table:table-cell office:value-type="float" office:value="0.854">
                <text:p>0.854</text:p>
              </table:table-cell>
              <table:table-cell office:value-type="float" office:value="0.8546">
                <text:p>0.8546</text:p>
              </table:table-cell>
              <table:table-cell office:value-type="float" office:value="0.8561">
                <text:p>0.8561</text:p>
              </table:table-cell>
              <table:table-cell office:value-type="float" office:value="0.8548">
                <text:p>0.8548</text:p>
              </table:table-cell>
              <table:table-cell office:value-type="float" office:value="0.8576">
                <text:p>0.8576</text:p>
              </table:table-cell>
              <table:table-cell office:value-type="float" office:value="0.8579">
                <text:p>0.8579</text:p>
              </table:table-cell>
              <table:table-cell office:value-type="float" office:value="0.8562">
                <text:p>0.8562</text:p>
              </table:table-cell>
            </table:table-row>
            <table:table-row>
              <table:table-cell office:value-type="string">
                <text:p>Cgmos</text:p>
                <draw:g>
                  <svg:desc>'increasing_num_cgmos_weight_triangle_1.8'.A40:'increasing_num_cgmos_weight_triangle_1.8'.A40</svg:desc>
                </draw:g>
              </table:table-cell>
              <table:table-cell office:value-type="float" office:value="0.807">
                <text:p>0.807</text:p>
                <draw:g>
                  <svg:desc>'increasing_num_cgmos_weight_triangle_1.8'.B40:'increasing_num_cgmos_weight_triangle_1.8'.L40</svg:desc>
                </draw:g>
              </table:table-cell>
              <table:table-cell office:value-type="float" office:value="0.8562">
                <text:p>0.8562</text:p>
              </table:table-cell>
              <table:table-cell office:value-type="float" office:value="0.8653">
                <text:p>0.8653</text:p>
              </table:table-cell>
              <table:table-cell office:value-type="float" office:value="0.8629">
                <text:p>0.8629</text:p>
              </table:table-cell>
              <table:table-cell office:value-type="float" office:value="0.8617">
                <text:p>0.8617</text:p>
              </table:table-cell>
              <table:table-cell office:value-type="float" office:value="0.8613">
                <text:p>0.8613</text:p>
              </table:table-cell>
              <table:table-cell office:value-type="float" office:value="0.8618">
                <text:p>0.8618</text:p>
              </table:table-cell>
              <table:table-cell office:value-type="float" office:value="0.8629">
                <text:p>0.8629</text:p>
              </table:table-cell>
              <table:table-cell office:value-type="float" office:value="0.8618">
                <text:p>0.8618</text:p>
              </table:table-cell>
              <table:table-cell office:value-type="float" office:value="0.8611">
                <text:p>0.8611</text:p>
              </table:table-cell>
              <table:table-cell office:value-type="float" office:value="0.8617">
                <text:p>0.8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Boost</text:p>
        </chart:title>
        <chart:legend chart:legend-position="end" svg:x="12.777cm" svg:y="2.707cm" style:legend-expansion="high" chart:style-name="ch3"/>
        <chart:plot-area chart:style-name="ch4" table:cell-range-address="'increasing_num_cgmos_weight_triangle_1.8'.A44:'increasing_num_cgmos_weight_triangle_1.8'.L50" chart:data-source-has-labels="column" svg:x="0.32cm" svg:y="1.301cm" svg:width="12.137cm" svg:height="7.519cm">
          <chartooo:coordinate-region svg:x="1.418cm" svg:y="1.5cm" svg:width="10.852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increasing_num_cgmos_weight_triangle_1.8'.B44:'increasing_num_cgmos_weight_triangle_1.8'.L44" chart:label-cell-address="'increasing_num_cgmos_weight_triangle_1.8'.A44:'increasing_num_cgmos_weight_triangle_1.8'.A44" chart:class="chart:line">
            <chart:data-point chart:repeated="11"/>
          </chart:series>
          <chart:series chart:style-name="ch8" chart:values-cell-range-address="'increasing_num_cgmos_weight_triangle_1.8'.B45:'increasing_num_cgmos_weight_triangle_1.8'.L45" chart:label-cell-address="'increasing_num_cgmos_weight_triangle_1.8'.A45:'increasing_num_cgmos_weight_triangle_1.8'.A45" chart:class="chart:line">
            <chart:data-point chart:repeated="11"/>
          </chart:series>
          <chart:series chart:style-name="ch9" chart:values-cell-range-address="'increasing_num_cgmos_weight_triangle_1.8'.B46:'increasing_num_cgmos_weight_triangle_1.8'.L46" chart:label-cell-address="'increasing_num_cgmos_weight_triangle_1.8'.A46:'increasing_num_cgmos_weight_triangle_1.8'.A46" chart:class="chart:line">
            <chart:data-point chart:repeated="11"/>
          </chart:series>
          <chart:series chart:style-name="ch10" chart:values-cell-range-address="'increasing_num_cgmos_weight_triangle_1.8'.B47:'increasing_num_cgmos_weight_triangle_1.8'.L47" chart:label-cell-address="'increasing_num_cgmos_weight_triangle_1.8'.A47:'increasing_num_cgmos_weight_triangle_1.8'.A47" chart:class="chart:line">
            <chart:data-point chart:repeated="11"/>
          </chart:series>
          <chart:series chart:style-name="ch11" chart:values-cell-range-address="'increasing_num_cgmos_weight_triangle_1.8'.B48:'increasing_num_cgmos_weight_triangle_1.8'.L48" chart:label-cell-address="'increasing_num_cgmos_weight_triangle_1.8'.A48:'increasing_num_cgmos_weight_triangle_1.8'.A48" chart:class="chart:line">
            <chart:data-point chart:repeated="11"/>
          </chart:series>
          <chart:series chart:style-name="ch12" chart:values-cell-range-address="'increasing_num_cgmos_weight_triangle_1.8'.B49:'increasing_num_cgmos_weight_triangle_1.8'.L49" chart:label-cell-address="'increasing_num_cgmos_weight_triangle_1.8'.A49:'increasing_num_cgmos_weight_triangle_1.8'.A49" chart:class="chart:line">
            <chart:data-point chart:repeated="11"/>
          </chart:series>
          <chart:series chart:style-name="ch13" chart:values-cell-range-address="'increasing_num_cgmos_weight_triangle_1.8'.B50:'increasing_num_cgmos_weight_triangle_1.8'.L50" chart:label-cell-address="'increasing_num_cgmos_weight_triangle_1.8'.A50:'increasing_num_cgmos_weight_triangle_1.8'.A50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'increasing_num_cgmos_weight_triangle_1.8'.A44:'increasing_num_cgmos_weight_triangle_1.8'.A44</svg:desc>
                </draw:g>
              </table:table-cell>
              <table:table-cell office:value-type="float" office:value="0.8683">
                <text:p>0.8683</text:p>
                <draw:g>
                  <svg:desc>'increasing_num_cgmos_weight_triangle_1.8'.B44:'increasing_num_cgmos_weight_triangle_1.8'.L44</svg:desc>
                </draw:g>
              </table:table-cell>
              <table:table-cell office:value-type="float" office:value="0.8663">
                <text:p>0.8663</text:p>
              </table:table-cell>
              <table:table-cell office:value-type="float" office:value="0.8655">
                <text:p>0.8655</text:p>
              </table:table-cell>
              <table:table-cell office:value-type="float" office:value="0.8681">
                <text:p>0.8681</text:p>
              </table:table-cell>
              <table:table-cell office:value-type="float" office:value="0.868">
                <text:p>0.868</text:p>
              </table:table-cell>
              <table:table-cell office:value-type="float" office:value="0.8675">
                <text:p>0.8675</text:p>
              </table:table-cell>
              <table:table-cell office:value-type="float" office:value="0.8683">
                <text:p>0.8683</text:p>
              </table:table-cell>
              <table:table-cell office:value-type="float" office:value="0.8685">
                <text:p>0.8685</text:p>
              </table:table-cell>
              <table:table-cell office:value-type="float" office:value="0.8675">
                <text:p>0.8675</text:p>
              </table:table-cell>
              <table:table-cell office:value-type="float" office:value="0.8689">
                <text:p>0.8689</text:p>
              </table:table-cell>
              <table:table-cell office:value-type="float" office:value="0.8689">
                <text:p>0.8689</text:p>
              </table:table-cell>
            </table:table-row>
            <table:table-row>
              <table:table-cell office:value-type="string">
                <text:p>Smote</text:p>
                <draw:g>
                  <svg:desc>'increasing_num_cgmos_weight_triangle_1.8'.A45:'increasing_num_cgmos_weight_triangle_1.8'.A45</svg:desc>
                </draw:g>
              </table:table-cell>
              <table:table-cell office:value-type="float" office:value="0.8683">
                <text:p>0.8683</text:p>
                <draw:g>
                  <svg:desc>'increasing_num_cgmos_weight_triangle_1.8'.B45:'increasing_num_cgmos_weight_triangle_1.8'.L45</svg:desc>
                </draw:g>
              </table:table-cell>
              <table:table-cell office:value-type="float" office:value="0.8696">
                <text:p>0.8696</text:p>
              </table:table-cell>
              <table:table-cell office:value-type="float" office:value="0.8674">
                <text:p>0.8674</text:p>
              </table:table-cell>
              <table:table-cell office:value-type="float" office:value="0.8699">
                <text:p>0.8699</text:p>
              </table:table-cell>
              <table:table-cell office:value-type="float" office:value="0.8681">
                <text:p>0.8681</text:p>
              </table:table-cell>
              <table:table-cell office:value-type="float" office:value="0.8669">
                <text:p>0.8669</text:p>
              </table:table-cell>
              <table:table-cell office:value-type="float" office:value="0.8669">
                <text:p>0.8669</text:p>
              </table:table-cell>
              <table:table-cell office:value-type="float" office:value="0.8654">
                <text:p>0.8654</text:p>
              </table:table-cell>
              <table:table-cell office:value-type="float" office:value="0.867">
                <text:p>0.867</text:p>
              </table:table-cell>
              <table:table-cell office:value-type="float" office:value="0.8666">
                <text:p>0.8666</text:p>
              </table:table-cell>
              <table:table-cell office:value-type="float" office:value="0.8676">
                <text:p>0.8676</text:p>
              </table:table-cell>
            </table:table-row>
            <table:table-row>
              <table:table-cell office:value-type="string">
                <text:p>Borderline</text:p>
                <draw:g>
                  <svg:desc>'increasing_num_cgmos_weight_triangle_1.8'.A46:'increasing_num_cgmos_weight_triangle_1.8'.A46</svg:desc>
                </draw:g>
              </table:table-cell>
              <table:table-cell office:value-type="float" office:value="0.8683">
                <text:p>0.8683</text:p>
                <draw:g>
                  <svg:desc>'increasing_num_cgmos_weight_triangle_1.8'.B46:'increasing_num_cgmos_weight_triangle_1.8'.L46</svg:desc>
                </draw:g>
              </table:table-cell>
              <table:table-cell office:value-type="float" office:value="0.8671">
                <text:p>0.8671</text:p>
              </table:table-cell>
              <table:table-cell office:value-type="float" office:value="0.8645">
                <text:p>0.8645</text:p>
              </table:table-cell>
              <table:table-cell office:value-type="float" office:value="0.8664">
                <text:p>0.8664</text:p>
              </table:table-cell>
              <table:table-cell office:value-type="float" office:value="0.8654">
                <text:p>0.8654</text:p>
              </table:table-cell>
              <table:table-cell office:value-type="float" office:value="0.8641">
                <text:p>0.8641</text:p>
              </table:table-cell>
              <table:table-cell office:value-type="float" office:value="0.8642">
                <text:p>0.8642</text:p>
              </table:table-cell>
              <table:table-cell office:value-type="float" office:value="0.8633">
                <text:p>0.8633</text:p>
              </table:table-cell>
              <table:table-cell office:value-type="float" office:value="0.8639">
                <text:p>0.8639</text:p>
              </table:table-cell>
              <table:table-cell office:value-type="float" office:value="0.8628">
                <text:p>0.8628</text:p>
              </table:table-cell>
              <table:table-cell office:value-type="float" office:value="0.8628">
                <text:p>0.8628</text:p>
              </table:table-cell>
            </table:table-row>
            <table:table-row>
              <table:table-cell office:value-type="string">
                <text:p>Mwmote</text:p>
                <draw:g>
                  <svg:desc>'increasing_num_cgmos_weight_triangle_1.8'.A47:'increasing_num_cgmos_weight_triangle_1.8'.A47</svg:desc>
                </draw:g>
              </table:table-cell>
              <table:table-cell office:value-type="float" office:value="0.8683">
                <text:p>0.8683</text:p>
                <draw:g>
                  <svg:desc>'increasing_num_cgmos_weight_triangle_1.8'.B47:'increasing_num_cgmos_weight_triangle_1.8'.L47</svg:desc>
                </draw:g>
              </table:table-cell>
              <table:table-cell office:value-type="float" office:value="0.8716">
                <text:p>0.8716</text:p>
              </table:table-cell>
              <table:table-cell office:value-type="float" office:value="0.8688">
                <text:p>0.8688</text:p>
              </table:table-cell>
              <table:table-cell office:value-type="float" office:value="0.869">
                <text:p>0.869</text:p>
              </table:table-cell>
              <table:table-cell office:value-type="float" office:value="0.868">
                <text:p>0.868</text:p>
              </table:table-cell>
              <table:table-cell office:value-type="float" office:value="0.8672">
                <text:p>0.8672</text:p>
              </table:table-cell>
              <table:table-cell office:value-type="float" office:value="0.8686">
                <text:p>0.8686</text:p>
              </table:table-cell>
              <table:table-cell office:value-type="float" office:value="0.8673">
                <text:p>0.8673</text:p>
              </table:table-cell>
              <table:table-cell office:value-type="float" office:value="0.8666">
                <text:p>0.8666</text:p>
              </table:table-cell>
              <table:table-cell office:value-type="float" office:value="0.8676">
                <text:p>0.8676</text:p>
              </table:table-cell>
              <table:table-cell office:value-type="float" office:value="0.8681">
                <text:p>0.8681</text:p>
              </table:table-cell>
            </table:table-row>
            <table:table-row>
              <table:table-cell office:value-type="string">
                <text:p>Adasyn</text:p>
                <draw:g>
                  <svg:desc>'increasing_num_cgmos_weight_triangle_1.8'.A48:'increasing_num_cgmos_weight_triangle_1.8'.A48</svg:desc>
                </draw:g>
              </table:table-cell>
              <table:table-cell office:value-type="float" office:value="0.8683">
                <text:p>0.8683</text:p>
                <draw:g>
                  <svg:desc>'increasing_num_cgmos_weight_triangle_1.8'.B48:'increasing_num_cgmos_weight_triangle_1.8'.L48</svg:desc>
                </draw:g>
              </table:table-cell>
              <table:table-cell office:value-type="float" office:value="0.8688">
                <text:p>0.8688</text:p>
              </table:table-cell>
              <table:table-cell office:value-type="float" office:value="0.8673">
                <text:p>0.8673</text:p>
              </table:table-cell>
              <table:table-cell office:value-type="float" office:value="0.8711">
                <text:p>0.8711</text:p>
              </table:table-cell>
              <table:table-cell office:value-type="float" office:value="0.8694">
                <text:p>0.8694</text:p>
              </table:table-cell>
              <table:table-cell office:value-type="float" office:value="0.8703">
                <text:p>0.8703</text:p>
              </table:table-cell>
              <table:table-cell office:value-type="float" office:value="0.8706">
                <text:p>0.8706</text:p>
              </table:table-cell>
              <table:table-cell office:value-type="float" office:value="0.8707">
                <text:p>0.8707</text:p>
              </table:table-cell>
              <table:table-cell office:value-type="float" office:value="0.8691">
                <text:p>0.8691</text:p>
              </table:table-cell>
              <table:table-cell office:value-type="float" office:value="0.8704">
                <text:p>0.8704</text:p>
              </table:table-cell>
              <table:table-cell office:value-type="float" office:value="0.8697">
                <text:p>0.8697</text:p>
              </table:table-cell>
            </table:table-row>
            <table:table-row>
              <table:table-cell office:value-type="string">
                <text:p>RAMOboost</text:p>
                <draw:g>
                  <svg:desc>'increasing_num_cgmos_weight_triangle_1.8'.A49:'increasing_num_cgmos_weight_triangle_1.8'.A49</svg:desc>
                </draw:g>
              </table:table-cell>
              <table:table-cell office:value-type="float" office:value="0.8683">
                <text:p>0.8683</text:p>
                <draw:g>
                  <svg:desc>'increasing_num_cgmos_weight_triangle_1.8'.B49:'increasing_num_cgmos_weight_triangle_1.8'.L49</svg:desc>
                </draw:g>
              </table:table-cell>
              <table:table-cell office:value-type="float" office:value="0.8701">
                <text:p>0.8701</text:p>
              </table:table-cell>
              <table:table-cell office:value-type="float" office:value="0.8651">
                <text:p>0.8651</text:p>
              </table:table-cell>
              <table:table-cell office:value-type="float" office:value="0.8705">
                <text:p>0.8705</text:p>
              </table:table-cell>
              <table:table-cell office:value-type="float" office:value="0.8705">
                <text:p>0.8705</text:p>
              </table:table-cell>
              <table:table-cell office:value-type="float" office:value="0.8709">
                <text:p>0.8709</text:p>
              </table:table-cell>
              <table:table-cell office:value-type="float" office:value="0.8711">
                <text:p>0.8711</text:p>
              </table:table-cell>
              <table:table-cell office:value-type="float" office:value="0.8711">
                <text:p>0.8711</text:p>
              </table:table-cell>
              <table:table-cell office:value-type="float" office:value="0.8715">
                <text:p>0.8715</text:p>
              </table:table-cell>
              <table:table-cell office:value-type="float" office:value="0.8715">
                <text:p>0.8715</text:p>
              </table:table-cell>
              <table:table-cell office:value-type="float" office:value="0.8705">
                <text:p>0.8705</text:p>
              </table:table-cell>
            </table:table-row>
            <table:table-row>
              <table:table-cell office:value-type="string">
                <text:p>Cgmos</text:p>
                <draw:g>
                  <svg:desc>'increasing_num_cgmos_weight_triangle_1.8'.A50:'increasing_num_cgmos_weight_triangle_1.8'.A50</svg:desc>
                </draw:g>
              </table:table-cell>
              <table:table-cell office:value-type="float" office:value="0.8683">
                <text:p>0.8683</text:p>
                <draw:g>
                  <svg:desc>'increasing_num_cgmos_weight_triangle_1.8'.B50:'increasing_num_cgmos_weight_triangle_1.8'.L50</svg:desc>
                </draw:g>
              </table:table-cell>
              <table:table-cell office:value-type="float" office:value="0.8709">
                <text:p>0.8709</text:p>
              </table:table-cell>
              <table:table-cell office:value-type="float" office:value="0.8713">
                <text:p>0.8713</text:p>
              </table:table-cell>
              <table:table-cell office:value-type="float" office:value="0.8712">
                <text:p>0.8712</text:p>
              </table:table-cell>
              <table:table-cell office:value-type="float" office:value="0.8721">
                <text:p>0.8721</text:p>
              </table:table-cell>
              <table:table-cell office:value-type="float" office:value="0.8688">
                <text:p>0.8688</text:p>
              </table:table-cell>
              <table:table-cell office:value-type="float" office:value="0.8703">
                <text:p>0.8703</text:p>
              </table:table-cell>
              <table:table-cell office:value-type="float" office:value="0.8712">
                <text:p>0.8712</text:p>
              </table:table-cell>
              <table:table-cell office:value-type="float" office:value="0.8684">
                <text:p>0.8684</text:p>
              </table:table-cell>
              <table:table-cell office:value-type="float" office:value="0.8706">
                <text:p>0.8706</text:p>
              </table:table-cell>
              <table:table-cell office:value-type="float" office:value="0.8706">
                <text:p>0.87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1.711cm" style:legend-expansion="high" chart:style-name="ch2"/>
        <chart:plot-area chart:style-name="ch3" table:cell-range-address="'NormalInterpolation(1-500)'.A16:'NormalInterpolation(1-500)'.K27" chart:data-source-has-labels="both" svg:x="0.77cm" svg:y="0.855cm" svg:width="12.69cm" svg:height="7.545cm">
          <chartooo:coordinate-region svg:x="1.868cm" svg:y="1.054cm" svg:width="11.498cm" svg:height="6.699cm"/>
          <chart:axis chart:dimension="x" chart:name="primary-x" chart:style-name="ch4" chartooo:axis-type="auto">
            <chartooo:date-scale/>
            <chart:categories table:cell-range-address="'NormalInterpolation(1-500)'.B16:'NormalInterpolation(1-500)'.K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rmalInterpolation(1-500)'.B17:'NormalInterpolation(1-500)'.K17" chart:label-cell-address="'NormalInterpolation(1-500)'.A17:'NormalInterpolation(1-500)'.A17" chart:class="chart:line">
            <chart:data-point chart:repeated="10"/>
          </chart:series>
          <chart:series chart:style-name="ch7" chart:values-cell-range-address="'NormalInterpolation(1-500)'.B18:'NormalInterpolation(1-500)'.K18" chart:label-cell-address="'NormalInterpolation(1-500)'.A18:'NormalInterpolation(1-500)'.A18" chart:class="chart:line">
            <chart:data-point chart:repeated="10"/>
          </chart:series>
          <chart:series chart:style-name="ch8" chart:values-cell-range-address="'NormalInterpolation(1-500)'.B19:'NormalInterpolation(1-500)'.K19" chart:label-cell-address="'NormalInterpolation(1-500)'.A19:'NormalInterpolation(1-500)'.A19" chart:class="chart:line">
            <chart:data-point chart:repeated="10"/>
          </chart:series>
          <chart:series chart:style-name="ch9" chart:values-cell-range-address="'NormalInterpolation(1-500)'.B20:'NormalInterpolation(1-500)'.K20" chart:label-cell-address="'NormalInterpolation(1-500)'.A20:'NormalInterpolation(1-500)'.A20" chart:class="chart:line">
            <chart:data-point chart:repeated="10"/>
          </chart:series>
          <chart:series chart:style-name="ch10" chart:values-cell-range-address="'NormalInterpolation(1-500)'.B21:'NormalInterpolation(1-500)'.K21" chart:label-cell-address="'NormalInterpolation(1-500)'.A21:'NormalInterpolation(1-500)'.A21" chart:class="chart:line">
            <chart:data-point chart:repeated="10"/>
          </chart:series>
          <chart:series chart:style-name="ch11" chart:values-cell-range-address="'NormalInterpolation(1-500)'.B22:'NormalInterpolation(1-500)'.K22" chart:label-cell-address="'NormalInterpolation(1-500)'.A22:'NormalInterpolation(1-500)'.A22" chart:class="chart:line">
            <chart:data-point chart:repeated="10"/>
          </chart:series>
          <chart:series chart:style-name="ch12" chart:values-cell-range-address="'NormalInterpolation(1-500)'.B23:'NormalInterpolation(1-500)'.K23" chart:label-cell-address="'NormalInterpolation(1-500)'.A23:'NormalInterpolation(1-500)'.A23" chart:class="chart:line">
            <chart:data-point chart:repeated="10"/>
          </chart:series>
          <chart:series chart:style-name="ch13" chart:values-cell-range-address="'NormalInterpolation(1-500)'.B24:'NormalInterpolation(1-500)'.K24" chart:label-cell-address="'NormalInterpolation(1-500)'.A24:'NormalInterpolation(1-500)'.A24" chart:class="chart:line">
            <chart:data-point chart:repeated="10"/>
          </chart:series>
          <chart:series chart:style-name="ch14" chart:values-cell-range-address="'NormalInterpolation(1-500)'.B25:'NormalInterpolation(1-500)'.K25" chart:label-cell-address="'NormalInterpolation(1-500)'.A25:'NormalInterpolation(1-500)'.A25" chart:class="chart:line">
            <chart:data-point chart:repeated="10"/>
          </chart:series>
          <chart:series chart:style-name="ch15" chart:values-cell-range-address="'NormalInterpolation(1-500)'.B26:'NormalInterpolation(1-500)'.K26" chart:label-cell-address="'NormalInterpolation(1-500)'.A26:'NormalInterpolation(1-500)'.A26" chart:class="chart:line">
            <chart:data-point chart:repeated="10"/>
          </chart:series>
          <chart:series chart:style-name="ch16" chart:values-cell-range-address="'NormalInterpolation(1-500)'.B27:'NormalInterpolation(1-500)'.K27" chart:label-cell-address="'NormalInterpolation(1-500)'.A27:'NormalInterpolation(1-500)'.A27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'NormalInterpolation(1-500)'.B16:'NormalInterpolation(1-500)'.K1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3.5">
                <text:p/>
              </table:table-cell>
              <table:table-cell office:value-type="float" office:value="4">
                <text:p/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NormalInterpolation(1-500)'.A17:'NormalInterpolation(1-500)'.A17</svg:desc>
                </draw:g>
              </table:table-cell>
              <table:table-cell office:value-type="float" office:value="0.8775">
                <text:p>0.8775</text:p>
                <draw:g>
                  <svg:desc>'NormalInterpolation(1-500)'.B17:'NormalInterpolation(1-500)'.K17</svg:desc>
                </draw:g>
              </table:table-cell>
              <table:table-cell office:value-type="float" office:value="0.8777">
                <text:p>0.8777</text:p>
              </table:table-cell>
              <table:table-cell office:value-type="float" office:value="0.8768">
                <text:p>0.8768</text:p>
              </table:table-cell>
              <table:table-cell office:value-type="float" office:value="0.8772">
                <text:p>0.8772</text:p>
              </table:table-cell>
              <table:table-cell office:value-type="float" office:value="0.8764">
                <text:p>0.8764</text:p>
              </table:table-cell>
              <table:table-cell office:value-type="float" office:value="0.8772">
                <text:p>0.8772</text:p>
              </table:table-cell>
              <table:table-cell office:value-type="float" office:value="0.8775">
                <text:p>0.8775</text:p>
              </table:table-cell>
              <table:table-cell office:value-type="float" office:value="0.8765">
                <text:p>0.8765</text:p>
              </table:table-cell>
              <table:table-cell office:value-type="float" office:value="0.877">
                <text:p>0.877</text:p>
              </table:table-cell>
              <table:table-cell office:value-type="float" office:value="0.8769">
                <text:p>0.8769</text:p>
              </table:table-cell>
            </table:table-row>
            <table:table-row>
              <table:table-cell office:value-type="string">
                <text:p>2</text:p>
                <draw:g>
                  <svg:desc>'NormalInterpolation(1-500)'.A18:'NormalInterpolation(1-500)'.A18</svg:desc>
                </draw:g>
              </table:table-cell>
              <table:table-cell office:value-type="float" office:value="0.8778">
                <text:p>0.8778</text:p>
                <draw:g>
                  <svg:desc>'NormalInterpolation(1-500)'.B18:'NormalInterpolation(1-500)'.K18</svg:desc>
                </draw:g>
              </table:table-cell>
              <table:table-cell office:value-type="float" office:value="0.8793">
                <text:p>0.8793</text:p>
              </table:table-cell>
              <table:table-cell office:value-type="float" office:value="0.8792">
                <text:p>0.8792</text:p>
              </table:table-cell>
              <table:table-cell office:value-type="float" office:value="0.8798">
                <text:p>0.8798</text:p>
              </table:table-cell>
              <table:table-cell office:value-type="float" office:value="0.8796">
                <text:p>0.8796</text:p>
              </table:table-cell>
              <table:table-cell office:value-type="float" office:value="0.8795">
                <text:p>0.8795</text:p>
              </table:table-cell>
              <table:table-cell office:value-type="float" office:value="0.8786">
                <text:p>0.8786</text:p>
              </table:table-cell>
              <table:table-cell office:value-type="float" office:value="0.8789">
                <text:p>0.8789</text:p>
              </table:table-cell>
              <table:table-cell office:value-type="float" office:value="0.879">
                <text:p>0.879</text:p>
              </table:table-cell>
              <table:table-cell office:value-type="float" office:value="0.8779">
                <text:p>0.8779</text:p>
              </table:table-cell>
            </table:table-row>
            <table:table-row>
              <table:table-cell office:value-type="string">
                <text:p>4</text:p>
                <draw:g>
                  <svg:desc>'NormalInterpolation(1-500)'.A19:'NormalInterpolation(1-500)'.A19</svg:desc>
                </draw:g>
              </table:table-cell>
              <table:table-cell office:value-type="float" office:value="0.878">
                <text:p>0.878</text:p>
                <draw:g>
                  <svg:desc>'NormalInterpolation(1-500)'.B19:'NormalInterpolation(1-500)'.K19</svg:desc>
                </draw:g>
              </table:table-cell>
              <table:table-cell office:value-type="float" office:value="0.8789">
                <text:p>0.8789</text:p>
              </table:table-cell>
              <table:table-cell office:value-type="float" office:value="0.8784">
                <text:p>0.8784</text:p>
              </table:table-cell>
              <table:table-cell office:value-type="float" office:value="0.8792">
                <text:p>0.8792</text:p>
              </table:table-cell>
              <table:table-cell office:value-type="float" office:value="0.8793">
                <text:p>0.8793</text:p>
              </table:table-cell>
              <table:table-cell office:value-type="float" office:value="0.8782">
                <text:p>0.8782</text:p>
              </table:table-cell>
              <table:table-cell office:value-type="float" office:value="0.8786">
                <text:p>0.8786</text:p>
              </table:table-cell>
              <table:table-cell office:value-type="float" office:value="0.8777">
                <text:p>0.8777</text:p>
              </table:table-cell>
              <table:table-cell office:value-type="float" office:value="0.8778">
                <text:p>0.8778</text:p>
              </table:table-cell>
              <table:table-cell office:value-type="float" office:value="0.8761">
                <text:p>0.8761</text:p>
              </table:table-cell>
            </table:table-row>
            <table:table-row>
              <table:table-cell office:value-type="string">
                <text:p>5</text:p>
                <draw:g>
                  <svg:desc>'NormalInterpolation(1-500)'.A20:'NormalInterpolation(1-500)'.A20</svg:desc>
                </draw:g>
              </table:table-cell>
              <table:table-cell office:value-type="float" office:value="0.8768">
                <text:p>0.8768</text:p>
                <draw:g>
                  <svg:desc>'NormalInterpolation(1-500)'.B20:'NormalInterpolation(1-500)'.K20</svg:desc>
                </draw:g>
              </table:table-cell>
              <table:table-cell office:value-type="float" office:value="0.8788">
                <text:p>0.8788</text:p>
              </table:table-cell>
              <table:table-cell office:value-type="float" office:value="0.8791">
                <text:p>0.8791</text:p>
              </table:table-cell>
              <table:table-cell office:value-type="float" office:value="0.8791">
                <text:p>0.8791</text:p>
              </table:table-cell>
              <table:table-cell office:value-type="float" office:value="0.8791">
                <text:p>0.8791</text:p>
              </table:table-cell>
              <table:table-cell office:value-type="float" office:value="0.8773">
                <text:p>0.8773</text:p>
              </table:table-cell>
              <table:table-cell office:value-type="float" office:value="0.8766">
                <text:p>0.8766</text:p>
              </table:table-cell>
              <table:table-cell office:value-type="float" office:value="0.8766">
                <text:p>0.8766</text:p>
              </table:table-cell>
              <table:table-cell office:value-type="float" office:value="0.877">
                <text:p>0.877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6</text:p>
                <draw:g>
                  <svg:desc>'NormalInterpolation(1-500)'.A21:'NormalInterpolation(1-500)'.A21</svg:desc>
                </draw:g>
              </table:table-cell>
              <table:table-cell office:value-type="float" office:value="0.877">
                <text:p>0.877</text:p>
                <draw:g>
                  <svg:desc>'NormalInterpolation(1-500)'.B21:'NormalInterpolation(1-500)'.K21</svg:desc>
                </draw:g>
              </table:table-cell>
              <table:table-cell office:value-type="float" office:value="0.8778">
                <text:p>0.8778</text:p>
              </table:table-cell>
              <table:table-cell office:value-type="float" office:value="0.8788">
                <text:p>0.8788</text:p>
              </table:table-cell>
              <table:table-cell office:value-type="float" office:value="0.8784">
                <text:p>0.8784</text:p>
              </table:table-cell>
              <table:table-cell office:value-type="float" office:value="0.8795">
                <text:p>0.8795</text:p>
              </table:table-cell>
              <table:table-cell office:value-type="float" office:value="0.8783">
                <text:p>0.8783</text:p>
              </table:table-cell>
              <table:table-cell office:value-type="float" office:value="0.8767">
                <text:p>0.8767</text:p>
              </table:table-cell>
              <table:table-cell office:value-type="float" office:value="0.8777">
                <text:p>0.8777</text:p>
              </table:table-cell>
              <table:table-cell office:value-type="float" office:value="0.8778">
                <text:p>0.8778</text:p>
              </table:table-cell>
              <table:table-cell office:value-type="float" office:value="0.8759">
                <text:p>0.8759</text:p>
              </table:table-cell>
            </table:table-row>
            <table:table-row>
              <table:table-cell office:value-type="string">
                <text:p>8</text:p>
                <draw:g>
                  <svg:desc>'NormalInterpolation(1-500)'.A22:'NormalInterpolation(1-500)'.A22</svg:desc>
                </draw:g>
              </table:table-cell>
              <table:table-cell office:value-type="float" office:value="0.8774">
                <text:p>0.8774</text:p>
                <draw:g>
                  <svg:desc>'NormalInterpolation(1-500)'.B22:'NormalInterpolation(1-500)'.K22</svg:desc>
                </draw:g>
              </table:table-cell>
              <table:table-cell office:value-type="float" office:value="0.8784">
                <text:p>0.8784</text:p>
              </table:table-cell>
              <table:table-cell office:value-type="float" office:value="0.8784">
                <text:p>0.8784</text:p>
              </table:table-cell>
              <table:table-cell office:value-type="float" office:value="0.8784">
                <text:p>0.8784</text:p>
              </table:table-cell>
              <table:table-cell office:value-type="float" office:value="0.8789">
                <text:p>0.8789</text:p>
              </table:table-cell>
              <table:table-cell office:value-type="float" office:value="0.878">
                <text:p>0.878</text:p>
              </table:table-cell>
              <table:table-cell office:value-type="float" office:value="0.8788">
                <text:p>0.8788</text:p>
              </table:table-cell>
              <table:table-cell office:value-type="float" office:value="0.8773">
                <text:p>0.8773</text:p>
              </table:table-cell>
              <table:table-cell office:value-type="float" office:value="0.8765">
                <text:p>0.8765</text:p>
              </table:table-cell>
              <table:table-cell office:value-type="float" office:value="0.8752">
                <text:p>0.8752</text:p>
              </table:table-cell>
            </table:table-row>
            <table:table-row>
              <table:table-cell office:value-type="string">
                <text:p>10</text:p>
                <draw:g>
                  <svg:desc>'NormalInterpolation(1-500)'.A23:'NormalInterpolation(1-500)'.A23</svg:desc>
                </draw:g>
              </table:table-cell>
              <table:table-cell office:value-type="float" office:value="0.8767">
                <text:p>0.8767</text:p>
                <draw:g>
                  <svg:desc>'NormalInterpolation(1-500)'.B23:'NormalInterpolation(1-500)'.K23</svg:desc>
                </draw:g>
              </table:table-cell>
              <table:table-cell office:value-type="float" office:value="0.8775">
                <text:p>0.8775</text:p>
              </table:table-cell>
              <table:table-cell office:value-type="float" office:value="0.879">
                <text:p>0.879</text:p>
              </table:table-cell>
              <table:table-cell office:value-type="float" office:value="0.8773">
                <text:p>0.8773</text:p>
              </table:table-cell>
              <table:table-cell office:value-type="float" office:value="0.8792">
                <text:p>0.8792</text:p>
              </table:table-cell>
              <table:table-cell office:value-type="float" office:value="0.8773">
                <text:p>0.8773</text:p>
              </table:table-cell>
              <table:table-cell office:value-type="float" office:value="0.8772">
                <text:p>0.8772</text:p>
              </table:table-cell>
              <table:table-cell office:value-type="float" office:value="0.877">
                <text:p>0.877</text:p>
              </table:table-cell>
              <table:table-cell office:value-type="float" office:value="0.8757">
                <text:p>0.8757</text:p>
              </table:table-cell>
              <table:table-cell office:value-type="float" office:value="0.8755">
                <text:p>0.8755</text:p>
              </table:table-cell>
            </table:table-row>
            <table:table-row>
              <table:table-cell office:value-type="string">
                <text:p>20</text:p>
                <draw:g>
                  <svg:desc>'NormalInterpolation(1-500)'.A24:'NormalInterpolation(1-500)'.A24</svg:desc>
                </draw:g>
              </table:table-cell>
              <table:table-cell office:value-type="float" office:value="0.8774">
                <text:p>0.8774</text:p>
                <draw:g>
                  <svg:desc>'NormalInterpolation(1-500)'.B24:'NormalInterpolation(1-500)'.K24</svg:desc>
                </draw:g>
              </table:table-cell>
              <table:table-cell office:value-type="float" office:value="0.8781">
                <text:p>0.8781</text:p>
              </table:table-cell>
              <table:table-cell office:value-type="float" office:value="0.8785">
                <text:p>0.8785</text:p>
              </table:table-cell>
              <table:table-cell office:value-type="float" office:value="0.8779">
                <text:p>0.8779</text:p>
              </table:table-cell>
              <table:table-cell office:value-type="float" office:value="0.8775">
                <text:p>0.8775</text:p>
              </table:table-cell>
              <table:table-cell office:value-type="float" office:value="0.8771">
                <text:p>0.8771</text:p>
              </table:table-cell>
              <table:table-cell office:value-type="float" office:value="0.8757">
                <text:p>0.8757</text:p>
              </table:table-cell>
              <table:table-cell office:value-type="float" office:value="0.8766">
                <text:p>0.8766</text:p>
              </table:table-cell>
              <table:table-cell office:value-type="float" office:value="0.8768">
                <text:p>0.876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0</text:p>
                <draw:g>
                  <svg:desc>'NormalInterpolation(1-500)'.A25:'NormalInterpolation(1-500)'.A25</svg:desc>
                </draw:g>
              </table:table-cell>
              <table:table-cell office:value-type="float" office:value="0.8777">
                <text:p>0.8777</text:p>
                <draw:g>
                  <svg:desc>'NormalInterpolation(1-500)'.B25:'NormalInterpolation(1-500)'.K25</svg:desc>
                </draw:g>
              </table:table-cell>
              <table:table-cell office:value-type="float" office:value="0.8782">
                <text:p>0.8782</text:p>
              </table:table-cell>
              <table:table-cell office:value-type="float" office:value="0.8785">
                <text:p>0.8785</text:p>
              </table:table-cell>
              <table:table-cell office:value-type="float" office:value="0.8785">
                <text:p>0.8785</text:p>
              </table:table-cell>
              <table:table-cell office:value-type="float" office:value="0.8787">
                <text:p>0.8787</text:p>
              </table:table-cell>
              <table:table-cell office:value-type="float" office:value="0.8773">
                <text:p>0.8773</text:p>
              </table:table-cell>
              <table:table-cell office:value-type="float" office:value="0.8768">
                <text:p>0.8768</text:p>
              </table:table-cell>
              <table:table-cell office:value-type="float" office:value="0.8767">
                <text:p>0.8767</text:p>
              </table:table-cell>
              <table:table-cell office:value-type="float" office:value="0.8772">
                <text:p>0.8772</text:p>
              </table:table-cell>
              <table:table-cell office:value-type="float" office:value="0.8755">
                <text:p>0.8755</text:p>
              </table:table-cell>
            </table:table-row>
            <table:table-row>
              <table:table-cell office:value-type="string">
                <text:p>100</text:p>
                <draw:g>
                  <svg:desc>'NormalInterpolation(1-500)'.A26:'NormalInterpolation(1-500)'.A26</svg:desc>
                </draw:g>
              </table:table-cell>
              <table:table-cell office:value-type="float" office:value="0.8783">
                <text:p>0.8783</text:p>
                <draw:g>
                  <svg:desc>'NormalInterpolation(1-500)'.B26:'NormalInterpolation(1-500)'.K26</svg:desc>
                </draw:g>
              </table:table-cell>
              <table:table-cell office:value-type="float" office:value="0.8785">
                <text:p>0.8785</text:p>
              </table:table-cell>
              <table:table-cell office:value-type="float" office:value="0.8788">
                <text:p>0.8788</text:p>
              </table:table-cell>
              <table:table-cell office:value-type="float" office:value="0.8784">
                <text:p>0.8784</text:p>
              </table:table-cell>
              <table:table-cell office:value-type="float" office:value="0.8773">
                <text:p>0.8773</text:p>
              </table:table-cell>
              <table:table-cell office:value-type="float" office:value="0.8768">
                <text:p>0.8768</text:p>
              </table:table-cell>
              <table:table-cell office:value-type="float" office:value="0.8768">
                <text:p>0.8768</text:p>
              </table:table-cell>
              <table:table-cell office:value-type="float" office:value="0.8764">
                <text:p>0.8764</text:p>
              </table:table-cell>
              <table:table-cell office:value-type="float" office:value="0.877">
                <text:p>0.877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500</text:p>
                <draw:g>
                  <svg:desc>'NormalInterpolation(1-500)'.A27:'NormalInterpolation(1-500)'.A27</svg:desc>
                </draw:g>
              </table:table-cell>
              <table:table-cell office:value-type="float" office:value="0.8778">
                <text:p>0.8778</text:p>
                <draw:g>
                  <svg:desc>'NormalInterpolation(1-500)'.B27:'NormalInterpolation(1-500)'.K27</svg:desc>
                </draw:g>
              </table:table-cell>
              <table:table-cell office:value-type="float" office:value="0.878">
                <text:p>0.878</text:p>
              </table:table-cell>
              <table:table-cell office:value-type="float" office:value="0.8784">
                <text:p>0.8784</text:p>
              </table:table-cell>
              <table:table-cell office:value-type="float" office:value="0.8784">
                <text:p>0.8784</text:p>
              </table:table-cell>
              <table:table-cell office:value-type="float" office:value="0.8782">
                <text:p>0.8782</text:p>
              </table:table-cell>
              <table:table-cell office:value-type="float" office:value="0.8774">
                <text:p>0.8774</text:p>
              </table:table-cell>
              <table:table-cell office:value-type="float" office:value="0.8777">
                <text:p>0.8777</text:p>
              </table:table-cell>
              <table:table-cell office:value-type="float" office:value="0.8769">
                <text:p>0.8769</text:p>
              </table:table-cell>
              <table:table-cell office:value-type="float" office:value="0.8776">
                <text:p>0.8776</text:p>
              </table:table-cell>
              <table:table-cell office:value-type="float" office:value="0.8755">
                <text:p>0.87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1.711cm" style:legend-expansion="high" chart:style-name="ch2"/>
        <chart:plot-area chart:style-name="ch3" table:cell-range-address="'NormalInterpolation(1-500)'.A30:'NormalInterpolation(1-500)'.K41" chart:data-source-has-labels="both" svg:x="0.77cm" svg:y="0.855cm" svg:width="12.69cm" svg:height="7.545cm">
          <chartooo:coordinate-region svg:x="1.868cm" svg:y="1.054cm" svg:width="11.498cm" svg:height="6.699cm"/>
          <chart:axis chart:dimension="x" chart:name="primary-x" chart:style-name="ch4" chartooo:axis-type="auto">
            <chartooo:date-scale/>
            <chart:categories table:cell-range-address="'NormalInterpolation(1-500)'.B30:'NormalInterpolation(1-500)'.K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rmalInterpolation(1-500)'.B31:'NormalInterpolation(1-500)'.K31" chart:label-cell-address="'NormalInterpolation(1-500)'.A31:'NormalInterpolation(1-500)'.A31" chart:class="chart:line">
            <chart:data-point chart:repeated="10"/>
          </chart:series>
          <chart:series chart:style-name="ch7" chart:values-cell-range-address="'NormalInterpolation(1-500)'.B32:'NormalInterpolation(1-500)'.K32" chart:label-cell-address="'NormalInterpolation(1-500)'.A32:'NormalInterpolation(1-500)'.A32" chart:class="chart:line">
            <chart:data-point chart:repeated="10"/>
          </chart:series>
          <chart:series chart:style-name="ch8" chart:values-cell-range-address="'NormalInterpolation(1-500)'.B33:'NormalInterpolation(1-500)'.K33" chart:label-cell-address="'NormalInterpolation(1-500)'.A33:'NormalInterpolation(1-500)'.A33" chart:class="chart:line">
            <chart:data-point chart:repeated="10"/>
          </chart:series>
          <chart:series chart:style-name="ch9" chart:values-cell-range-address="'NormalInterpolation(1-500)'.B34:'NormalInterpolation(1-500)'.K34" chart:label-cell-address="'NormalInterpolation(1-500)'.A34:'NormalInterpolation(1-500)'.A34" chart:class="chart:line">
            <chart:data-point chart:repeated="10"/>
          </chart:series>
          <chart:series chart:style-name="ch10" chart:values-cell-range-address="'NormalInterpolation(1-500)'.B35:'NormalInterpolation(1-500)'.K35" chart:label-cell-address="'NormalInterpolation(1-500)'.A35:'NormalInterpolation(1-500)'.A35" chart:class="chart:line">
            <chart:data-point chart:repeated="10"/>
          </chart:series>
          <chart:series chart:style-name="ch11" chart:values-cell-range-address="'NormalInterpolation(1-500)'.B36:'NormalInterpolation(1-500)'.K36" chart:label-cell-address="'NormalInterpolation(1-500)'.A36:'NormalInterpolation(1-500)'.A36" chart:class="chart:line">
            <chart:data-point chart:repeated="10"/>
          </chart:series>
          <chart:series chart:style-name="ch12" chart:values-cell-range-address="'NormalInterpolation(1-500)'.B37:'NormalInterpolation(1-500)'.K37" chart:label-cell-address="'NormalInterpolation(1-500)'.A37:'NormalInterpolation(1-500)'.A37" chart:class="chart:line">
            <chart:data-point chart:repeated="10"/>
          </chart:series>
          <chart:series chart:style-name="ch13" chart:values-cell-range-address="'NormalInterpolation(1-500)'.B38:'NormalInterpolation(1-500)'.K38" chart:label-cell-address="'NormalInterpolation(1-500)'.A38:'NormalInterpolation(1-500)'.A38" chart:class="chart:line">
            <chart:data-point chart:repeated="10"/>
          </chart:series>
          <chart:series chart:style-name="ch14" chart:values-cell-range-address="'NormalInterpolation(1-500)'.B39:'NormalInterpolation(1-500)'.K39" chart:label-cell-address="'NormalInterpolation(1-500)'.A39:'NormalInterpolation(1-500)'.A39" chart:class="chart:line">
            <chart:data-point chart:repeated="10"/>
          </chart:series>
          <chart:series chart:style-name="ch15" chart:values-cell-range-address="'NormalInterpolation(1-500)'.B40:'NormalInterpolation(1-500)'.K40" chart:label-cell-address="'NormalInterpolation(1-500)'.A40:'NormalInterpolation(1-500)'.A40" chart:class="chart:line">
            <chart:data-point chart:repeated="10"/>
          </chart:series>
          <chart:series chart:style-name="ch16" chart:values-cell-range-address="'NormalInterpolation(1-500)'.B41:'NormalInterpolation(1-500)'.K41" chart:label-cell-address="'NormalInterpolation(1-500)'.A41:'NormalInterpolation(1-500)'.A41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'NormalInterpolation(1-500)'.B30:'NormalInterpolation(1-500)'.K3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3.5">
                <text:p/>
              </table:table-cell>
              <table:table-cell office:value-type="float" office:value="4">
                <text:p/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NormalInterpolation(1-500)'.A31:'NormalInterpolation(1-500)'.A31</svg:desc>
                </draw:g>
              </table:table-cell>
              <table:table-cell office:value-type="float" office:value="0.8125">
                <text:p>0.8125</text:p>
                <draw:g>
                  <svg:desc>'NormalInterpolation(1-500)'.B31:'NormalInterpolation(1-500)'.K31</svg:desc>
                </draw:g>
              </table:table-cell>
              <table:table-cell office:value-type="float" office:value="0.8145">
                <text:p>0.8145</text:p>
              </table:table-cell>
              <table:table-cell office:value-type="float" office:value="0.8146">
                <text:p>0.8146</text:p>
              </table:table-cell>
              <table:table-cell office:value-type="float" office:value="0.8152">
                <text:p>0.8152</text:p>
              </table:table-cell>
              <table:table-cell office:value-type="float" office:value="0.8155">
                <text:p>0.8155</text:p>
              </table:table-cell>
              <table:table-cell office:value-type="float" office:value="0.8149">
                <text:p>0.8149</text:p>
              </table:table-cell>
              <table:table-cell office:value-type="float" office:value="0.8162">
                <text:p>0.8162</text:p>
              </table:table-cell>
              <table:table-cell office:value-type="float" office:value="0.8156">
                <text:p>0.8156</text:p>
              </table:table-cell>
              <table:table-cell office:value-type="float" office:value="0.8148">
                <text:p>0.8148</text:p>
              </table:table-cell>
              <table:table-cell office:value-type="float" office:value="0.8152">
                <text:p>0.8152</text:p>
              </table:table-cell>
            </table:table-row>
            <table:table-row>
              <table:table-cell office:value-type="string">
                <text:p>2</text:p>
                <draw:g>
                  <svg:desc>'NormalInterpolation(1-500)'.A32:'NormalInterpolation(1-500)'.A32</svg:desc>
                </draw:g>
              </table:table-cell>
              <table:table-cell office:value-type="float" office:value="0.8083">
                <text:p>0.8083</text:p>
                <draw:g>
                  <svg:desc>'NormalInterpolation(1-500)'.B32:'NormalInterpolation(1-500)'.K32</svg:desc>
                </draw:g>
              </table:table-cell>
              <table:table-cell office:value-type="float" office:value="0.8105">
                <text:p>0.8105</text:p>
              </table:table-cell>
              <table:table-cell office:value-type="float" office:value="0.8098">
                <text:p>0.8098</text:p>
              </table:table-cell>
              <table:table-cell office:value-type="float" office:value="0.808">
                <text:p>0.808</text:p>
              </table:table-cell>
              <table:table-cell office:value-type="float" office:value="0.8093">
                <text:p>0.8093</text:p>
              </table:table-cell>
              <table:table-cell office:value-type="float" office:value="0.8073">
                <text:p>0.8073</text:p>
              </table:table-cell>
              <table:table-cell office:value-type="float" office:value="0.8088">
                <text:p>0.8088</text:p>
              </table:table-cell>
              <table:table-cell office:value-type="float" office:value="0.809">
                <text:p>0.809</text:p>
              </table:table-cell>
              <table:table-cell office:value-type="float" office:value="0.8075">
                <text:p>0.8075</text:p>
              </table:table-cell>
              <table:table-cell office:value-type="float" office:value="0.8079">
                <text:p>0.8079</text:p>
              </table:table-cell>
            </table:table-row>
            <table:table-row>
              <table:table-cell office:value-type="string">
                <text:p>4</text:p>
                <draw:g>
                  <svg:desc>'NormalInterpolation(1-500)'.A33:'NormalInterpolation(1-500)'.A33</svg:desc>
                </draw:g>
              </table:table-cell>
              <table:table-cell office:value-type="float" office:value="0.8023">
                <text:p>0.8023</text:p>
                <draw:g>
                  <svg:desc>'NormalInterpolation(1-500)'.B33:'NormalInterpolation(1-500)'.K33</svg:desc>
                </draw:g>
              </table:table-cell>
              <table:table-cell office:value-type="float" office:value="0.7996">
                <text:p>0.7996</text:p>
              </table:table-cell>
              <table:table-cell office:value-type="float" office:value="0.8003">
                <text:p>0.8003</text:p>
              </table:table-cell>
              <table:table-cell office:value-type="float" office:value="0.7999">
                <text:p>0.7999</text:p>
              </table:table-cell>
              <table:table-cell office:value-type="float" office:value="0.8001">
                <text:p>0.8001</text:p>
              </table:table-cell>
              <table:table-cell office:value-type="float" office:value="0.7995">
                <text:p>0.7995</text:p>
              </table:table-cell>
              <table:table-cell office:value-type="float" office:value="0.7993">
                <text:p>0.7993</text:p>
              </table:table-cell>
              <table:table-cell office:value-type="float" office:value="0.799">
                <text:p>0.799</text:p>
              </table:table-cell>
              <table:table-cell office:value-type="float" office:value="0.7999">
                <text:p>0.7999</text:p>
              </table:table-cell>
              <table:table-cell office:value-type="float" office:value="0.8001">
                <text:p>0.8001</text:p>
              </table:table-cell>
            </table:table-row>
            <table:table-row>
              <table:table-cell office:value-type="string">
                <text:p>5</text:p>
                <draw:g>
                  <svg:desc>'NormalInterpolation(1-500)'.A34:'NormalInterpolation(1-500)'.A34</svg:desc>
                </draw:g>
              </table:table-cell>
              <table:table-cell office:value-type="float" office:value="0.8017">
                <text:p>0.8017</text:p>
                <draw:g>
                  <svg:desc>'NormalInterpolation(1-500)'.B34:'NormalInterpolation(1-500)'.K34</svg:desc>
                </draw:g>
              </table:table-cell>
              <table:table-cell office:value-type="float" office:value="0.7984">
                <text:p>0.7984</text:p>
              </table:table-cell>
              <table:table-cell office:value-type="float" office:value="0.7984">
                <text:p>0.7984</text:p>
              </table:table-cell>
              <table:table-cell office:value-type="float" office:value="0.7986">
                <text:p>0.7986</text:p>
              </table:table-cell>
              <table:table-cell office:value-type="float" office:value="0.7978">
                <text:p>0.7978</text:p>
              </table:table-cell>
              <table:table-cell office:value-type="float" office:value="0.7966">
                <text:p>0.7966</text:p>
              </table:table-cell>
              <table:table-cell office:value-type="float" office:value="0.7973">
                <text:p>0.7973</text:p>
              </table:table-cell>
              <table:table-cell office:value-type="float" office:value="0.7972">
                <text:p>0.7972</text:p>
              </table:table-cell>
              <table:table-cell office:value-type="float" office:value="0.7983">
                <text:p>0.7983</text:p>
              </table:table-cell>
              <table:table-cell office:value-type="float" office:value="0.7992">
                <text:p>0.7992</text:p>
              </table:table-cell>
            </table:table-row>
            <table:table-row>
              <table:table-cell office:value-type="string">
                <text:p>6</text:p>
                <draw:g>
                  <svg:desc>'NormalInterpolation(1-500)'.A35:'NormalInterpolation(1-500)'.A35</svg:desc>
                </draw:g>
              </table:table-cell>
              <table:table-cell office:value-type="float" office:value="0.8016">
                <text:p>0.8016</text:p>
                <draw:g>
                  <svg:desc>'NormalInterpolation(1-500)'.B35:'NormalInterpolation(1-500)'.K35</svg:desc>
                </draw:g>
              </table:table-cell>
              <table:table-cell office:value-type="float" office:value="0.7975">
                <text:p>0.7975</text:p>
              </table:table-cell>
              <table:table-cell office:value-type="float" office:value="0.7977">
                <text:p>0.7977</text:p>
              </table:table-cell>
              <table:table-cell office:value-type="float" office:value="0.7977">
                <text:p>0.7977</text:p>
              </table:table-cell>
              <table:table-cell office:value-type="float" office:value="0.7979">
                <text:p>0.7979</text:p>
              </table:table-cell>
              <table:table-cell office:value-type="float" office:value="0.7961">
                <text:p>0.7961</text:p>
              </table:table-cell>
              <table:table-cell office:value-type="float" office:value="0.796">
                <text:p>0.796</text:p>
              </table:table-cell>
              <table:table-cell office:value-type="float" office:value="0.796">
                <text:p>0.796</text:p>
              </table:table-cell>
              <table:table-cell office:value-type="float" office:value="0.7975">
                <text:p>0.7975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8</text:p>
                <draw:g>
                  <svg:desc>'NormalInterpolation(1-500)'.A36:'NormalInterpolation(1-500)'.A36</svg:desc>
                </draw:g>
              </table:table-cell>
              <table:table-cell office:value-type="float" office:value="0.8005">
                <text:p>0.8005</text:p>
                <draw:g>
                  <svg:desc>'NormalInterpolation(1-500)'.B36:'NormalInterpolation(1-500)'.K36</svg:desc>
                </draw:g>
              </table:table-cell>
              <table:table-cell office:value-type="float" office:value="0.798">
                <text:p>0.798</text:p>
              </table:table-cell>
              <table:table-cell office:value-type="float" office:value="0.7955">
                <text:p>0.7955</text:p>
              </table:table-cell>
              <table:table-cell office:value-type="float" office:value="0.7968">
                <text:p>0.7968</text:p>
              </table:table-cell>
              <table:table-cell office:value-type="float" office:value="0.796">
                <text:p>0.796</text:p>
              </table:table-cell>
              <table:table-cell office:value-type="float" office:value="0.7947">
                <text:p>0.7947</text:p>
              </table:table-cell>
              <table:table-cell office:value-type="float" office:value="0.7955">
                <text:p>0.7955</text:p>
              </table:table-cell>
              <table:table-cell office:value-type="float" office:value="0.7953">
                <text:p>0.7953</text:p>
              </table:table-cell>
              <table:table-cell office:value-type="float" office:value="0.7968">
                <text:p>0.7968</text:p>
              </table:table-cell>
              <table:table-cell office:value-type="float" office:value="0.7967">
                <text:p>0.7967</text:p>
              </table:table-cell>
            </table:table-row>
            <table:table-row>
              <table:table-cell office:value-type="string">
                <text:p>10</text:p>
                <draw:g>
                  <svg:desc>'NormalInterpolation(1-500)'.A37:'NormalInterpolation(1-500)'.A37</svg:desc>
                </draw:g>
              </table:table-cell>
              <table:table-cell office:value-type="float" office:value="0.801">
                <text:p>0.801</text:p>
                <draw:g>
                  <svg:desc>'NormalInterpolation(1-500)'.B37:'NormalInterpolation(1-500)'.K37</svg:desc>
                </draw:g>
              </table:table-cell>
              <table:table-cell office:value-type="float" office:value="0.797">
                <text:p>0.797</text:p>
              </table:table-cell>
              <table:table-cell office:value-type="float" office:value="0.7957">
                <text:p>0.7957</text:p>
              </table:table-cell>
              <table:table-cell office:value-type="float" office:value="0.7962">
                <text:p>0.7962</text:p>
              </table:table-cell>
              <table:table-cell office:value-type="float" office:value="0.7959">
                <text:p>0.7959</text:p>
              </table:table-cell>
              <table:table-cell office:value-type="float" office:value="0.7946">
                <text:p>0.7946</text:p>
              </table:table-cell>
              <table:table-cell office:value-type="float" office:value="0.7939">
                <text:p>0.7939</text:p>
              </table:table-cell>
              <table:table-cell office:value-type="float" office:value="0.7951">
                <text:p>0.7951</text:p>
              </table:table-cell>
              <table:table-cell office:value-type="float" office:value="0.7965">
                <text:p>0.796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0</text:p>
                <draw:g>
                  <svg:desc>'NormalInterpolation(1-500)'.A38:'NormalInterpolation(1-500)'.A38</svg:desc>
                </draw:g>
              </table:table-cell>
              <table:table-cell office:value-type="float" office:value="0.8007">
                <text:p>0.8007</text:p>
                <draw:g>
                  <svg:desc>'NormalInterpolation(1-500)'.B38:'NormalInterpolation(1-500)'.K38</svg:desc>
                </draw:g>
              </table:table-cell>
              <table:table-cell office:value-type="float" office:value="0.7962">
                <text:p>0.7962</text:p>
              </table:table-cell>
              <table:table-cell office:value-type="float" office:value="0.7953">
                <text:p>0.7953</text:p>
              </table:table-cell>
              <table:table-cell office:value-type="float" office:value="0.7951">
                <text:p>0.7951</text:p>
              </table:table-cell>
              <table:table-cell office:value-type="float" office:value="0.7953">
                <text:p>0.7953</text:p>
              </table:table-cell>
              <table:table-cell office:value-type="float" office:value="0.7936">
                <text:p>0.7936</text:p>
              </table:table-cell>
              <table:table-cell office:value-type="float" office:value="0.7939">
                <text:p>0.7939</text:p>
              </table:table-cell>
              <table:table-cell office:value-type="float" office:value="0.7943">
                <text:p>0.7943</text:p>
              </table:table-cell>
              <table:table-cell office:value-type="float" office:value="0.7952">
                <text:p>0.7952</text:p>
              </table:table-cell>
              <table:table-cell office:value-type="float" office:value="0.7952">
                <text:p>0.7952</text:p>
              </table:table-cell>
            </table:table-row>
            <table:table-row>
              <table:table-cell office:value-type="string">
                <text:p>50</text:p>
                <draw:g>
                  <svg:desc>'NormalInterpolation(1-500)'.A39:'NormalInterpolation(1-500)'.A39</svg:desc>
                </draw:g>
              </table:table-cell>
              <table:table-cell office:value-type="float" office:value="0.8002">
                <text:p>0.8002</text:p>
                <draw:g>
                  <svg:desc>'NormalInterpolation(1-500)'.B39:'NormalInterpolation(1-500)'.K39</svg:desc>
                </draw:g>
              </table:table-cell>
              <table:table-cell office:value-type="float" office:value="0.7968">
                <text:p>0.7968</text:p>
              </table:table-cell>
              <table:table-cell office:value-type="float" office:value="0.7946">
                <text:p>0.7946</text:p>
              </table:table-cell>
              <table:table-cell office:value-type="float" office:value="0.7954">
                <text:p>0.7954</text:p>
              </table:table-cell>
              <table:table-cell office:value-type="float" office:value="0.795">
                <text:p>0.795</text:p>
              </table:table-cell>
              <table:table-cell office:value-type="float" office:value="0.7931">
                <text:p>0.7931</text:p>
              </table:table-cell>
              <table:table-cell office:value-type="float" office:value="0.7947">
                <text:p>0.7947</text:p>
              </table:table-cell>
              <table:table-cell office:value-type="float" office:value="0.7943">
                <text:p>0.7943</text:p>
              </table:table-cell>
              <table:table-cell office:value-type="float" office:value="0.7954">
                <text:p>0.7954</text:p>
              </table:table-cell>
              <table:table-cell office:value-type="float" office:value="0.7949">
                <text:p>0.7949</text:p>
              </table:table-cell>
            </table:table-row>
            <table:table-row>
              <table:table-cell office:value-type="string">
                <text:p>100</text:p>
                <draw:g>
                  <svg:desc>'NormalInterpolation(1-500)'.A40:'NormalInterpolation(1-500)'.A40</svg:desc>
                </draw:g>
              </table:table-cell>
              <table:table-cell office:value-type="float" office:value="0.7999">
                <text:p>0.7999</text:p>
                <draw:g>
                  <svg:desc>'NormalInterpolation(1-500)'.B40:'NormalInterpolation(1-500)'.K40</svg:desc>
                </draw:g>
              </table:table-cell>
              <table:table-cell office:value-type="float" office:value="0.7961">
                <text:p>0.7961</text:p>
              </table:table-cell>
              <table:table-cell office:value-type="float" office:value="0.795">
                <text:p>0.795</text:p>
              </table:table-cell>
              <table:table-cell office:value-type="float" office:value="0.795">
                <text:p>0.795</text:p>
              </table:table-cell>
              <table:table-cell office:value-type="float" office:value="0.7956">
                <text:p>0.7956</text:p>
              </table:table-cell>
              <table:table-cell office:value-type="float" office:value="0.7932">
                <text:p>0.7932</text:p>
              </table:table-cell>
              <table:table-cell office:value-type="float" office:value="0.794">
                <text:p>0.794</text:p>
              </table:table-cell>
              <table:table-cell office:value-type="float" office:value="0.7942">
                <text:p>0.7942</text:p>
              </table:table-cell>
              <table:table-cell office:value-type="float" office:value="0.7953">
                <text:p>0.7953</text:p>
              </table:table-cell>
              <table:table-cell office:value-type="float" office:value="0.7953">
                <text:p>0.7953</text:p>
              </table:table-cell>
            </table:table-row>
            <table:table-row>
              <table:table-cell office:value-type="string">
                <text:p>500</text:p>
                <draw:g>
                  <svg:desc>'NormalInterpolation(1-500)'.A41:'NormalInterpolation(1-500)'.A41</svg:desc>
                </draw:g>
              </table:table-cell>
              <table:table-cell office:value-type="float" office:value="0.7993">
                <text:p>0.7993</text:p>
                <draw:g>
                  <svg:desc>'NormalInterpolation(1-500)'.B41:'NormalInterpolation(1-500)'.K41</svg:desc>
                </draw:g>
              </table:table-cell>
              <table:table-cell office:value-type="float" office:value="0.7951">
                <text:p>0.7951</text:p>
              </table:table-cell>
              <table:table-cell office:value-type="float" office:value="0.7946">
                <text:p>0.7946</text:p>
              </table:table-cell>
              <table:table-cell office:value-type="float" office:value="0.7954">
                <text:p>0.7954</text:p>
              </table:table-cell>
              <table:table-cell office:value-type="float" office:value="0.7955">
                <text:p>0.7955</text:p>
              </table:table-cell>
              <table:table-cell office:value-type="float" office:value="0.7939">
                <text:p>0.7939</text:p>
              </table:table-cell>
              <table:table-cell office:value-type="float" office:value="0.7943">
                <text:p>0.7943</text:p>
              </table:table-cell>
              <table:table-cell office:value-type="float" office:value="0.7942">
                <text:p>0.7942</text:p>
              </table:table-cell>
              <table:table-cell office:value-type="float" office:value="0.795">
                <text:p>0.795</text:p>
              </table:table-cell>
              <table:table-cell office:value-type="float" office:value="0.7957">
                <text:p>0.79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1.711cm" style:legend-expansion="high" chart:style-name="ch2"/>
        <chart:plot-area chart:style-name="ch3" table:cell-range-address="'NormalInterpolation(1-500)'.A2:'NormalInterpolation(1-500)'.K13" chart:data-source-has-labels="both" svg:x="0.77cm" svg:y="0.855cm" svg:width="12.69cm" svg:height="7.545cm">
          <chartooo:coordinate-region svg:x="1.868cm" svg:y="1.055cm" svg:width="11.498cm" svg:height="6.698cm"/>
          <chart:axis chart:dimension="x" chart:name="primary-x" chart:style-name="ch4" chartooo:axis-type="auto">
            <chartooo:date-scale/>
            <chart:categories table:cell-range-address="'NormalInterpolation(1-500)'.B2:'NormalInterpolation(1-500)'.K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rmalInterpolation(1-500)'.B3:'NormalInterpolation(1-500)'.K3" chart:label-cell-address="'NormalInterpolation(1-500)'.A3:'NormalInterpolation(1-500)'.A3" chart:class="chart:line">
            <chart:data-point chart:repeated="10"/>
          </chart:series>
          <chart:series chart:style-name="ch7" chart:values-cell-range-address="'NormalInterpolation(1-500)'.B4:'NormalInterpolation(1-500)'.K4" chart:label-cell-address="'NormalInterpolation(1-500)'.A4:'NormalInterpolation(1-500)'.A4" chart:class="chart:line">
            <chart:data-point chart:repeated="10"/>
          </chart:series>
          <chart:series chart:style-name="ch8" chart:values-cell-range-address="'NormalInterpolation(1-500)'.B5:'NormalInterpolation(1-500)'.K5" chart:label-cell-address="'NormalInterpolation(1-500)'.A5:'NormalInterpolation(1-500)'.A5" chart:class="chart:line">
            <chart:data-point chart:repeated="10"/>
          </chart:series>
          <chart:series chart:style-name="ch9" chart:values-cell-range-address="'NormalInterpolation(1-500)'.B6:'NormalInterpolation(1-500)'.K6" chart:label-cell-address="'NormalInterpolation(1-500)'.A6:'NormalInterpolation(1-500)'.A6" chart:class="chart:line">
            <chart:data-point chart:repeated="10"/>
          </chart:series>
          <chart:series chart:style-name="ch10" chart:values-cell-range-address="'NormalInterpolation(1-500)'.B7:'NormalInterpolation(1-500)'.K7" chart:label-cell-address="'NormalInterpolation(1-500)'.A7:'NormalInterpolation(1-500)'.A7" chart:class="chart:line">
            <chart:data-point chart:repeated="10"/>
          </chart:series>
          <chart:series chart:style-name="ch11" chart:values-cell-range-address="'NormalInterpolation(1-500)'.B8:'NormalInterpolation(1-500)'.K8" chart:label-cell-address="'NormalInterpolation(1-500)'.A8:'NormalInterpolation(1-500)'.A8" chart:class="chart:line">
            <chart:data-point chart:repeated="10"/>
          </chart:series>
          <chart:series chart:style-name="ch12" chart:values-cell-range-address="'NormalInterpolation(1-500)'.B9:'NormalInterpolation(1-500)'.K9" chart:label-cell-address="'NormalInterpolation(1-500)'.A9:'NormalInterpolation(1-500)'.A9" chart:class="chart:line">
            <chart:data-point chart:repeated="10"/>
          </chart:series>
          <chart:series chart:style-name="ch13" chart:values-cell-range-address="'NormalInterpolation(1-500)'.B10:'NormalInterpolation(1-500)'.K10" chart:label-cell-address="'NormalInterpolation(1-500)'.A10:'NormalInterpolation(1-500)'.A10" chart:class="chart:line">
            <chart:data-point chart:repeated="10"/>
          </chart:series>
          <chart:series chart:style-name="ch14" chart:values-cell-range-address="'NormalInterpolation(1-500)'.B11:'NormalInterpolation(1-500)'.K11" chart:label-cell-address="'NormalInterpolation(1-500)'.A11:'NormalInterpolation(1-500)'.A11" chart:class="chart:line">
            <chart:data-point chart:repeated="10"/>
          </chart:series>
          <chart:series chart:style-name="ch15" chart:values-cell-range-address="'NormalInterpolation(1-500)'.B12:'NormalInterpolation(1-500)'.K12" chart:label-cell-address="'NormalInterpolation(1-500)'.A12:'NormalInterpolation(1-500)'.A12" chart:class="chart:line">
            <chart:data-point chart:repeated="10"/>
          </chart:series>
          <chart:series chart:style-name="ch16" chart:values-cell-range-address="'NormalInterpolation(1-500)'.B13:'NormalInterpolation(1-500)'.K13" chart:label-cell-address="'NormalInterpolation(1-500)'.A13:'NormalInterpolation(1-500)'.A13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'NormalInterpolation(1-500)'.B2:'NormalInterpolation(1-500)'.K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3.5">
                <text:p/>
              </table:table-cell>
              <table:table-cell office:value-type="float" office:value="4">
                <text:p/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NormalInterpolation(1-500)'.A3:'NormalInterpolation(1-500)'.A3</svg:desc>
                </draw:g>
              </table:table-cell>
              <table:table-cell office:value-type="float" office:value="0.8324">
                <text:p>0.8324</text:p>
                <draw:g>
                  <svg:desc>'NormalInterpolation(1-500)'.B3:'NormalInterpolation(1-500)'.K3</svg:desc>
                </draw:g>
              </table:table-cell>
              <table:table-cell office:value-type="float" office:value="0.8308">
                <text:p>0.8308</text:p>
              </table:table-cell>
              <table:table-cell office:value-type="float" office:value="0.8312">
                <text:p>0.8312</text:p>
              </table:table-cell>
              <table:table-cell office:value-type="float" office:value="0.8303">
                <text:p>0.8303</text:p>
              </table:table-cell>
              <table:table-cell office:value-type="float" office:value="0.8307">
                <text:p>0.8307</text:p>
              </table:table-cell>
              <table:table-cell office:value-type="float" office:value="0.831">
                <text:p>0.831</text:p>
              </table:table-cell>
              <table:table-cell office:value-type="float" office:value="0.8313">
                <text:p>0.8313</text:p>
              </table:table-cell>
              <table:table-cell office:value-type="float" office:value="0.8308">
                <text:p>0.8308</text:p>
              </table:table-cell>
              <table:table-cell office:value-type="float" office:value="0.8303">
                <text:p>0.8303</text:p>
              </table:table-cell>
              <table:table-cell office:value-type="float" office:value="0.8302">
                <text:p>0.8302</text:p>
              </table:table-cell>
            </table:table-row>
            <table:table-row>
              <table:table-cell office:value-type="string">
                <text:p>2</text:p>
                <draw:g>
                  <svg:desc>'NormalInterpolation(1-500)'.A4:'NormalInterpolation(1-500)'.A4</svg:desc>
                </draw:g>
              </table:table-cell>
              <table:table-cell office:value-type="float" office:value="0.8331">
                <text:p>0.8331</text:p>
                <draw:g>
                  <svg:desc>'NormalInterpolation(1-500)'.B4:'NormalInterpolation(1-500)'.K4</svg:desc>
                </draw:g>
              </table:table-cell>
              <table:table-cell office:value-type="float" office:value="0.8329">
                <text:p>0.8329</text:p>
              </table:table-cell>
              <table:table-cell office:value-type="float" office:value="0.8316">
                <text:p>0.8316</text:p>
              </table:table-cell>
              <table:table-cell office:value-type="float" office:value="0.8318">
                <text:p>0.8318</text:p>
              </table:table-cell>
              <table:table-cell office:value-type="float" office:value="0.8316">
                <text:p>0.8316</text:p>
              </table:table-cell>
              <table:table-cell office:value-type="float" office:value="0.8316">
                <text:p>0.8316</text:p>
              </table:table-cell>
              <table:table-cell office:value-type="float" office:value="0.8323">
                <text:p>0.8323</text:p>
              </table:table-cell>
              <table:table-cell office:value-type="float" office:value="0.8317">
                <text:p>0.8317</text:p>
              </table:table-cell>
              <table:table-cell office:value-type="float" office:value="0.8316">
                <text:p>0.8316</text:p>
              </table:table-cell>
              <table:table-cell office:value-type="float" office:value="0.8317">
                <text:p>0.8317</text:p>
              </table:table-cell>
            </table:table-row>
            <table:table-row>
              <table:table-cell office:value-type="string">
                <text:p>4</text:p>
                <draw:g>
                  <svg:desc>'NormalInterpolation(1-500)'.A5:'NormalInterpolation(1-500)'.A5</svg:desc>
                </draw:g>
              </table:table-cell>
              <table:table-cell office:value-type="float" office:value="0.833">
                <text:p>0.833</text:p>
                <draw:g>
                  <svg:desc>'NormalInterpolation(1-500)'.B5:'NormalInterpolation(1-500)'.K5</svg:desc>
                </draw:g>
              </table:table-cell>
              <table:table-cell office:value-type="float" office:value="0.8325">
                <text:p>0.8325</text:p>
              </table:table-cell>
              <table:table-cell office:value-type="float" office:value="0.8308">
                <text:p>0.8308</text:p>
              </table:table-cell>
              <table:table-cell office:value-type="float" office:value="0.8316">
                <text:p>0.8316</text:p>
              </table:table-cell>
              <table:table-cell office:value-type="float" office:value="0.83">
                <text:p>0.83</text:p>
              </table:table-cell>
              <table:table-cell office:value-type="float" office:value="0.8304">
                <text:p>0.8304</text:p>
              </table:table-cell>
              <table:table-cell office:value-type="float" office:value="0.8318">
                <text:p>0.8318</text:p>
              </table:table-cell>
              <table:table-cell office:value-type="float" office:value="0.8317">
                <text:p>0.8317</text:p>
              </table:table-cell>
              <table:table-cell office:value-type="float" office:value="0.8312">
                <text:p>0.8312</text:p>
              </table:table-cell>
              <table:table-cell office:value-type="float" office:value="0.8307">
                <text:p>0.8307</text:p>
              </table:table-cell>
            </table:table-row>
            <table:table-row>
              <table:table-cell office:value-type="string">
                <text:p>5</text:p>
                <draw:g>
                  <svg:desc>'NormalInterpolation(1-500)'.A6:'NormalInterpolation(1-500)'.A6</svg:desc>
                </draw:g>
              </table:table-cell>
              <table:table-cell office:value-type="float" office:value="0.8326">
                <text:p>0.8326</text:p>
                <draw:g>
                  <svg:desc>'NormalInterpolation(1-500)'.B6:'NormalInterpolation(1-500)'.K6</svg:desc>
                </draw:g>
              </table:table-cell>
              <table:table-cell office:value-type="float" office:value="0.8316">
                <text:p>0.8316</text:p>
              </table:table-cell>
              <table:table-cell office:value-type="float" office:value="0.8303">
                <text:p>0.8303</text:p>
              </table:table-cell>
              <table:table-cell office:value-type="float" office:value="0.8309">
                <text:p>0.8309</text:p>
              </table:table-cell>
              <table:table-cell office:value-type="float" office:value="0.8299">
                <text:p>0.8299</text:p>
              </table:table-cell>
              <table:table-cell office:value-type="float" office:value="0.8296">
                <text:p>0.8296</text:p>
              </table:table-cell>
              <table:table-cell office:value-type="float" office:value="0.8313">
                <text:p>0.8313</text:p>
              </table:table-cell>
              <table:table-cell office:value-type="float" office:value="0.8308">
                <text:p>0.8308</text:p>
              </table:table-cell>
              <table:table-cell office:value-type="float" office:value="0.8315">
                <text:p>0.8315</text:p>
              </table:table-cell>
              <table:table-cell office:value-type="float" office:value="0.8303">
                <text:p>0.8303</text:p>
              </table:table-cell>
            </table:table-row>
            <table:table-row>
              <table:table-cell office:value-type="string">
                <text:p>6</text:p>
                <draw:g>
                  <svg:desc>'NormalInterpolation(1-500)'.A7:'NormalInterpolation(1-500)'.A7</svg:desc>
                </draw:g>
              </table:table-cell>
              <table:table-cell office:value-type="float" office:value="0.8316">
                <text:p>0.8316</text:p>
                <draw:g>
                  <svg:desc>'NormalInterpolation(1-500)'.B7:'NormalInterpolation(1-500)'.K7</svg:desc>
                </draw:g>
              </table:table-cell>
              <table:table-cell office:value-type="float" office:value="0.8326">
                <text:p>0.8326</text:p>
              </table:table-cell>
              <table:table-cell office:value-type="float" office:value="0.8309">
                <text:p>0.8309</text:p>
              </table:table-cell>
              <table:table-cell office:value-type="float" office:value="0.8307">
                <text:p>0.8307</text:p>
              </table:table-cell>
              <table:table-cell office:value-type="float" office:value="0.8297">
                <text:p>0.8297</text:p>
              </table:table-cell>
              <table:table-cell office:value-type="float" office:value="0.8305">
                <text:p>0.8305</text:p>
              </table:table-cell>
              <table:table-cell office:value-type="float" office:value="0.8307">
                <text:p>0.8307</text:p>
              </table:table-cell>
              <table:table-cell office:value-type="float" office:value="0.8308">
                <text:p>0.8308</text:p>
              </table:table-cell>
              <table:table-cell office:value-type="float" office:value="0.8314">
                <text:p>0.8314</text:p>
              </table:table-cell>
              <table:table-cell office:value-type="float" office:value="0.8299">
                <text:p>0.8299</text:p>
              </table:table-cell>
            </table:table-row>
            <table:table-row>
              <table:table-cell office:value-type="string">
                <text:p>8</text:p>
                <draw:g>
                  <svg:desc>'NormalInterpolation(1-500)'.A8:'NormalInterpolation(1-500)'.A8</svg:desc>
                </draw:g>
              </table:table-cell>
              <table:table-cell office:value-type="float" office:value="0.8327">
                <text:p>0.8327</text:p>
                <draw:g>
                  <svg:desc>'NormalInterpolation(1-500)'.B8:'NormalInterpolation(1-500)'.K8</svg:desc>
                </draw:g>
              </table:table-cell>
              <table:table-cell office:value-type="float" office:value="0.8322">
                <text:p>0.8322</text:p>
              </table:table-cell>
              <table:table-cell office:value-type="float" office:value="0.8301">
                <text:p>0.8301</text:p>
              </table:table-cell>
              <table:table-cell office:value-type="float" office:value="0.8306">
                <text:p>0.8306</text:p>
              </table:table-cell>
              <table:table-cell office:value-type="float" office:value="0.8291">
                <text:p>0.8291</text:p>
              </table:table-cell>
              <table:table-cell office:value-type="float" office:value="0.8298">
                <text:p>0.8298</text:p>
              </table:table-cell>
              <table:table-cell office:value-type="float" office:value="0.8307">
                <text:p>0.8307</text:p>
              </table:table-cell>
              <table:table-cell office:value-type="float" office:value="0.8304">
                <text:p>0.8304</text:p>
              </table:table-cell>
              <table:table-cell office:value-type="float" office:value="0.8305">
                <text:p>0.8305</text:p>
              </table:table-cell>
              <table:table-cell office:value-type="float" office:value="0.8297">
                <text:p>0.8297</text:p>
              </table:table-cell>
            </table:table-row>
            <table:table-row>
              <table:table-cell office:value-type="string">
                <text:p>10</text:p>
                <draw:g>
                  <svg:desc>'NormalInterpolation(1-500)'.A9:'NormalInterpolation(1-500)'.A9</svg:desc>
                </draw:g>
              </table:table-cell>
              <table:table-cell office:value-type="float" office:value="0.831">
                <text:p>0.831</text:p>
                <draw:g>
                  <svg:desc>'NormalInterpolation(1-500)'.B9:'NormalInterpolation(1-500)'.K9</svg:desc>
                </draw:g>
              </table:table-cell>
              <table:table-cell office:value-type="float" office:value="0.8326">
                <text:p>0.8326</text:p>
              </table:table-cell>
              <table:table-cell office:value-type="float" office:value="0.8303">
                <text:p>0.8303</text:p>
              </table:table-cell>
              <table:table-cell office:value-type="float" office:value="0.8304">
                <text:p>0.8304</text:p>
              </table:table-cell>
              <table:table-cell office:value-type="float" office:value="0.8287">
                <text:p>0.8287</text:p>
              </table:table-cell>
              <table:table-cell office:value-type="float" office:value="0.8293">
                <text:p>0.8293</text:p>
              </table:table-cell>
              <table:table-cell office:value-type="float" office:value="0.8305">
                <text:p>0.8305</text:p>
              </table:table-cell>
              <table:table-cell office:value-type="float" office:value="0.8305">
                <text:p>0.8305</text:p>
              </table:table-cell>
              <table:table-cell office:value-type="float" office:value="0.8306">
                <text:p>0.8306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20</text:p>
                <draw:g>
                  <svg:desc>'NormalInterpolation(1-500)'.A10:'NormalInterpolation(1-500)'.A10</svg:desc>
                </draw:g>
              </table:table-cell>
              <table:table-cell office:value-type="float" office:value="0.8308">
                <text:p>0.8308</text:p>
                <draw:g>
                  <svg:desc>'NormalInterpolation(1-500)'.B10:'NormalInterpolation(1-500)'.K10</svg:desc>
                </draw:g>
              </table:table-cell>
              <table:table-cell office:value-type="float" office:value="0.832">
                <text:p>0.832</text:p>
              </table:table-cell>
              <table:table-cell office:value-type="float" office:value="0.8307">
                <text:p>0.8307</text:p>
              </table:table-cell>
              <table:table-cell office:value-type="float" office:value="0.8301">
                <text:p>0.8301</text:p>
              </table:table-cell>
              <table:table-cell office:value-type="float" office:value="0.8289">
                <text:p>0.8289</text:p>
              </table:table-cell>
              <table:table-cell office:value-type="float" office:value="0.8292">
                <text:p>0.8292</text:p>
              </table:table-cell>
              <table:table-cell office:value-type="float" office:value="0.8305">
                <text:p>0.8305</text:p>
              </table:table-cell>
              <table:table-cell office:value-type="float" office:value="0.8297">
                <text:p>0.8297</text:p>
              </table:table-cell>
              <table:table-cell office:value-type="float" office:value="0.8296">
                <text:p>0.8296</text:p>
              </table:table-cell>
              <table:table-cell office:value-type="float" office:value="0.8303">
                <text:p>0.8303</text:p>
              </table:table-cell>
            </table:table-row>
            <table:table-row>
              <table:table-cell office:value-type="string">
                <text:p>50</text:p>
                <draw:g>
                  <svg:desc>'NormalInterpolation(1-500)'.A11:'NormalInterpolation(1-500)'.A11</svg:desc>
                </draw:g>
              </table:table-cell>
              <table:table-cell office:value-type="float" office:value="0.8316">
                <text:p>0.8316</text:p>
                <draw:g>
                  <svg:desc>'NormalInterpolation(1-500)'.B11:'NormalInterpolation(1-500)'.K11</svg:desc>
                </draw:g>
              </table:table-cell>
              <table:table-cell office:value-type="float" office:value="0.8322">
                <text:p>0.8322</text:p>
              </table:table-cell>
              <table:table-cell office:value-type="float" office:value="0.8305">
                <text:p>0.8305</text:p>
              </table:table-cell>
              <table:table-cell office:value-type="float" office:value="0.8304">
                <text:p>0.8304</text:p>
              </table:table-cell>
              <table:table-cell office:value-type="float" office:value="0.8284">
                <text:p>0.8284</text:p>
              </table:table-cell>
              <table:table-cell office:value-type="float" office:value="0.8288">
                <text:p>0.8288</text:p>
              </table:table-cell>
              <table:table-cell office:value-type="float" office:value="0.8302">
                <text:p>0.8302</text:p>
              </table:table-cell>
              <table:table-cell office:value-type="float" office:value="0.8299">
                <text:p>0.8299</text:p>
              </table:table-cell>
              <table:table-cell office:value-type="float" office:value="0.8297">
                <text:p>0.8297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100</text:p>
                <draw:g>
                  <svg:desc>'NormalInterpolation(1-500)'.A12:'NormalInterpolation(1-500)'.A12</svg:desc>
                </draw:g>
              </table:table-cell>
              <table:table-cell office:value-type="float" office:value="0.8301">
                <text:p>0.8301</text:p>
                <draw:g>
                  <svg:desc>'NormalInterpolation(1-500)'.B12:'NormalInterpolation(1-500)'.K12</svg:desc>
                </draw:g>
              </table:table-cell>
              <table:table-cell office:value-type="float" office:value="0.8327">
                <text:p>0.8327</text:p>
              </table:table-cell>
              <table:table-cell office:value-type="float" office:value="0.8305">
                <text:p>0.8305</text:p>
              </table:table-cell>
              <table:table-cell office:value-type="float" office:value="0.8299">
                <text:p>0.8299</text:p>
              </table:table-cell>
              <table:table-cell office:value-type="float" office:value="0.8282">
                <text:p>0.8282</text:p>
              </table:table-cell>
              <table:table-cell office:value-type="float" office:value="0.8296">
                <text:p>0.8296</text:p>
              </table:table-cell>
              <table:table-cell office:value-type="float" office:value="0.8304">
                <text:p>0.8304</text:p>
              </table:table-cell>
              <table:table-cell office:value-type="float" office:value="0.8304">
                <text:p>0.8304</text:p>
              </table:table-cell>
              <table:table-cell office:value-type="float" office:value="0.8306">
                <text:p>0.8306</text:p>
              </table:table-cell>
              <table:table-cell office:value-type="float" office:value="0.8296">
                <text:p>0.8296</text:p>
              </table:table-cell>
            </table:table-row>
            <table:table-row>
              <table:table-cell office:value-type="string">
                <text:p>500</text:p>
                <draw:g>
                  <svg:desc>'NormalInterpolation(1-500)'.A13:'NormalInterpolation(1-500)'.A13</svg:desc>
                </draw:g>
              </table:table-cell>
              <table:table-cell office:value-type="float" office:value="0.831">
                <text:p>0.831</text:p>
                <draw:g>
                  <svg:desc>'NormalInterpolation(1-500)'.B13:'NormalInterpolation(1-500)'.K13</svg:desc>
                </draw:g>
              </table:table-cell>
              <table:table-cell office:value-type="float" office:value="0.8321">
                <text:p>0.8321</text:p>
              </table:table-cell>
              <table:table-cell office:value-type="float" office:value="0.8303">
                <text:p>0.8303</text:p>
              </table:table-cell>
              <table:table-cell office:value-type="float" office:value="0.8301">
                <text:p>0.8301</text:p>
              </table:table-cell>
              <table:table-cell office:value-type="float" office:value="0.8288">
                <text:p>0.8288</text:p>
              </table:table-cell>
              <table:table-cell office:value-type="float" office:value="0.8295">
                <text:p>0.8295</text:p>
              </table:table-cell>
              <table:table-cell office:value-type="float" office:value="0.8307">
                <text:p>0.8307</text:p>
              </table:table-cell>
              <table:table-cell office:value-type="float" office:value="0.8303">
                <text:p>0.8303</text:p>
              </table:table-cell>
              <table:table-cell office:value-type="float" office:value="0.8303">
                <text:p>0.8303</text:p>
              </table:table-cell>
              <table:table-cell office:value-type="float" office:value="0.8307">
                <text:p>0.83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1.711cm" style:legend-expansion="high" chart:style-name="ch2"/>
        <chart:plot-area chart:style-name="ch3" table:cell-range-address="'NormalInterpolation(1-500)'.A44:'NormalInterpolation(1-500)'.K55" chart:data-source-has-labels="both" svg:x="0.77cm" svg:y="0.855cm" svg:width="12.69cm" svg:height="7.545cm">
          <chartooo:coordinate-region svg:x="1.868cm" svg:y="1.055cm" svg:width="11.498cm" svg:height="6.699cm"/>
          <chart:axis chart:dimension="x" chart:name="primary-x" chart:style-name="ch4" chartooo:axis-type="auto">
            <chartooo:date-scale/>
            <chart:categories table:cell-range-address="'NormalInterpolation(1-500)'.B44:'NormalInterpolation(1-500)'.K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rmalInterpolation(1-500)'.B45:'NormalInterpolation(1-500)'.K45" chart:label-cell-address="'NormalInterpolation(1-500)'.A45:'NormalInterpolation(1-500)'.A45" chart:class="chart:line">
            <chart:data-point chart:repeated="10"/>
          </chart:series>
          <chart:series chart:style-name="ch7" chart:values-cell-range-address="'NormalInterpolation(1-500)'.B46:'NormalInterpolation(1-500)'.K46" chart:label-cell-address="'NormalInterpolation(1-500)'.A46:'NormalInterpolation(1-500)'.A46" chart:class="chart:line">
            <chart:data-point chart:repeated="10"/>
          </chart:series>
          <chart:series chart:style-name="ch8" chart:values-cell-range-address="'NormalInterpolation(1-500)'.B47:'NormalInterpolation(1-500)'.K47" chart:label-cell-address="'NormalInterpolation(1-500)'.A47:'NormalInterpolation(1-500)'.A47" chart:class="chart:line">
            <chart:data-point chart:repeated="10"/>
          </chart:series>
          <chart:series chart:style-name="ch9" chart:values-cell-range-address="'NormalInterpolation(1-500)'.B48:'NormalInterpolation(1-500)'.K48" chart:label-cell-address="'NormalInterpolation(1-500)'.A48:'NormalInterpolation(1-500)'.A48" chart:class="chart:line">
            <chart:data-point chart:repeated="10"/>
          </chart:series>
          <chart:series chart:style-name="ch10" chart:values-cell-range-address="'NormalInterpolation(1-500)'.B49:'NormalInterpolation(1-500)'.K49" chart:label-cell-address="'NormalInterpolation(1-500)'.A49:'NormalInterpolation(1-500)'.A49" chart:class="chart:line">
            <chart:data-point chart:repeated="10"/>
          </chart:series>
          <chart:series chart:style-name="ch11" chart:values-cell-range-address="'NormalInterpolation(1-500)'.B50:'NormalInterpolation(1-500)'.K50" chart:label-cell-address="'NormalInterpolation(1-500)'.A50:'NormalInterpolation(1-500)'.A50" chart:class="chart:line">
            <chart:data-point chart:repeated="10"/>
          </chart:series>
          <chart:series chart:style-name="ch12" chart:values-cell-range-address="'NormalInterpolation(1-500)'.B51:'NormalInterpolation(1-500)'.K51" chart:label-cell-address="'NormalInterpolation(1-500)'.A51:'NormalInterpolation(1-500)'.A51" chart:class="chart:line">
            <chart:data-point chart:repeated="10"/>
          </chart:series>
          <chart:series chart:style-name="ch13" chart:values-cell-range-address="'NormalInterpolation(1-500)'.B52:'NormalInterpolation(1-500)'.K52" chart:label-cell-address="'NormalInterpolation(1-500)'.A52:'NormalInterpolation(1-500)'.A52" chart:class="chart:line">
            <chart:data-point chart:repeated="10"/>
          </chart:series>
          <chart:series chart:style-name="ch14" chart:values-cell-range-address="'NormalInterpolation(1-500)'.B53:'NormalInterpolation(1-500)'.K53" chart:label-cell-address="'NormalInterpolation(1-500)'.A53:'NormalInterpolation(1-500)'.A53" chart:class="chart:line">
            <chart:data-point chart:repeated="10"/>
          </chart:series>
          <chart:series chart:style-name="ch15" chart:values-cell-range-address="'NormalInterpolation(1-500)'.B54:'NormalInterpolation(1-500)'.K54" chart:label-cell-address="'NormalInterpolation(1-500)'.A54:'NormalInterpolation(1-500)'.A54" chart:class="chart:line">
            <chart:data-point chart:repeated="10"/>
          </chart:series>
          <chart:series chart:style-name="ch16" chart:values-cell-range-address="'NormalInterpolation(1-500)'.B55:'NormalInterpolation(1-500)'.K55" chart:label-cell-address="'NormalInterpolation(1-500)'.A55:'NormalInterpolation(1-500)'.A55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'NormalInterpolation(1-500)'.B44:'NormalInterpolation(1-500)'.K4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3.5">
                <text:p/>
              </table:table-cell>
              <table:table-cell office:value-type="float" office:value="4">
                <text:p/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NormalInterpolation(1-500)'.A45:'NormalInterpolation(1-500)'.A45</svg:desc>
                </draw:g>
              </table:table-cell>
              <table:table-cell office:value-type="float" office:value="0.8434">
                <text:p>0.8434</text:p>
                <draw:g>
                  <svg:desc>'NormalInterpolation(1-500)'.B45:'NormalInterpolation(1-500)'.K45</svg:desc>
                </draw:g>
              </table:table-cell>
              <table:table-cell office:value-type="float" office:value="0.8516">
                <text:p>0.8516</text:p>
              </table:table-cell>
              <table:table-cell office:value-type="float" office:value="0.8482">
                <text:p>0.8482</text:p>
              </table:table-cell>
              <table:table-cell office:value-type="float" office:value="0.8523">
                <text:p>0.8523</text:p>
              </table:table-cell>
              <table:table-cell office:value-type="float" office:value="0.8571">
                <text:p>0.8571</text:p>
              </table:table-cell>
              <table:table-cell office:value-type="float" office:value="0.8586">
                <text:p>0.8586</text:p>
              </table:table-cell>
              <table:table-cell office:value-type="float" office:value="0.8579">
                <text:p>0.8579</text:p>
              </table:table-cell>
              <table:table-cell office:value-type="float" office:value="0.8611">
                <text:p>0.8611</text:p>
              </table:table-cell>
              <table:table-cell office:value-type="float" office:value="0.8588">
                <text:p>0.8588</text:p>
              </table:table-cell>
              <table:table-cell office:value-type="float" office:value="0.8572">
                <text:p>0.8572</text:p>
              </table:table-cell>
            </table:table-row>
            <table:table-row>
              <table:table-cell office:value-type="string">
                <text:p>2</text:p>
                <draw:g>
                  <svg:desc>'NormalInterpolation(1-500)'.A46:'NormalInterpolation(1-500)'.A46</svg:desc>
                </draw:g>
              </table:table-cell>
              <table:table-cell office:value-type="float" office:value="0.8439">
                <text:p>0.8439</text:p>
                <draw:g>
                  <svg:desc>'NormalInterpolation(1-500)'.B46:'NormalInterpolation(1-500)'.K46</svg:desc>
                </draw:g>
              </table:table-cell>
              <table:table-cell office:value-type="float" office:value="0.8502">
                <text:p>0.8502</text:p>
              </table:table-cell>
              <table:table-cell office:value-type="float" office:value="0.8484">
                <text:p>0.8484</text:p>
              </table:table-cell>
              <table:table-cell office:value-type="float" office:value="0.8538">
                <text:p>0.8538</text:p>
              </table:table-cell>
              <table:table-cell office:value-type="float" office:value="0.858">
                <text:p>0.858</text:p>
              </table:table-cell>
              <table:table-cell office:value-type="float" office:value="0.8572">
                <text:p>0.8572</text:p>
              </table:table-cell>
              <table:table-cell office:value-type="float" office:value="0.8531">
                <text:p>0.8531</text:p>
              </table:table-cell>
              <table:table-cell office:value-type="float" office:value="0.8598">
                <text:p>0.8598</text:p>
              </table:table-cell>
              <table:table-cell office:value-type="float" office:value="0.8608">
                <text:p>0.8608</text:p>
              </table:table-cell>
              <table:table-cell office:value-type="float" office:value="0.8575">
                <text:p>0.8575</text:p>
              </table:table-cell>
            </table:table-row>
            <table:table-row>
              <table:table-cell office:value-type="string">
                <text:p>4</text:p>
                <draw:g>
                  <svg:desc>'NormalInterpolation(1-500)'.A47:'NormalInterpolation(1-500)'.A47</svg:desc>
                </draw:g>
              </table:table-cell>
              <table:table-cell office:value-type="float" office:value="0.8352">
                <text:p>0.8352</text:p>
                <draw:g>
                  <svg:desc>'NormalInterpolation(1-500)'.B47:'NormalInterpolation(1-500)'.K47</svg:desc>
                </draw:g>
              </table:table-cell>
              <table:table-cell office:value-type="float" office:value="0.8475">
                <text:p>0.8475</text:p>
              </table:table-cell>
              <table:table-cell office:value-type="float" office:value="0.8507">
                <text:p>0.8507</text:p>
              </table:table-cell>
              <table:table-cell office:value-type="float" office:value="0.8555">
                <text:p>0.8555</text:p>
              </table:table-cell>
              <table:table-cell office:value-type="float" office:value="0.8524">
                <text:p>0.8524</text:p>
              </table:table-cell>
              <table:table-cell office:value-type="float" office:value="0.8551">
                <text:p>0.8551</text:p>
              </table:table-cell>
              <table:table-cell office:value-type="float" office:value="0.8562">
                <text:p>0.8562</text:p>
              </table:table-cell>
              <table:table-cell office:value-type="float" office:value="0.8556">
                <text:p>0.8556</text:p>
              </table:table-cell>
              <table:table-cell office:value-type="float" office:value="0.853">
                <text:p>0.853</text:p>
              </table:table-cell>
              <table:table-cell office:value-type="float" office:value="0.8535">
                <text:p>0.8535</text:p>
              </table:table-cell>
            </table:table-row>
            <table:table-row>
              <table:table-cell office:value-type="string">
                <text:p>5</text:p>
                <draw:g>
                  <svg:desc>'NormalInterpolation(1-500)'.A48:'NormalInterpolation(1-500)'.A48</svg:desc>
                </draw:g>
              </table:table-cell>
              <table:table-cell office:value-type="float" office:value="0.8424">
                <text:p>0.8424</text:p>
                <draw:g>
                  <svg:desc>'NormalInterpolation(1-500)'.B48:'NormalInterpolation(1-500)'.K48</svg:desc>
                </draw:g>
              </table:table-cell>
              <table:table-cell office:value-type="float" office:value="0.8501">
                <text:p>0.8501</text:p>
              </table:table-cell>
              <table:table-cell office:value-type="float" office:value="0.8489">
                <text:p>0.8489</text:p>
              </table:table-cell>
              <table:table-cell office:value-type="float" office:value="0.8548">
                <text:p>0.8548</text:p>
              </table:table-cell>
              <table:table-cell office:value-type="float" office:value="0.8502">
                <text:p>0.8502</text:p>
              </table:table-cell>
              <table:table-cell office:value-type="float" office:value="0.8549">
                <text:p>0.8549</text:p>
              </table:table-cell>
              <table:table-cell office:value-type="float" office:value="0.8564">
                <text:p>0.8564</text:p>
              </table:table-cell>
              <table:table-cell office:value-type="float" office:value="0.8557">
                <text:p>0.8557</text:p>
              </table:table-cell>
              <table:table-cell office:value-type="float" office:value="0.8472">
                <text:p>0.8472</text:p>
              </table:table-cell>
              <table:table-cell office:value-type="float" office:value="0.8557">
                <text:p>0.8557</text:p>
              </table:table-cell>
            </table:table-row>
            <table:table-row>
              <table:table-cell office:value-type="string">
                <text:p>6</text:p>
                <draw:g>
                  <svg:desc>'NormalInterpolation(1-500)'.A49:'NormalInterpolation(1-500)'.A49</svg:desc>
                </draw:g>
              </table:table-cell>
              <table:table-cell office:value-type="float" office:value="0.844">
                <text:p>0.844</text:p>
                <draw:g>
                  <svg:desc>'NormalInterpolation(1-500)'.B49:'NormalInterpolation(1-500)'.K49</svg:desc>
                </draw:g>
              </table:table-cell>
              <table:table-cell office:value-type="float" office:value="0.8469">
                <text:p>0.8469</text:p>
              </table:table-cell>
              <table:table-cell office:value-type="float" office:value="0.8493">
                <text:p>0.8493</text:p>
              </table:table-cell>
              <table:table-cell office:value-type="float" office:value="0.8553">
                <text:p>0.8553</text:p>
              </table:table-cell>
              <table:table-cell office:value-type="float" office:value="0.8518">
                <text:p>0.8518</text:p>
              </table:table-cell>
              <table:table-cell office:value-type="float" office:value="0.8536">
                <text:p>0.8536</text:p>
              </table:table-cell>
              <table:table-cell office:value-type="float" office:value="0.8554">
                <text:p>0.8554</text:p>
              </table:table-cell>
              <table:table-cell office:value-type="float" office:value="0.856">
                <text:p>0.856</text:p>
              </table:table-cell>
              <table:table-cell office:value-type="float" office:value="0.8538">
                <text:p>0.8538</text:p>
              </table:table-cell>
              <table:table-cell office:value-type="float" office:value="0.8547">
                <text:p>0.8547</text:p>
              </table:table-cell>
            </table:table-row>
            <table:table-row>
              <table:table-cell office:value-type="string">
                <text:p>8</text:p>
                <draw:g>
                  <svg:desc>'NormalInterpolation(1-500)'.A50:'NormalInterpolation(1-500)'.A50</svg:desc>
                </draw:g>
              </table:table-cell>
              <table:table-cell office:value-type="float" office:value="0.8422">
                <text:p>0.8422</text:p>
                <draw:g>
                  <svg:desc>'NormalInterpolation(1-500)'.B50:'NormalInterpolation(1-500)'.K50</svg:desc>
                </draw:g>
              </table:table-cell>
              <table:table-cell office:value-type="float" office:value="0.8464">
                <text:p>0.8464</text:p>
              </table:table-cell>
              <table:table-cell office:value-type="float" office:value="0.8497">
                <text:p>0.8497</text:p>
              </table:table-cell>
              <table:table-cell office:value-type="float" office:value="0.8525">
                <text:p>0.8525</text:p>
              </table:table-cell>
              <table:table-cell office:value-type="float" office:value="0.8506">
                <text:p>0.8506</text:p>
              </table:table-cell>
              <table:table-cell office:value-type="float" office:value="0.8558">
                <text:p>0.8558</text:p>
              </table:table-cell>
              <table:table-cell office:value-type="float" office:value="0.8567">
                <text:p>0.8567</text:p>
              </table:table-cell>
              <table:table-cell office:value-type="float" office:value="0.8518">
                <text:p>0.8518</text:p>
              </table:table-cell>
              <table:table-cell office:value-type="float" office:value="0.8528">
                <text:p>0.8528</text:p>
              </table:table-cell>
              <table:table-cell office:value-type="float" office:value="0.8552">
                <text:p>0.8552</text:p>
              </table:table-cell>
            </table:table-row>
            <table:table-row>
              <table:table-cell office:value-type="string">
                <text:p>10</text:p>
                <draw:g>
                  <svg:desc>'NormalInterpolation(1-500)'.A51:'NormalInterpolation(1-500)'.A51</svg:desc>
                </draw:g>
              </table:table-cell>
              <table:table-cell office:value-type="float" office:value="0.8377">
                <text:p>0.8377</text:p>
                <draw:g>
                  <svg:desc>'NormalInterpolation(1-500)'.B51:'NormalInterpolation(1-500)'.K51</svg:desc>
                </draw:g>
              </table:table-cell>
              <table:table-cell office:value-type="float" office:value="0.8485">
                <text:p>0.8485</text:p>
              </table:table-cell>
              <table:table-cell office:value-type="float" office:value="0.849">
                <text:p>0.849</text:p>
              </table:table-cell>
              <table:table-cell office:value-type="float" office:value="0.8519">
                <text:p>0.8519</text:p>
              </table:table-cell>
              <table:table-cell office:value-type="float" office:value="0.8529">
                <text:p>0.8529</text:p>
              </table:table-cell>
              <table:table-cell office:value-type="float" office:value="0.8548">
                <text:p>0.8548</text:p>
              </table:table-cell>
              <table:table-cell office:value-type="float" office:value="0.8529">
                <text:p>0.8529</text:p>
              </table:table-cell>
              <table:table-cell office:value-type="float" office:value="0.8534">
                <text:p>0.8534</text:p>
              </table:table-cell>
              <table:table-cell office:value-type="float" office:value="0.8522">
                <text:p>0.8522</text:p>
              </table:table-cell>
              <table:table-cell office:value-type="float" office:value="0.8572">
                <text:p>0.8572</text:p>
              </table:table-cell>
            </table:table-row>
            <table:table-row>
              <table:table-cell office:value-type="string">
                <text:p>20</text:p>
                <draw:g>
                  <svg:desc>'NormalInterpolation(1-500)'.A52:'NormalInterpolation(1-500)'.A52</svg:desc>
                </draw:g>
              </table:table-cell>
              <table:table-cell office:value-type="float" office:value="0.8402">
                <text:p>0.8402</text:p>
                <draw:g>
                  <svg:desc>'NormalInterpolation(1-500)'.B52:'NormalInterpolation(1-500)'.K52</svg:desc>
                </draw:g>
              </table:table-cell>
              <table:table-cell office:value-type="float" office:value="0.8474">
                <text:p>0.8474</text:p>
              </table:table-cell>
              <table:table-cell office:value-type="float" office:value="0.8488">
                <text:p>0.8488</text:p>
              </table:table-cell>
              <table:table-cell office:value-type="float" office:value="0.8564">
                <text:p>0.8564</text:p>
              </table:table-cell>
              <table:table-cell office:value-type="float" office:value="0.8545">
                <text:p>0.8545</text:p>
              </table:table-cell>
              <table:table-cell office:value-type="float" office:value="0.8546">
                <text:p>0.8546</text:p>
              </table:table-cell>
              <table:table-cell office:value-type="float" office:value="0.8549">
                <text:p>0.8549</text:p>
              </table:table-cell>
              <table:table-cell office:value-type="float" office:value="0.8527">
                <text:p>0.8527</text:p>
              </table:table-cell>
              <table:table-cell office:value-type="float" office:value="0.8536">
                <text:p>0.8536</text:p>
              </table:table-cell>
              <table:table-cell office:value-type="float" office:value="0.8526">
                <text:p>0.8526</text:p>
              </table:table-cell>
            </table:table-row>
            <table:table-row>
              <table:table-cell office:value-type="string">
                <text:p>50</text:p>
                <draw:g>
                  <svg:desc>'NormalInterpolation(1-500)'.A53:'NormalInterpolation(1-500)'.A53</svg:desc>
                </draw:g>
              </table:table-cell>
              <table:table-cell office:value-type="float" office:value="0.8378">
                <text:p>0.8378</text:p>
                <draw:g>
                  <svg:desc>'NormalInterpolation(1-500)'.B53:'NormalInterpolation(1-500)'.K53</svg:desc>
                </draw:g>
              </table:table-cell>
              <table:table-cell office:value-type="float" office:value="0.8496">
                <text:p>0.8496</text:p>
              </table:table-cell>
              <table:table-cell office:value-type="float" office:value="0.8485">
                <text:p>0.8485</text:p>
              </table:table-cell>
              <table:table-cell office:value-type="float" office:value="0.8519">
                <text:p>0.8519</text:p>
              </table:table-cell>
              <table:table-cell office:value-type="float" office:value="0.8532">
                <text:p>0.8532</text:p>
              </table:table-cell>
              <table:table-cell office:value-type="float" office:value="0.8535">
                <text:p>0.8535</text:p>
              </table:table-cell>
              <table:table-cell office:value-type="float" office:value="0.8559">
                <text:p>0.8559</text:p>
              </table:table-cell>
              <table:table-cell office:value-type="float" office:value="0.8532">
                <text:p>0.8532</text:p>
              </table:table-cell>
              <table:table-cell office:value-type="float" office:value="0.8544">
                <text:p>0.8544</text:p>
              </table:table-cell>
              <table:table-cell office:value-type="float" office:value="0.8543">
                <text:p>0.8543</text:p>
              </table:table-cell>
            </table:table-row>
            <table:table-row>
              <table:table-cell office:value-type="string">
                <text:p>100</text:p>
                <draw:g>
                  <svg:desc>'NormalInterpolation(1-500)'.A54:'NormalInterpolation(1-500)'.A54</svg:desc>
                </draw:g>
              </table:table-cell>
              <table:table-cell office:value-type="float" office:value="0.8386">
                <text:p>0.8386</text:p>
                <draw:g>
                  <svg:desc>'NormalInterpolation(1-500)'.B54:'NormalInterpolation(1-500)'.K54</svg:desc>
                </draw:g>
              </table:table-cell>
              <table:table-cell office:value-type="float" office:value="0.8474">
                <text:p>0.8474</text:p>
              </table:table-cell>
              <table:table-cell office:value-type="float" office:value="0.8517">
                <text:p>0.8517</text:p>
              </table:table-cell>
              <table:table-cell office:value-type="float" office:value="0.8533">
                <text:p>0.8533</text:p>
              </table:table-cell>
              <table:table-cell office:value-type="float" office:value="0.8543">
                <text:p>0.8543</text:p>
              </table:table-cell>
              <table:table-cell office:value-type="float" office:value="0.853">
                <text:p>0.853</text:p>
              </table:table-cell>
              <table:table-cell office:value-type="float" office:value="0.8533">
                <text:p>0.8533</text:p>
              </table:table-cell>
              <table:table-cell office:value-type="float" office:value="0.8524">
                <text:p>0.8524</text:p>
              </table:table-cell>
              <table:table-cell office:value-type="float" office:value="0.8513">
                <text:p>0.8513</text:p>
              </table:table-cell>
              <table:table-cell office:value-type="float" office:value="0.8539">
                <text:p>0.8539</text:p>
              </table:table-cell>
            </table:table-row>
            <table:table-row>
              <table:table-cell office:value-type="string">
                <text:p>500</text:p>
                <draw:g>
                  <svg:desc>'NormalInterpolation(1-500)'.A55:'NormalInterpolation(1-500)'.A55</svg:desc>
                </draw:g>
              </table:table-cell>
              <table:table-cell office:value-type="float" office:value="0.8393">
                <text:p>0.8393</text:p>
                <draw:g>
                  <svg:desc>'NormalInterpolation(1-500)'.B55:'NormalInterpolation(1-500)'.K55</svg:desc>
                </draw:g>
              </table:table-cell>
              <table:table-cell office:value-type="float" office:value="0.8454">
                <text:p>0.8454</text:p>
              </table:table-cell>
              <table:table-cell office:value-type="float" office:value="0.8512">
                <text:p>0.8512</text:p>
              </table:table-cell>
              <table:table-cell office:value-type="float" office:value="0.8515">
                <text:p>0.8515</text:p>
              </table:table-cell>
              <table:table-cell office:value-type="float" office:value="0.8528">
                <text:p>0.8528</text:p>
              </table:table-cell>
              <table:table-cell office:value-type="float" office:value="0.8542">
                <text:p>0.8542</text:p>
              </table:table-cell>
              <table:table-cell office:value-type="float" office:value="0.8521">
                <text:p>0.8521</text:p>
              </table:table-cell>
              <table:table-cell office:value-type="float" office:value="0.8529">
                <text:p>0.8529</text:p>
              </table:table-cell>
              <table:table-cell office:value-type="float" office:value="0.8515">
                <text:p>0.8515</text:p>
              </table:table-cell>
              <table:table-cell office:value-type="float" office:value="0.8543">
                <text:p>0.85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